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667D0165F7F6D00A.png" manifest:media-type="image/png"/>
  <manifest:file-entry manifest:full-path="Pictures/100000000000005E0000005E2AE0DE6D99012D70.png" manifest:media-type="image/png"/>
  <manifest:file-entry manifest:full-path="Pictures/1000000000000462000000589ACB62EABBDEC345.png" manifest:media-type="image/png"/>
  <manifest:file-entry manifest:full-path="Pictures/10000000000000080000000884D992FE4BA6D708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2.288cm" style:rel-column-width="16383*"/>
    </style:style>
    <style:style style:name="Tableau1.D" style:family="table-column">
      <style:table-column-properties style:column-width="2.288cm" style:rel-column-width="16386*"/>
    </style:style>
    <style:style style:name="Tableau1.A1" style:family="table-cell">
      <style:table-cell-properties fo:padding="0.101cm" fo:border-left="0.5pt solid #000000" fo:border-right="none" fo:border-top="0.5pt solid #000000" fo:border-bottom="none"/>
    </style:style>
    <style:style style:name="Tableau1.D1" style:family="table-cell">
      <style:table-cell-properties fo:padding="0.101cm" fo:border-left="0.5pt solid #000000" fo:border-right="0.5pt solid #000000" fo:border-top="0.5pt solid #000000" fo:border-bottom="none"/>
    </style:style>
    <style:style style:name="Tableau1.A2" style:family="table-cell">
      <style:table-cell-properties style:vertical-align="bottom" fo:padding="0.101cm" fo:border-left="0.5pt solid #000000" fo:border-right="none" fo:border-top="none" fo:border-bottom="0.5pt solid #000000"/>
    </style:style>
    <style:style style:name="Tableau1.C2" style:family="table-cell">
      <style:table-cell-properties fo:padding="0.101cm" fo:border-left="0.5pt solid #000000" fo:border-right="none" fo:border-top="none" fo:border-bottom="0.5pt solid #000000"/>
    </style:style>
    <style:style style:name="Tableau1.D2" style:family="table-cell">
      <style:table-cell-properties fo:padding="0.101cm" fo:border-left="0.5pt solid #000000" fo:border-right="0.5pt solid #000000" fo:border-top="none" fo:border-bottom="0.5pt solid #000000"/>
    </style:style>
    <style:style style:name="Tableau1.3" style:family="table-row">
      <style:table-row-properties style:row-height="0.801cm"/>
    </style:style>
    <style:style style:name="Tableau1.C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.D3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9" style:family="table">
      <style:table-properties style:width="9.151cm" table:align="margins"/>
    </style:style>
    <style:style style:name="Tableau9.A" style:family="table-column">
      <style:table-column-properties style:column-width="2.288cm" style:rel-column-width="16383*"/>
    </style:style>
    <style:style style:name="Tableau9.D" style:family="table-column">
      <style:table-column-properties style:column-width="2.288cm" style:rel-column-width="16386*"/>
    </style:style>
    <style:style style:name="Tableau9.A1" style:family="table-cell">
      <style:table-cell-properties fo:padding="0.101cm" fo:border-left="0.5pt solid #000000" fo:border-right="none" fo:border-top="0.5pt solid #000000" fo:border-bottom="none"/>
    </style:style>
    <style:style style:name="Tableau9.D1" style:family="table-cell">
      <style:table-cell-properties fo:padding="0.101cm" fo:border-left="0.5pt solid #000000" fo:border-right="0.5pt solid #000000" fo:border-top="0.5pt solid #000000" fo:border-bottom="none"/>
    </style:style>
    <style:style style:name="Tableau9.A2" style:family="table-cell">
      <style:table-cell-properties style:vertical-align="bottom" fo:padding="0.101cm" fo:border-left="0.5pt solid #000000" fo:border-right="none" fo:border-top="none" fo:border-bottom="0.5pt solid #000000"/>
    </style:style>
    <style:style style:name="Tableau9.C2" style:family="table-cell">
      <style:table-cell-properties fo:padding="0.101cm" fo:border-left="0.5pt solid #000000" fo:border-right="none" fo:border-top="none" fo:border-bottom="0.5pt solid #000000"/>
    </style:style>
    <style:style style:name="Tableau9.D2" style:family="table-cell">
      <style:table-cell-properties fo:padding="0.101cm" fo:border-left="0.5pt solid #000000" fo:border-right="0.5pt solid #000000" fo:border-top="none" fo:border-bottom="0.5pt solid #000000"/>
    </style:style>
    <style:style style:name="Tableau9.3" style:family="table-row">
      <style:table-row-properties style:row-height="0.801cm"/>
    </style:style>
    <style:style style:name="Tableau9.C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9.D3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3" style:family="table">
      <style:table-properties style:width="5.768cm" table:align="center"/>
    </style:style>
    <style:style style:name="Tableau3.A" style:family="table-column">
      <style:table-column-properties style:column-width="0.6cm"/>
    </style:style>
    <style:style style:name="Tableau3.B" style:family="table-column">
      <style:table-column-properties style:column-width="2.584cm"/>
    </style:style>
    <style:style style:name="Tableau3.1" style:family="table-row">
      <style:table-row-properties style:row-height="1cm"/>
    </style:style>
    <style:style style:name="Tableau3.A1" style:family="table-cell">
      <style:table-cell-properties style:vertical-align="middle" fo:padding-left="0cm" fo:padding-right="0cm" fo:padding-top="0.101cm" fo:padding-bottom="0.101cm" fo:border="none"/>
    </style:style>
    <style:style style:name="Tableau3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style:vertical-align="middle" fo:padding="0.097cm" fo:border="0.5pt solid #000000"/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B6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2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2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2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2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2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2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2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2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2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2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2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2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2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2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2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2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2" fo:font-size="9pt" officeooo:rsid="01120261" officeooo:paragraph-rsid="01120261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2" fo:font-size="9pt" officeooo:rsid="02584b4c" officeooo:paragraph-rsid="02584b4c" fo:background-color="transparent"/>
    </style:style>
    <style:style style:name="P2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2" fo:font-size="9pt" officeooo:rsid="0211dd7e" officeooo:paragraph-rsid="02112a83" fo:background-color="transparent"/>
    </style:style>
    <style:style style:name="P2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2" fo:font-size="9pt" officeooo:rsid="0211dd7e" officeooo:paragraph-rsid="0211dd7e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2" fo:font-size="9pt" officeooo:rsid="0202bcc5" officeooo:paragraph-rsid="008d016c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2" fo:font-size="9pt" officeooo:rsid="0054f64f" officeooo:paragraph-rsid="00c384c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2" fo:font-size="9pt" officeooo:rsid="0054f64f" officeooo:paragraph-rsid="0054f64f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2" fo:font-size="9pt" officeooo:rsid="0054f64f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2" fo:font-size="9pt" officeooo:rsid="009a8a6b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2" fo:font-size="9pt" officeooo:rsid="009e3fdd" officeooo:paragraph-rsid="004274bc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2" fo:font-size="9pt" officeooo:rsid="020e4367" officeooo:paragraph-rsid="020e436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2" fo:font-size="9pt" officeooo:rsid="020eb4a7" officeooo:paragraph-rsid="020eb4a7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2" fo:font-size="9pt" officeooo:rsid="0205a7d8" officeooo:paragraph-rsid="0205a7d8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2" fo:font-size="9pt" officeooo:rsid="0208825c" officeooo:paragraph-rsid="0208825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2" fo:font-size="9pt" officeooo:rsid="02a9fd5d" officeooo:paragraph-rsid="02a9fd5d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2" fo:font-size="9pt" officeooo:rsid="02a56131" officeooo:paragraph-rsid="02a56131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2" fo:font-size="9pt" officeooo:rsid="02aa6e56" officeooo:paragraph-rsid="02aa6e56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2" fo:font-size="9pt" officeooo:rsid="02b34792" officeooo:paragraph-rsid="02b34792" fo:background-color="transparent"/>
    </style:style>
    <style:style style:name="P38" style:family="paragraph" style:parent-style-name="Footer">
      <style:text-properties officeooo:rsid="00178920" officeooo:paragraph-rsid="00178920"/>
    </style:style>
    <style:style style:name="P39" style:family="paragraph" style:parent-style-name="Footer">
      <style:text-properties officeooo:paragraph-rsid="00c384cf"/>
    </style:style>
    <style:style style:name="P40" style:family="paragraph" style:parent-style-name="Footer">
      <style:text-properties officeooo:paragraph-rsid="030c4d7d"/>
    </style:style>
    <style:style style:name="P41" style:family="paragraph" style:parent-style-name="Footer">
      <style:text-properties officeooo:paragraph-rsid="00863005"/>
    </style:style>
    <style:style style:name="P42" style:family="paragraph" style:parent-style-name="Footer">
      <style:text-properties officeooo:paragraph-rsid="00d4df5c"/>
    </style:style>
    <style:style style:name="P43" style:family="paragraph" style:parent-style-name="Footer">
      <style:paragraph-properties fo:text-align="end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0d4df5c"/>
    </style:style>
    <style:style style:name="P45" style:family="paragraph" style:parent-style-name="Footer">
      <style:paragraph-properties fo:text-align="start" style:justify-single-word="false"/>
      <style:text-properties officeooo:paragraph-rsid="0211dd7e"/>
    </style:style>
    <style:style style:name="P46" style:family="paragraph" style:parent-style-name="Footer">
      <style:text-properties officeooo:paragraph-rsid="010f7046"/>
    </style:style>
    <style:style style:name="P47" style:family="paragraph" style:parent-style-name="Footer">
      <style:text-properties officeooo:paragraph-rsid="01120261"/>
    </style:style>
    <style:style style:name="P48" style:family="paragraph" style:parent-style-name="Footer">
      <style:text-properties officeooo:paragraph-rsid="008d016c"/>
    </style:style>
    <style:style style:name="P49" style:family="paragraph" style:parent-style-name="Footer">
      <style:text-properties officeooo:rsid="0242edd8" officeooo:paragraph-rsid="0242edd8"/>
    </style:style>
    <style:style style:name="P50" style:family="paragraph" style:parent-style-name="Footer">
      <style:text-properties officeooo:paragraph-rsid="00a59a60"/>
    </style:style>
    <style:style style:name="P51" style:family="paragraph" style:parent-style-name="Footer">
      <style:text-properties officeooo:paragraph-rsid="004274bc"/>
    </style:style>
    <style:style style:name="P52" style:family="paragraph" style:parent-style-name="Footer">
      <style:text-properties officeooo:paragraph-rsid="00d8520c"/>
    </style:style>
    <style:style style:name="P53" style:family="paragraph" style:parent-style-name="Footer">
      <style:text-properties officeooo:paragraph-rsid="002aa84d"/>
    </style:style>
    <style:style style:name="P54" style:family="paragraph" style:parent-style-name="Footer">
      <style:text-properties officeooo:rsid="001f8a2d" officeooo:paragraph-rsid="00bd36bc"/>
    </style:style>
    <style:style style:name="P55" style:family="paragraph" style:parent-style-name="Footer">
      <style:text-properties officeooo:rsid="001f8a2d" officeooo:paragraph-rsid="002b33ed"/>
    </style:style>
    <style:style style:name="P56" style:family="paragraph" style:parent-style-name="Footer">
      <style:text-properties officeooo:rsid="011350d1" officeooo:paragraph-rsid="011350d1"/>
    </style:style>
    <style:style style:name="P57" style:family="paragraph" style:parent-style-name="Footer">
      <style:text-properties officeooo:rsid="0096b4e2" officeooo:paragraph-rsid="0096b4e2"/>
    </style:style>
    <style:style style:name="P58" style:family="paragraph" style:parent-style-name="Footer">
      <style:text-properties officeooo:paragraph-rsid="0096b4e2"/>
    </style:style>
    <style:style style:name="P59" style:family="paragraph" style:parent-style-name="Footer">
      <style:text-properties officeooo:paragraph-rsid="02a682f9"/>
    </style:style>
    <style:style style:name="P60" style:family="paragraph" style:parent-style-name="Header">
      <style:paragraph-properties fo:margin-left="0cm" fo:margin-right="0cm" fo:text-indent="0cm" style:auto-text-indent="false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7" style:family="paragraph" style:parent-style-name="_5f_Header_20_G_20_page_20_paire_20__28_G_29_">
      <style:text-properties officeooo:paragraph-rsid="0334a5be"/>
    </style:style>
    <style:style style:name="P68" style:family="paragraph" style:parent-style-name="_5f_Header_20_G_20_page_20_paire_20__28_G_29_">
      <style:paragraph-properties fo:text-align="start" style:justify-single-word="false"/>
    </style:style>
    <style:style style:name="P69" style:family="paragraph" style:parent-style-name="_5f_Header_20_G_20_page_20_paire_20__28_G_29_">
      <style:text-properties officeooo:paragraph-rsid="00eb2abc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7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80" style:family="paragraph" style:parent-style-name="Header">
      <style:paragraph-properties fo:text-align="start" style:justify-single-word="false"/>
      <style:text-properties officeooo:paragraph-rsid="0289fb01"/>
    </style:style>
    <style:style style:name="P81" style:family="paragraph" style:parent-style-name="Header">
      <style:paragraph-properties fo:text-align="start" style:justify-single-word="false"/>
      <style:text-properties officeooo:paragraph-rsid="0211dd7e"/>
    </style:style>
    <style:style style:name="P82" style:family="paragraph" style:parent-style-name="Header">
      <style:paragraph-properties fo:text-align="start" style:justify-single-word="false"/>
      <style:text-properties officeooo:paragraph-rsid="02a56131"/>
    </style:style>
    <style:style style:name="P83" style:family="paragraph" style:parent-style-name="Header">
      <style:paragraph-properties fo:text-align="center" style:justify-single-word="false"/>
      <style:text-properties officeooo:paragraph-rsid="00ab054e"/>
    </style:style>
    <style:style style:name="P84" style:family="paragraph" style:parent-style-name="Header">
      <style:paragraph-properties fo:text-align="center" style:justify-single-word="false"/>
      <style:text-properties officeooo:paragraph-rsid="00c10aa6"/>
    </style:style>
    <style:style style:name="P85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6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89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1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2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4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5" style:family="paragraph" style:parent-style-name="_5f_Header_20_N_20_page_20_impaire_20__28_D_29_">
      <style:paragraph-properties fo:text-align="start" style:justify-single-word="false"/>
    </style:style>
    <style:style style:name="P96" style:family="paragraph" style:parent-style-name="_5f_Header_20_N_20_page_20_impaire_20__28_D_29_">
      <style:text-properties officeooo:rsid="027aa87d" officeooo:paragraph-rsid="027aa87d"/>
    </style:style>
    <style:style style:name="P97" style:family="paragraph" style:parent-style-name="_5f_Header_20_N_20_page_20_impaire_20__28_D_29_">
      <style:text-properties officeooo:rsid="0277791e" officeooo:paragraph-rsid="0277791e"/>
    </style:style>
    <style:style style:name="P98" style:family="paragraph" style:parent-style-name="_5f_Header_20_G_20_page_20_impaire_20__28_D_29_">
      <style:text-properties officeooo:paragraph-rsid="01259ec2"/>
    </style:style>
    <style:style style:name="P99" style:family="paragraph" style:parent-style-name="_5f_Header_20_G_20_page_20_impaire_20__28_D_29_">
      <style:text-properties officeooo:paragraph-rsid="00c87b35"/>
    </style:style>
    <style:style style:name="P100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1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3" style:family="paragraph" style:parent-style-name="_5f_Paragraphe_5f_Correction">
      <style:paragraph-properties fo:text-align="center" style:justify-single-word="false"/>
    </style:style>
    <style:style style:name="P104" style:family="paragraph" style:parent-style-name="_5f_Paragraphe_5f_Correction">
      <style:paragraph-properties fo:margin-top="0.101cm" fo:margin-bottom="0cm" style:contextual-spacing="false"/>
    </style:style>
    <style:style style:name="P105" style:family="paragraph" style:parent-style-name="_5f_Paragraphe_5f_Correction">
      <style:paragraph-properties fo:margin-top="0.101cm" fo:margin-bottom="0cm" style:contextual-spacing="false"/>
      <style:text-properties officeooo:paragraph-rsid="025ccba3"/>
    </style:style>
    <style:style style:name="P106" style:family="paragraph" style:parent-style-name="_5f_Footer_20_page_20_impaire_20__28_D_29_"/>
    <style:style style:name="P107" style:family="paragraph" style:parent-style-name="_5f_Footer_20_page_20_impaire_20__28_D_29_">
      <style:text-properties fo:text-transform="uppercase" fo:color="#ffffff" loext:opacity="100%" style:font-name="Bitstream Vera Sans2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8" style:family="paragraph" style:parent-style-name="_5f_Footer_20_page_20_impaire_20__28_D_29_">
      <style:text-properties fo:text-transform="uppercase" fo:color="#808080" loext:opacity="100%" style:font-name="Bitstream Vera Sans2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9" style:family="paragraph" style:parent-style-name="_5f_Footer_20_page_20_impaire_20__28_D_29_">
      <style:paragraph-properties fo:text-align="start" style:justify-single-word="false"/>
    </style:style>
    <style:style style:name="P110" style:family="paragraph" style:parent-style-name="_5f_Footer_20_page_20_paire_20__28_G_29_"/>
    <style:style style:name="P111" style:family="paragraph" style:parent-style-name="_5f_Footer_20_page_20_paire_20__28_G_29_">
      <style:text-properties fo:font-size="9pt" style:font-size-asian="9pt" style:font-size-complex="9pt"/>
    </style:style>
    <style:style style:name="P112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3" style:family="paragraph" style:parent-style-name="_5f_Premier_5f_Titre_5f_Exercices_5f_avec_5f_Num_5f_Exo_5f_sans_5f_Titre" style:master-page-name="_31__5f_3_5f_SERIE_5f_M_5f_GAUCHE_5f_ET_5f_DROITE_5f_2COL">
      <style:paragraph-properties style:page-number="auto"/>
    </style:style>
    <style:style style:name="P114" style:family="paragraph" style:parent-style-name="_5f_Tableau_5f_Centré_5f_Gras" style:list-style-name="_5f_Numérotation_20_des_20_exercices"/>
    <style:style style:name="P11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style:paragraph-properties fo:text-align="center"/>
    </style:style>
    <style:style style:name="P11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d7e12c"/>
    </style:style>
    <style:style style:name="P12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23" style:family="paragraph">
      <loext:graphic-properties draw:fill="solid" draw:fill-color="#7fb241"/>
    </style:style>
    <style:style style:name="P124" style:family="paragraph">
      <loext:graphic-properties draw:fill="solid" draw:fill-color="#1ca2b8"/>
    </style:style>
    <style:style style:name="P12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d62e4e"/>
    </style:style>
    <style:style style:name="P127" style:family="paragraph">
      <loext:graphic-properties draw:fill="solid" draw:fill-color="#ffff00"/>
    </style:style>
    <style:style style:name="P128" style:family="paragraph">
      <loext:graphic-properties draw:fill="none" draw:fill-color="#cfe7f5"/>
      <style:paragraph-properties fo:text-align="center"/>
    </style:style>
    <style:style style:name="P129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83caff" draw:opacity="50%"/>
    </style:style>
    <style:style style:name="P13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none"/>
      <style:paragraph-properties fo:text-align="center"/>
    </style:style>
    <style:style style:name="P133" style:family="paragraph">
      <loext:graphic-properties draw:fill="none" draw:fill-color="#ffffff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2" fo:font-weight="bold" officeooo:rsid="0246ec76"/>
    </style:style>
    <style:style style:name="T64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2584b4c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9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70" style:family="text">
      <style:text-properties fo:font-variant="small-caps" officeooo:rsid="0054f64f"/>
    </style:style>
    <style:style style:name="T71" style:family="text">
      <style:text-properties fo:font-variant="small-caps" officeooo:rsid="0096b4e2"/>
    </style:style>
    <style:style style:name="T72" style:family="text">
      <style:text-properties fo:font-variant="small-caps" officeooo:rsid="00a847d5"/>
    </style:style>
    <style:style style:name="T73" style:family="text">
      <style:text-properties fo:font-variant="small-caps" officeooo:rsid="007d7a6f"/>
    </style:style>
    <style:style style:name="T74" style:family="text">
      <style:text-properties fo:font-variant="small-caps" officeooo:rsid="00990660"/>
    </style:style>
    <style:style style:name="T75" style:family="text">
      <style:text-properties fo:font-variant="small-caps" officeooo:rsid="00b5d2d1"/>
    </style:style>
    <style:style style:name="T76" style:family="text">
      <style:text-properties fo:font-variant="small-caps" officeooo:rsid="00b6801f"/>
    </style:style>
    <style:style style:name="T77" style:family="text">
      <style:text-properties fo:text-transform="uppercase" fo:color="#808080" loext:opacity="100%" style:font-name="Bitstream Vera Sans2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2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2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2" fo:font-size="9pt" officeooo:rsid="033506eb" fo:background-color="transparent" loext:char-shading-value="0"/>
    </style:style>
    <style:style style:name="T81" style:family="text">
      <style:text-properties fo:text-transform="uppercase" fo:color="#808080" loext:opacity="100%" style:font-name="Bitstream Vera Sans2" fo:font-size="9pt" officeooo:rsid="030c4d7d" fo:background-color="transparent" loext:char-shading-value="0"/>
    </style:style>
    <style:style style:name="T82" style:family="text">
      <style:text-properties fo:text-transform="uppercase" fo:color="#808080" loext:opacity="100%" style:font-name="Bitstream Vera Sans2" fo:font-size="9pt" officeooo:rsid="0386731d" fo:background-color="transparent" loext:char-shading-value="0"/>
    </style:style>
    <style:style style:name="T83" style:family="text">
      <style:text-properties fo:text-transform="uppercase" fo:color="#808080" loext:opacity="100%" style:font-name="Bitstream Vera Sans2" fo:font-size="9pt" officeooo:rsid="0334510d" fo:background-color="transparent" loext:char-shading-value="0"/>
    </style:style>
    <style:style style:name="T84" style:family="text">
      <style:text-properties fo:text-transform="uppercase" fo:color="#808080" loext:opacity="100%" style:font-name="Bitstream Vera Sans2" fo:font-size="9pt" officeooo:rsid="038bc026" fo:background-color="transparent" loext:char-shading-value="0"/>
    </style:style>
    <style:style style:name="T85" style:family="text">
      <style:text-properties fo:text-transform="uppercase" fo:color="#808080" loext:opacity="100%" style:font-name="Bitstream Vera Sans2" fo:font-size="9pt" officeooo:rsid="038719cc" fo:background-color="transparent" loext:char-shading-value="0"/>
    </style:style>
    <style:style style:name="T86" style:family="text">
      <style:text-properties fo:text-transform="uppercase" fo:color="#808080" loext:opacity="100%" style:font-name="Bitstream Vera Sans2" fo:font-size="9pt" officeooo:rsid="0313166c" fo:background-color="transparent" loext:char-shading-value="0"/>
    </style:style>
    <style:style style:name="T87" style:family="text">
      <style:text-properties fo:text-transform="uppercase" fo:color="#808080" loext:opacity="100%" style:font-name="Bitstream Vera Sans2" fo:font-size="9pt" officeooo:rsid="030f34d6" fo:background-color="transparent" loext:char-shading-value="0"/>
    </style:style>
    <style:style style:name="T88" style:family="text">
      <style:text-properties fo:text-transform="uppercase" fo:color="#808080" loext:opacity="100%" style:font-name="Bitstream Vera Sans2" fo:font-size="9pt" officeooo:rsid="0160d7ef" fo:background-color="transparent" loext:char-shading-value="0"/>
    </style:style>
    <style:style style:name="T89" style:family="text">
      <style:text-properties fo:text-transform="uppercase" fo:color="#808080" loext:opacity="100%" style:font-name="Bitstream Vera Sans2" fo:font-size="9pt" officeooo:rsid="00863005" fo:background-color="transparent" loext:char-shading-value="0"/>
    </style:style>
    <style:style style:name="T90" style:family="text">
      <style:text-properties fo:text-transform="uppercase" fo:color="#808080" loext:opacity="100%" style:font-name="Bitstream Vera Sans2" fo:font-size="9pt" officeooo:rsid="009206bf" fo:background-color="transparent" loext:char-shading-value="0"/>
    </style:style>
    <style:style style:name="T91" style:family="text">
      <style:text-properties fo:text-transform="uppercase" fo:color="#808080" loext:opacity="100%" style:font-name="Bitstream Vera Sans2" fo:font-size="9pt" officeooo:rsid="009c03d7" fo:background-color="transparent" loext:char-shading-value="0"/>
    </style:style>
    <style:style style:name="T92" style:family="text">
      <style:text-properties fo:text-transform="uppercase" fo:color="#808080" loext:opacity="100%" style:font-name="Bitstream Vera Sans2" fo:font-size="9pt" officeooo:rsid="00d4df5c" fo:background-color="transparent" loext:char-shading-value="0"/>
    </style:style>
    <style:style style:name="T93" style:family="text">
      <style:text-properties fo:text-transform="uppercase" fo:color="#808080" loext:opacity="100%" style:font-name="Bitstream Vera Sans2" fo:font-size="9pt" officeooo:rsid="019c9165" fo:background-color="transparent" loext:char-shading-value="0"/>
    </style:style>
    <style:style style:name="T94" style:family="text">
      <style:text-properties fo:text-transform="uppercase" fo:color="#808080" loext:opacity="100%" style:font-name="Bitstream Vera Sans2" fo:font-size="9pt" officeooo:rsid="01e10c40" fo:background-color="transparent" loext:char-shading-value="0"/>
    </style:style>
    <style:style style:name="T95" style:family="text">
      <style:text-properties fo:text-transform="uppercase" fo:color="#808080" loext:opacity="100%" style:font-name="Bitstream Vera Sans2" fo:font-size="9pt" officeooo:rsid="009e3fdd" fo:background-color="transparent" loext:char-shading-value="0"/>
    </style:style>
    <style:style style:name="T96" style:family="text">
      <style:text-properties fo:text-transform="uppercase" fo:color="#808080" loext:opacity="100%" style:font-name="Bitstream Vera Sans2" fo:font-size="9pt" officeooo:rsid="00b5d2d1" fo:background-color="transparent" loext:char-shading-value="0"/>
    </style:style>
    <style:style style:name="T97" style:family="text">
      <style:text-properties fo:text-transform="uppercase" fo:color="#808080" loext:opacity="100%" style:font-name="Bitstream Vera Sans2" fo:font-size="9pt" officeooo:rsid="00b6801f" fo:background-color="transparent" loext:char-shading-value="0"/>
    </style:style>
    <style:style style:name="T98" style:family="text">
      <style:text-properties fo:text-transform="uppercase" fo:color="#808080" loext:opacity="100%" style:font-name="Bitstream Vera Sans2" fo:font-size="9pt" officeooo:rsid="01dfe97b" fo:background-color="transparent" loext:char-shading-value="0"/>
    </style:style>
    <style:style style:name="T99" style:family="text">
      <style:text-properties fo:text-transform="uppercase" fo:color="#808080" loext:opacity="100%" style:font-name="Bitstream Vera Sans2" fo:font-size="9pt" officeooo:rsid="01ecd3e3" fo:background-color="transparent" loext:char-shading-value="0"/>
    </style:style>
    <style:style style:name="T100" style:family="text">
      <style:text-properties fo:text-transform="uppercase" fo:color="#808080" loext:opacity="100%" style:font-name="Bitstream Vera Sans2" fo:font-size="9pt" officeooo:rsid="01f8729d" fo:background-color="transparent" loext:char-shading-value="0"/>
    </style:style>
    <style:style style:name="T101" style:family="text">
      <style:text-properties fo:text-transform="uppercase" fo:color="#808080" loext:opacity="100%" style:font-name="Bitstream Vera Sans2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2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2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2" fo:font-size="9pt" officeooo:rsid="01924125" fo:background-color="transparent" loext:char-shading-value="0"/>
    </style:style>
    <style:style style:name="T105" style:family="text">
      <style:text-properties fo:text-transform="uppercase" fo:color="#808080" loext:opacity="100%" style:font-name="Bitstream Vera Sans2" fo:font-size="9pt" officeooo:rsid="008d016c" fo:background-color="transparent" loext:char-shading-value="0"/>
    </style:style>
    <style:style style:name="T106" style:family="text">
      <style:text-properties fo:text-transform="uppercase" fo:color="#808080" loext:opacity="100%" style:font-name="Bitstream Vera Sans2" fo:font-size="9pt" officeooo:rsid="016f3374" fo:background-color="transparent" loext:char-shading-value="0"/>
    </style:style>
    <style:style style:name="T107" style:family="text">
      <style:text-properties fo:text-transform="uppercase" fo:color="#808080" loext:opacity="100%" style:font-name="Bitstream Vera Sans2" fo:font-size="9pt" officeooo:rsid="010f7046" fo:background-color="transparent" loext:char-shading-value="0"/>
    </style:style>
    <style:style style:name="T108" style:family="text">
      <style:text-properties fo:text-transform="uppercase" fo:color="#808080" loext:opacity="100%" style:font-name="Bitstream Vera Sans2" fo:font-size="9pt" officeooo:rsid="01239129" fo:background-color="transparent" loext:char-shading-value="0"/>
    </style:style>
    <style:style style:name="T109" style:family="text">
      <style:text-properties fo:text-transform="uppercase" fo:color="#808080" loext:opacity="100%" style:font-name="Bitstream Vera Sans2" fo:font-size="9pt" officeooo:rsid="01120261" fo:background-color="transparent" loext:char-shading-value="0"/>
    </style:style>
    <style:style style:name="T110" style:family="text">
      <style:text-properties fo:text-transform="uppercase" fo:color="#808080" loext:opacity="100%" style:font-name="Bitstream Vera Sans2" fo:font-size="9pt" officeooo:rsid="01827f40" fo:background-color="transparent" loext:char-shading-value="0"/>
    </style:style>
    <style:style style:name="T111" style:family="text">
      <style:text-properties fo:text-transform="uppercase" fo:color="#808080" loext:opacity="100%" style:font-name="Bitstream Vera Sans2" fo:font-size="9pt" officeooo:rsid="0181574a" fo:background-color="transparent" loext:char-shading-value="0"/>
    </style:style>
    <style:style style:name="T112" style:family="text">
      <style:text-properties fo:text-transform="uppercase" fo:color="#808080" loext:opacity="100%" style:font-name="Bitstream Vera Sans2" fo:font-size="9pt" officeooo:rsid="0215abe1" fo:background-color="transparent" loext:char-shading-value="0"/>
    </style:style>
    <style:style style:name="T113" style:family="text">
      <style:text-properties fo:text-transform="uppercase" fo:color="#808080" loext:opacity="100%" style:font-name="Bitstream Vera Sans2" fo:font-size="9pt" officeooo:rsid="027e70e3" fo:background-color="transparent" loext:char-shading-value="0"/>
    </style:style>
    <style:style style:name="T114" style:family="text">
      <style:text-properties fo:text-transform="uppercase" fo:color="#808080" loext:opacity="100%" style:font-name="Bitstream Vera Sans2" fo:font-size="9pt" officeooo:rsid="022816fd" fo:background-color="transparent" loext:char-shading-value="0"/>
    </style:style>
    <style:style style:name="T115" style:family="text">
      <style:text-properties fo:text-transform="uppercase" fo:color="#808080" loext:opacity="100%" style:font-name="Bitstream Vera Sans2" fo:font-size="9pt" officeooo:rsid="0242edd8" fo:background-color="transparent" loext:char-shading-value="0"/>
    </style:style>
    <style:style style:name="T116" style:family="text">
      <style:text-properties fo:text-transform="uppercase" fo:color="#808080" loext:opacity="100%" style:font-name="Bitstream Vera Sans2" fo:font-size="9pt" officeooo:rsid="0211dd7e" fo:background-color="transparent" loext:char-shading-value="0"/>
    </style:style>
    <style:style style:name="T117" style:family="text">
      <style:text-properties fo:text-transform="uppercase" fo:color="#808080" loext:opacity="100%" style:font-name="Bitstream Vera Sans2" fo:font-size="9pt" officeooo:rsid="02366921" fo:background-color="transparent" loext:char-shading-value="0"/>
    </style:style>
    <style:style style:name="T118" style:family="text">
      <style:text-properties fo:text-transform="uppercase" fo:color="#808080" loext:opacity="100%" style:font-name="Bitstream Vera Sans2" fo:font-size="9pt" officeooo:rsid="02392280" fo:background-color="transparent" loext:char-shading-value="0"/>
    </style:style>
    <style:style style:name="T119" style:family="text">
      <style:text-properties fo:text-transform="uppercase" fo:color="#808080" loext:opacity="100%" style:font-name="Bitstream Vera Sans2" fo:font-size="9pt" officeooo:rsid="0250d176" fo:background-color="transparent" loext:char-shading-value="0"/>
    </style:style>
    <style:style style:name="T120" style:family="text">
      <style:text-properties fo:text-transform="uppercase" fo:color="#808080" loext:opacity="100%" style:font-name="Bitstream Vera Sans2" fo:font-size="9pt" officeooo:rsid="025b341c" fo:background-color="transparent" loext:char-shading-value="0"/>
    </style:style>
    <style:style style:name="T121" style:family="text">
      <style:text-properties fo:text-transform="uppercase" fo:color="#808080" loext:opacity="100%" style:font-name="Bitstream Vera Sans2" fo:font-size="9pt" officeooo:rsid="024b67fe" fo:background-color="transparent" loext:char-shading-value="0"/>
    </style:style>
    <style:style style:name="T122" style:family="text">
      <style:text-properties fo:text-transform="uppercase" fo:color="#808080" loext:opacity="100%" style:font-name="Bitstream Vera Sans2" fo:font-size="9pt" officeooo:rsid="02722f5d" fo:background-color="transparent" loext:char-shading-value="0"/>
    </style:style>
    <style:style style:name="T123" style:family="text">
      <style:text-properties fo:text-transform="uppercase" fo:color="#808080" loext:opacity="100%" style:font-name="Bitstream Vera Sans2" fo:font-size="9pt" officeooo:rsid="026f2aea" fo:background-color="transparent" loext:char-shading-value="0"/>
    </style:style>
    <style:style style:name="T124" style:family="text">
      <style:text-properties fo:text-transform="uppercase" fo:color="#808080" loext:opacity="100%" style:font-name="Bitstream Vera Sans2" fo:font-size="9pt" officeooo:rsid="0264196d" fo:background-color="transparent" loext:char-shading-value="0"/>
    </style:style>
    <style:style style:name="T125" style:family="text">
      <style:text-properties fo:text-transform="uppercase" fo:color="#808080" loext:opacity="100%" style:font-name="Bitstream Vera Sans2" fo:font-size="9pt" officeooo:rsid="026324db" fo:background-color="transparent" loext:char-shading-value="0"/>
    </style:style>
    <style:style style:name="T126" style:family="text">
      <style:text-properties fo:text-transform="uppercase" fo:color="#808080" loext:opacity="100%" style:font-name="Bitstream Vera Sans2" fo:font-size="9pt" officeooo:rsid="0271cf95" fo:background-color="transparent" loext:char-shading-value="0"/>
    </style:style>
    <style:style style:name="T127" style:family="text">
      <style:text-properties fo:text-transform="uppercase" fo:color="#808080" loext:opacity="100%" style:font-name="Bitstream Vera Sans2" fo:font-size="9pt" officeooo:rsid="02767796" fo:background-color="transparent" loext:char-shading-value="0"/>
    </style:style>
    <style:style style:name="T128" style:family="text">
      <style:text-properties fo:text-transform="uppercase" fo:color="#808080" loext:opacity="100%" style:font-name="Bitstream Vera Sans2" fo:font-size="9pt" officeooo:rsid="009a8a6b" fo:background-color="transparent" loext:char-shading-value="0"/>
    </style:style>
    <style:style style:name="T129" style:family="text">
      <style:text-properties fo:text-transform="uppercase" fo:color="#808080" loext:opacity="100%" style:font-name="Bitstream Vera Sans2" fo:font-size="9pt" officeooo:rsid="00fb4f81" fo:background-color="transparent" loext:char-shading-value="0"/>
    </style:style>
    <style:style style:name="T130" style:family="text">
      <style:text-properties fo:text-transform="uppercase" fo:color="#808080" loext:opacity="100%" style:font-name="Bitstream Vera Sans2" fo:font-size="9pt" officeooo:rsid="0113c9a8" fo:background-color="transparent" loext:char-shading-value="0"/>
    </style:style>
    <style:style style:name="T131" style:family="text">
      <style:text-properties fo:text-transform="uppercase" fo:color="#808080" loext:opacity="100%" style:font-name="Bitstream Vera Sans2" fo:font-size="9pt" officeooo:rsid="00d44bd3" fo:background-color="transparent" loext:char-shading-value="0"/>
    </style:style>
    <style:style style:name="T132" style:family="text">
      <style:text-properties fo:text-transform="uppercase" fo:color="#808080" loext:opacity="100%" style:font-name="Bitstream Vera Sans2" fo:font-size="9pt" officeooo:rsid="00fda0e9" fo:background-color="transparent" loext:char-shading-value="0"/>
    </style:style>
    <style:style style:name="T133" style:family="text">
      <style:text-properties fo:text-transform="uppercase" fo:color="#808080" loext:opacity="100%" style:font-name="Bitstream Vera Sans2" fo:font-size="9pt" officeooo:rsid="00ab054e" fo:background-color="transparent" loext:char-shading-value="0"/>
    </style:style>
    <style:style style:name="T134" style:family="text">
      <style:text-properties fo:text-transform="uppercase" fo:color="#808080" loext:opacity="100%" style:font-name="Bitstream Vera Sans2" fo:font-size="9pt" officeooo:rsid="00b0f0c1" fo:background-color="transparent" loext:char-shading-value="0"/>
    </style:style>
    <style:style style:name="T135" style:family="text">
      <style:text-properties fo:text-transform="uppercase" fo:color="#808080" loext:opacity="100%" style:font-name="Bitstream Vera Sans2" fo:font-size="9pt" officeooo:rsid="00f252bf" fo:background-color="transparent" loext:char-shading-value="0"/>
    </style:style>
    <style:style style:name="T136" style:family="text">
      <style:text-properties fo:text-transform="uppercase" fo:color="#808080" loext:opacity="100%" style:font-name="Bitstream Vera Sans2" fo:font-size="9pt" officeooo:rsid="005cb084" fo:background-color="transparent" loext:char-shading-value="0"/>
    </style:style>
    <style:style style:name="T137" style:family="text">
      <style:text-properties fo:text-transform="uppercase" fo:color="#808080" loext:opacity="100%" style:font-name="Bitstream Vera Sans2" fo:font-size="9pt" officeooo:rsid="00a59a60" fo:background-color="transparent" loext:char-shading-value="0"/>
    </style:style>
    <style:style style:name="T138" style:family="text">
      <style:text-properties fo:text-transform="uppercase" fo:color="#808080" loext:opacity="100%" style:font-name="Bitstream Vera Sans2" fo:font-size="9pt" officeooo:rsid="01fbd77d" fo:background-color="transparent" loext:char-shading-value="0"/>
    </style:style>
    <style:style style:name="T139" style:family="text">
      <style:text-properties fo:text-transform="uppercase" fo:color="#808080" loext:opacity="100%" style:font-name="Bitstream Vera Sans2" fo:font-size="9pt" officeooo:rsid="00b3f5fc" fo:background-color="transparent" loext:char-shading-value="0"/>
    </style:style>
    <style:style style:name="T140" style:family="text">
      <style:text-properties fo:text-transform="uppercase" fo:color="#808080" loext:opacity="100%" style:font-name="Bitstream Vera Sans2" fo:font-size="9pt" officeooo:rsid="013d813f" fo:background-color="transparent" loext:char-shading-value="0"/>
    </style:style>
    <style:style style:name="T141" style:family="text">
      <style:text-properties fo:text-transform="uppercase" fo:color="#808080" loext:opacity="100%" style:font-name="Bitstream Vera Sans2" fo:font-size="9pt" officeooo:rsid="0108f339" fo:background-color="transparent" loext:char-shading-value="0"/>
    </style:style>
    <style:style style:name="T142" style:family="text">
      <style:text-properties fo:text-transform="uppercase" fo:color="#808080" loext:opacity="100%" style:font-name="Bitstream Vera Sans2" fo:font-size="9pt" officeooo:rsid="0054f64f" fo:background-color="transparent" loext:char-shading-value="0"/>
    </style:style>
    <style:style style:name="T143" style:family="text">
      <style:text-properties fo:text-transform="uppercase" fo:color="#808080" loext:opacity="100%" style:font-name="Bitstream Vera Sans2" fo:font-size="9pt" officeooo:rsid="007ae147" fo:background-color="transparent" loext:char-shading-value="0"/>
    </style:style>
    <style:style style:name="T144" style:family="text">
      <style:text-properties fo:text-transform="uppercase" fo:color="#808080" loext:opacity="100%" style:font-name="Bitstream Vera Sans2" fo:font-size="9pt" officeooo:rsid="007d7a6f" fo:background-color="transparent" loext:char-shading-value="0"/>
    </style:style>
    <style:style style:name="T145" style:family="text">
      <style:text-properties fo:text-transform="uppercase" fo:color="#808080" loext:opacity="100%" style:font-name="Bitstream Vera Sans2" fo:font-size="9pt" officeooo:rsid="02a682f9" fo:background-color="transparent" loext:char-shading-value="0"/>
    </style:style>
    <style:style style:name="T146" style:family="text">
      <style:text-properties fo:text-transform="uppercase" fo:color="#808080" loext:opacity="100%" style:font-name="Bitstream Vera Sans2" fo:font-size="9pt" officeooo:rsid="029013f4" fo:background-color="transparent" loext:char-shading-value="0"/>
    </style:style>
    <style:style style:name="T147" style:family="text">
      <style:text-properties fo:text-transform="uppercase" fo:color="#808080" loext:opacity="100%" style:font-name="Bitstream Vera Sans2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fo:text-transform="uppercase" fo:color="#808080" loext:opacity="100%" style:font-name="Bitstream Vera Sans2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officeooo:rsid="0334a5be"/>
    </style:style>
    <style:style style:name="T150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51" style:family="text">
      <style:text-properties officeooo:rsid="0160d7ef"/>
    </style:style>
    <style:style style:name="T152" style:family="text">
      <style:text-properties officeooo:rsid="0072f07f"/>
    </style:style>
    <style:style style:name="T153" style:family="text">
      <style:text-properties officeooo:rsid="0268e0aa"/>
    </style:style>
    <style:style style:name="T154" style:family="text">
      <style:text-properties officeooo:rsid="026ec296"/>
    </style:style>
    <style:style style:name="T155" style:family="text">
      <style:text-properties officeooo:rsid="0272f9e5"/>
    </style:style>
    <style:style style:name="T156" style:family="text">
      <style:text-properties officeooo:rsid="02757f12"/>
    </style:style>
    <style:style style:name="T157" style:family="text">
      <style:text-properties officeooo:rsid="02735980"/>
    </style:style>
    <style:style style:name="T158" style:family="text">
      <style:text-properties officeooo:rsid="01b6dc57"/>
    </style:style>
    <style:style style:name="T159" style:family="text">
      <style:text-properties officeooo:rsid="00b5d2d1"/>
    </style:style>
    <style:style style:name="T160" style:family="text">
      <style:text-properties officeooo:rsid="015f088a"/>
    </style:style>
    <style:style style:name="T161" style:family="text">
      <style:text-properties officeooo:rsid="01f8729d"/>
    </style:style>
    <style:style style:name="T162" style:family="text">
      <style:text-properties officeooo:rsid="010c4d3a"/>
    </style:style>
    <style:style style:name="T163" style:family="text">
      <style:text-properties fo:font-size="16pt" style:font-size-asian="16pt" style:font-size-complex="16pt"/>
    </style:style>
    <style:style style:name="T164" style:family="text">
      <style:text-properties officeooo:rsid="00b6801f"/>
    </style:style>
    <style:style style:name="T165" style:family="text">
      <style:text-properties officeooo:rsid="016f3374"/>
    </style:style>
    <style:style style:name="T166" style:family="text">
      <style:text-properties officeooo:rsid="014407b5"/>
    </style:style>
    <style:style style:name="T167" style:family="text">
      <style:text-properties officeooo:rsid="0177e18a"/>
    </style:style>
    <style:style style:name="T168" style:family="text">
      <style:text-properties officeooo:rsid="008d016c"/>
    </style:style>
    <style:style style:name="T169" style:family="text">
      <style:text-properties officeooo:rsid="009e3fdd"/>
    </style:style>
    <style:style style:name="T170" style:family="text">
      <style:text-properties officeooo:rsid="00a4cf55"/>
    </style:style>
    <style:style style:name="T171" style:family="text">
      <style:text-properties officeooo:rsid="005a3fa8"/>
    </style:style>
    <style:style style:name="T172" style:family="text">
      <style:text-properties officeooo:rsid="00415f3a"/>
    </style:style>
    <style:style style:name="T173" style:family="text">
      <style:text-properties officeooo:rsid="00386ebd"/>
    </style:style>
    <style:style style:name="T174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5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6" style:family="text">
      <style:text-properties officeooo:rsid="00a59a60"/>
    </style:style>
    <style:style style:name="T177" style:family="text">
      <style:text-properties officeooo:rsid="01fe03f2"/>
    </style:style>
    <style:style style:name="T178" style:family="text">
      <style:text-properties officeooo:rsid="0096b4e2"/>
    </style:style>
    <style:style style:name="T179" style:family="text">
      <style:text-properties officeooo:rsid="0032e83a"/>
    </style:style>
    <style:style style:name="T180" style:family="text">
      <style:text-properties officeooo:rsid="002b33ed"/>
    </style:style>
    <style:style style:name="T181" style:family="text">
      <style:text-properties officeooo:rsid="00a59037"/>
    </style:style>
    <style:style style:name="T182" style:family="text">
      <style:text-properties fo:font-weight="normal" style:font-weight-asian="normal" style:font-weight-complex="normal"/>
    </style:style>
    <style:style style:name="T183" style:family="text">
      <style:text-properties officeooo:rsid="025a088b"/>
    </style:style>
    <style:style style:name="T184" style:family="text">
      <style:text-properties style:text-underline-style="none" fo:font-weight="normal" officeooo:rsid="004b8dbd" style:font-weight-asian="normal" style:font-size-complex="9pt" style:font-weight-complex="normal" style:text-overline-style="none" style:text-overline-color="font-color"/>
    </style:style>
    <style:style style:name="T185" style:family="text">
      <style:text-properties style:font-name="Times New Roman2" style:text-underline-style="none" fo:font-weight="normal" officeooo:rsid="004b8dbd" style:font-weight-asian="normal" style:font-size-complex="9pt" style:font-weight-complex="normal" style:text-overline-style="none" style:text-overline-color="font-color"/>
    </style:style>
    <style:style style:name="T186" style:family="text"/>
    <style:style style:name="T187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color="#ff0000" draw:fill="solid" draw:fill-color="#ffff00" draw:textarea-horizontal-align="justify" draw:textarea-vertical-align="middle" draw:auto-grow-height="false" fo:min-height="3.11cm" fo:min-width="0.79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color="#ff0000" draw:fill="solid" draw:fill-color="#ffff00" draw:textarea-horizontal-align="justify" draw:textarea-vertical-align="middle" draw:auto-grow-height="false" fo:min-height="0.393cm" fo:min-width="0.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fill="solid" draw:fill-color="#ffff00" draw:textarea-horizontal-align="justify" draw:textarea-vertical-align="middle" draw:auto-grow-height="false" fo:min-height="3.343cm" fo:min-width="0.76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fill="solid" draw:fill-color="#ffff00" draw:textarea-horizontal-align="justify" draw:textarea-vertical-align="middle" draw:auto-grow-height="false" fo:min-height="2.739cm" fo:min-width="0.79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width="0.019cm" svg:stroke-color="#000000" draw:fill="none" draw:fill-color="#cfe7f5" draw:textarea-horizontal-align="center" draw:textarea-vertical-align="middle" fo:padding-top="0.009cm" fo:padding-bottom="0.009cm" fo:padding-left="0.009cm" fo:padding-right="0.009cm" style:run-through="foreground"/>
    </style:style>
    <style:style style:name="gr23" style:family="graphic">
      <style:graphic-properties style:run-through="foreground"/>
    </style:style>
    <style:style style:name="gr24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25" style:family="graphic">
      <style:graphic-properties style:run-through="fore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vg:stroke-width="0.019cm" svg:stroke-color="#808080" draw:fill="solid" draw:fill-color="#83caff" draw:opacity="50%" draw:textarea-horizontal-align="justify" draw:textarea-vertical-align="middle" draw:auto-grow-height="false" fo:min-height="0.968cm" fo:min-width="1.104cm" fo:padding-top="0.009cm" fo:padding-bottom="0.009cm" fo:padding-left="0.009cm" fo:padding-right="0.009cm" draw:shadow-opacity="50%" style:run-through="foreground"/>
    </style:style>
    <style:style style:name="gr27" style:family="graphic">
      <style:graphic-properties draw:stroke="solid" svg:stroke-width="0.019cm" draw:textarea-horizontal-align="center" draw:textarea-vertical-align="middle" fo:padding-top="0.009cm" fo:padding-bottom="0.009cm" fo:padding-left="0.009cm" fo:padding-right="0.009cm" style:run-through="foreground"/>
    </style:style>
    <style:style style:name="gr28" style:family="graphic">
      <style:graphic-properties draw:stroke="dash" draw:stroke-dash="Dash_20_5983" svg:stroke-width="0.019cm" draw:textarea-horizontal-align="center" draw:textarea-vertical-align="middle" fo:padding-top="0.009cm" fo:padding-bottom="0.009cm" fo:padding-left="0.009cm" fo:padding-right="0.009cm" style:run-through="foreground"/>
    </style:style>
    <style:style style:name="gr29" style:family="graphic">
      <style:graphic-properties draw:stroke="dash" draw:stroke-dash="Dash_20_5984" svg:stroke-width="0.019cm" draw:textarea-horizontal-align="center" draw:textarea-vertical-align="middle" fo:padding-top="0.009cm" fo:padding-bottom="0.009cm" fo:padding-left="0.009cm" fo:padding-right="0.009cm" style:run-through="foreground"/>
    </style:style>
    <style:style style:name="gr30" style:family="graphic">
      <style:graphic-properties draw:stroke="dash" draw:stroke-dash="Dash_20_5985" svg:stroke-width="0.019cm" draw:textarea-horizontal-align="center" draw:textarea-vertical-align="middle" fo:padding-top="0.009cm" fo:padding-bottom="0.009cm" fo:padding-left="0.009cm" fo:padding-right="0.009cm" style:run-through="foreground"/>
    </style:style>
    <style:style style:name="gr31" style:family="graphic">
      <style:graphic-properties style:run-through="foreground" style:vertical-pos="bottom" style:vertical-rel="baseline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svg:stroke-width="0.019cm" svg:stroke-color="#808080" draw:fill="solid" draw:fill-color="#83caff" draw:opacity="50%" draw:textarea-horizontal-align="justify" draw:textarea-vertical-align="middle" draw:auto-grow-height="false" fo:min-height="1.64cm" fo:min-width="0.912cm" fo:padding-top="0.009cm" fo:padding-bottom="0.009cm" fo:padding-left="0.009cm" fo:padding-right="0.009cm" draw:shadow-opacity="50%" style:run-through="foreground"/>
    </style:style>
    <style:style style:name="gr33" style:family="graphic">
      <style:graphic-properties draw:stroke="none" svg:stroke-width="0.019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31cm" fo:min-width="0.1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dash" draw:stroke-dash="Dash_20_5967" svg:stroke-width="0.019cm" svg:stroke-color="#000000" draw:fill="none" draw:textarea-horizontal-align="center" draw:textarea-vertical-align="middle" fo:padding-top="0.009cm" fo:padding-bottom="0.009cm" fo:padding-left="0.009cm" fo:padding-right="0.009cm" style:run-through="foreground"/>
    </style:style>
    <style:style style:name="gr35" style:family="graphic">
      <style:graphic-properties draw:stroke="solid" svg:stroke-width="0.019cm" svg:stroke-color="#000000" draw:fill="none" draw:textarea-horizontal-align="center" draw:textarea-vertical-align="middle" fo:padding-top="0.009cm" fo:padding-bottom="0.009cm" fo:padding-left="0.009cm" fo:padding-right="0.009cm" style:run-through="foreground"/>
    </style:style>
    <style:style style:name="gr3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38" style:family="graphic">
      <style:graphic-properties draw:stroke="solid" svg:stroke-width="0.019cm" svg:stroke-color="#808080" draw:fill="solid" draw:fill-color="#83caff" draw:opacity="50%" draw:textarea-horizontal-align="justify" draw:textarea-vertical-align="middle" draw:auto-grow-height="false" fo:min-height="1.917cm" fo:min-width="1.083cm" fo:padding-top="0.009cm" fo:padding-bottom="0.009cm" fo:padding-left="0.009cm" fo:padding-right="0.009cm" draw:shadow-opacity="50%" style:run-through="foreground"/>
    </style:style>
    <style:style style:name="gr39" style:family="graphic">
      <style:graphic-properties draw:stroke="dash" draw:stroke-dash="Dash_20_5986" svg:stroke-width="0.019cm" draw:textarea-horizontal-align="center" draw:textarea-vertical-align="middle" fo:padding-top="0.009cm" fo:padding-bottom="0.009cm" fo:padding-left="0.009cm" fo:padding-right="0.009cm" style:run-through="foreground"/>
    </style:style>
    <style:style style:name="gr40" style:family="graphic">
      <style:graphic-properties draw:stroke="dash" draw:stroke-dash="Dash_20_5987" svg:stroke-width="0.019cm" draw:textarea-horizontal-align="center" draw:textarea-vertical-align="middle" fo:padding-top="0.009cm" fo:padding-bottom="0.009cm" fo:padding-left="0.009cm" fo:padding-right="0.009cm" style:run-through="foreground"/>
    </style:style>
    <style:style style:name="gr41" style:family="graphic">
      <style:graphic-properties draw:stroke="dash" draw:stroke-dash="Dash_20_5988" svg:stroke-width="0.019cm" draw:textarea-horizontal-align="center" draw:textarea-vertical-align="middle" fo:padding-top="0.009cm" fo:padding-bottom="0.009cm" fo:padding-left="0.009cm" fo:padding-right="0.009cm" style:run-through="foreground"/>
    </style:style>
    <style:style style:name="gr42" style:family="graphic">
      <style:graphic-properties svg:stroke-width="0.019cm" svg:stroke-color="#808080" draw:fill="solid" draw:fill-color="#83caff" draw:opacity="50%" draw:textarea-horizontal-align="justify" draw:textarea-vertical-align="middle" draw:auto-grow-height="false" fo:min-height="1.274cm" fo:min-width="1.286cm" fo:padding-top="0.009cm" fo:padding-bottom="0.009cm" fo:padding-left="0.009cm" fo:padding-right="0.009cm" draw:shadow-opacity="50%" style:run-through="foreground"/>
    </style:style>
    <style:style style:name="gr43" style:family="graphic">
      <style:graphic-properties svg:stroke-width="0.019cm" draw:fill="none" draw:fill-color="#ffffff" draw:textarea-horizontal-align="justify" draw:textarea-vertical-align="middle" draw:auto-grow-height="false" fo:min-height="2.789cm" fo:min-width="1.286cm" fo:padding-top="0.009cm" fo:padding-bottom="0.009cm" fo:padding-left="0.009cm" fo:padding-right="0.009cm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4" draw:name="Shape8_0" draw:style-name="gr36" draw:text-style-name="P122" svg:width="2.703cm" svg:height="0.715cm" draw:transform="rotate (0.0872664625997165) translate (1.32644444444444cm 1.21884722222222cm)">
        <draw:text-box>
          <text:p text:style-name="P117"><text:span text:style-name="T187">S</text:span><text:span text:style-name="T187">é</text:span><text:span text:style-name="T187">r</text:span><text:span text:style-name="T187">i</text:span><text:span text:style-name="T187">e</text:span><text:span text:style-name="T187"> </text:span><text:span text:style-name="T187">3</text:span></text:p>
        </draw:text-box>
      </draw:frame>
      <draw:path text:anchor-type="page" text:anchor-page-number="1" draw:z-index="3" draw:name="Shape1" draw:style-name="gr37" draw:text-style-name="P123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3420216309" text:style-name="_5f_Numérotation_20_des_20_exercices">
              <text:list-item>
                <text:h text:style-name="P113" text:outline-level="1"><text:span text:style-name="_5f_Caractères">On a indiqué la capacité de chaque récipient. Précise sous chacun d'eux et dans la même unité dans quelle mesure ils ont été remplis ou remplis-les selon la contenance indiquée.</text:span></text:h>
              </text:list-item>
            </text:list>
            <table:table table:name="Tableau1" table:style-name="Tableau1">
              <table:table-column table:style-name="Tableau1.A" table:number-columns-repeated="3"/>
              <table:table-column table:style-name="Tableau1.D"/>
              <table:table-row table:style-name="TableLine213253120">
                <table:table-cell table:style-name="Tableau1.A1" office:value-type="string">
                  <text:h text:style-name="_5f_Tableau_5f_Centré_5f_Gras" text:outline-level="1"><text:span text:style-name="_5f_Caractères"><text:span text:style-name="T182">5 L</text:span></text:span></text:h>
                </table:table-cell>
                <table:table-cell table:style-name="Tableau1.A1" office:value-type="string">
                  <text:h text:style-name="_5f_Tableau_5f_Centré_5f_Gras" text:outline-level="1"><text:span text:style-name="_5f_Caractères"><text:span text:style-name="T182">100 L</text:span></text:span></text:h>
                </table:table-cell>
                <table:table-cell table:style-name="Tableau1.A1" office:value-type="string">
                  <text:h text:style-name="_5f_Tableau_5f_Centré_5f_Gras" text:outline-level="1"><text:span text:style-name="_5f_Caractères"><text:span text:style-name="T182">1 L</text:span></text:span></text:h>
                </table:table-cell>
                <table:table-cell table:style-name="Tableau1.D1" office:value-type="string">
                  <text:h text:style-name="_5f_Tableau_5f_Centré_5f_Gras" text:outline-level="1"><text:span text:style-name="_5f_Caractères"><text:span text:style-name="T182">100 mL</text:span></text:span></text:h>
                </table:table-cell>
              </table:table-row>
              <table:table-row table:style-name="TableLine136692736">
                <table:table-cell table:style-name="Tableau1.A2" office:value-type="string">
                  <text:h text:style-name="_5f_Tableau_5f_Centré_5f_Gras" text:outline-level="1"><text:span text:style-name="_5f_Caractères"><draw:g text:anchor-type="as-char" draw:z-index="0" draw:name="Forme2" draw:style-name="gr25"><draw:custom-shape draw:style-name="gr42" draw:text-style-name="P130" svg:width="1.304cm" svg:height="1.983cm" svg:x="0cm" svg:y="1.58cm"><text:p/><draw:enhanced-geometry svg:viewBox="0 0 88 21600" draw:glue-points="44 ?f6 44 0 0 10800 44 21600 88 10800" draw:text-areas="0 ?f6 88 ?f3" draw:type="can" draw:modifiers="5030.4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g draw:style-name="gr23"><draw:line draw:style-name="gr24" draw:text-style-name="P129" svg:x1="0.646cm" svg:y1="0.504cm" svg:x2="0.646cm" svg:y2="3.564cm"><text:p/></draw:line><draw:line draw:style-name="gr24" draw:text-style-name="P129" svg:x1="0.591cm" svg:y1="3.565cm" svg:x2="0.7cm" svg:y2="3.565cm"><text:p/></draw:line><draw:line draw:style-name="gr24" draw:text-style-name="P129" svg:x1="0.591cm" svg:y1="2.956cm" svg:x2="0.7cm" svg:y2="2.956cm"><text:p/></draw:line><draw:line draw:style-name="gr24" draw:text-style-name="P129" svg:x1="0.591cm" svg:y1="2.342cm" svg:x2="0.7cm" svg:y2="2.342cm"><text:p/></draw:line><draw:line draw:style-name="gr24" draw:text-style-name="P129" svg:x1="0.591cm" svg:y1="1.73cm" svg:x2="0.7cm" svg:y2="1.73cm"><text:p/></draw:line><draw:line draw:style-name="gr24" draw:text-style-name="P129" svg:x1="0.591cm" svg:y1="1.118cm" svg:x2="0.7cm" svg:y2="1.118cm"><text:p/></draw:line><draw:line draw:style-name="gr24" draw:text-style-name="P129" svg:x1="0.591cm" svg:y1="0.504cm" svg:x2="0.7cm" svg:y2="0.504cm"><text:p/></draw:line></draw:g><draw:custom-shape draw:style-name="gr43" draw:text-style-name="P133" svg:width="1.304cm" svg:height="3.564cm" svg:x="0cm" svg:y="0cm"><text:p/><draw:enhanced-geometry svg:viewBox="0 0 88 21600" draw:glue-points="44 ?f6 44 0 0 10800 44 21600 88 10800" draw:text-areas="0 ?f6 88 ?f3" draw:type="can" draw:modifiers="3065.30366806975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</text:span></text:h>
                </table:table-cell>
                <table:table-cell table:style-name="Tableau1.A2" office:value-type="string">
                  <text:h text:style-name="_5f_Tableau_5f_Centré" text:outline-level="1"><text:span text:style-name="_5f_Caractères"><draw:g text:anchor-type="as-char" draw:z-index="1" draw:name="Forme3" draw:style-name="gr25"><draw:custom-shape draw:style-name="gr38" draw:text-style-name="P130" svg:width="1.498cm" svg:height="2.331cm" svg:x="0cm" svg:y="0.827cm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728.33117723156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g draw:style-name="gr23"><draw:line draw:name="trait1_4" draw:style-name="gr27" draw:text-style-name="P117" svg:x1="0cm" svg:y1="3.157cm" svg:x2="1.107cm" svg:y2="3.157cm"><text:p/></draw:line><draw:line draw:name="trait1_5" draw:style-name="gr27" draw:text-style-name="P117" svg:x1="0cm" svg:y1="0.393cm" svg:x2="0cm" svg:y2="3.159cm"><text:p/></draw:line><draw:line draw:name="trait1_6" draw:style-name="gr27" draw:text-style-name="P117" svg:x1="1.106cm" svg:y1="0.393cm" svg:x2="1.106cm" svg:y2="3.159cm"><text:p/></draw:line><draw:line draw:name="trait1_7" draw:style-name="gr27" draw:text-style-name="P117" svg:x1="0cm" svg:y1="0.393cm" svg:x2="1.107cm" svg:y2="0.393cm"><text:p/></draw:line><draw:line draw:name="trait2_3" draw:style-name="gr27" draw:text-style-name="P117" svg:x1="0cm" svg:y1="0.391cm" svg:x2="0.392cm" svg:y2="0cm"><text:p/></draw:line><draw:line draw:name="trait2_4" draw:style-name="gr27" draw:text-style-name="P117" svg:x1="1.106cm" svg:y1="0.391cm" svg:x2="1.498cm" svg:y2="0cm"><text:p/></draw:line><draw:line draw:name="trait2_5" draw:style-name="gr27" draw:text-style-name="P117" svg:x1="0.393cm" svg:y1="0cm" svg:x2="1.5cm" svg:y2="0cm"><text:p/></draw:line><draw:line draw:name="trait3_5" draw:style-name="gr39" draw:text-style-name="P117" svg:x1="0cm" svg:y1="3.16cm" svg:x2="0.392cm" svg:y2="2.769cm"><text:p/></draw:line><draw:line draw:name="trait3_6" draw:style-name="gr27" draw:text-style-name="P117" svg:x1="1.106cm" svg:y1="3.16cm" svg:x2="1.498cm" svg:y2="2.769cm"><text:p/></draw:line><draw:line draw:name="trait3_7" draw:style-name="gr40" draw:text-style-name="P117" svg:x1="0.393cm" svg:y1="2.769cm" svg:x2="1.5cm" svg:y2="2.769cm"><text:p/></draw:line><draw:line draw:name="trait3_8" draw:style-name="gr41" draw:text-style-name="P117" svg:x1="0.393cm" svg:y1="0cm" svg:x2="0.393cm" svg:y2="2.766cm"><text:p/></draw:line><draw:line draw:name="trait3_9" draw:style-name="gr27" draw:text-style-name="P117" svg:x1="1.499cm" svg:y1="0cm" svg:x2="1.499cm" svg:y2="2.766cm"><text:p/></draw:line></draw:g><draw:g draw:style-name="gr23"><draw:line draw:style-name="gr24" draw:text-style-name="P129" svg:x1="0.005cm" svg:y1="0.393cm" svg:x2="0.005cm" svg:y2="3.159cm"><text:p/></draw:line><draw:line draw:style-name="gr24" draw:text-style-name="P129" svg:x1="0.071cm" svg:y1="3.157cm" svg:x2="0cm" svg:y2="3.157cm"><text:p/></draw:line><draw:line draw:style-name="gr24" draw:text-style-name="P129" svg:x1="0.071cm" svg:y1="2.88cm" svg:x2="0cm" svg:y2="2.88cm"><text:p/></draw:line><draw:line draw:style-name="gr24" draw:text-style-name="P129" svg:x1="0.071cm" svg:y1="2.605cm" svg:x2="0cm" svg:y2="2.605cm"><text:p/></draw:line><draw:line draw:style-name="gr24" draw:text-style-name="P129" svg:x1="0.071cm" svg:y1="2.328cm" svg:x2="0cm" svg:y2="2.328cm"><text:p/></draw:line><draw:line draw:style-name="gr24" draw:text-style-name="P129" svg:x1="0.071cm" svg:y1="2.051cm" svg:x2="0cm" svg:y2="2.051cm"><text:p/></draw:line><draw:line draw:style-name="gr24" draw:text-style-name="P129" svg:x1="0.071cm" svg:y1="1.774cm" svg:x2="0cm" svg:y2="1.774cm"><text:p/></draw:line><draw:line draw:style-name="gr24" draw:text-style-name="P129" svg:x1="0.071cm" svg:y1="1.499cm" svg:x2="0cm" svg:y2="1.499cm"><text:p/></draw:line><draw:line draw:style-name="gr24" draw:text-style-name="P129" svg:x1="0.071cm" svg:y1="1.222cm" svg:x2="0cm" svg:y2="1.222cm"><text:p/></draw:line><draw:line draw:style-name="gr24" draw:text-style-name="P129" svg:x1="0.071cm" svg:y1="0.945cm" svg:x2="0cm" svg:y2="0.945cm"><text:p/></draw:line><draw:line draw:style-name="gr24" draw:text-style-name="P129" svg:x1="0.071cm" svg:y1="0.67cm" svg:x2="0cm" svg:y2="0.67cm"><text:p/></draw:line><draw:line draw:style-name="gr24" draw:text-style-name="P129" svg:x1="0.071cm" svg:y1="0.393cm" svg:x2="0cm" svg:y2="0.393cm"><text:p/></draw:line></draw:g></draw:g></text:span></text:h>
                </table:table-cell>
                <table:table-cell table:style-name="Tableau1.C2" office:value-type="string">
                  <text:h text:style-name="_5f_Tableau_5f_Centré" text:outline-level="1"><draw:custom-shape text:anchor-type="paragraph" draw:z-index="10" draw:name="Forme1" draw:style-name="gr20" draw:text-style-name="P127" svg:width="0.798cm" svg:height="2.74cm" svg:x="0.594cm" svg:y="1.27cm"><text:p/><draw:enhanced-geometry svg:viewBox="0 0 21600 21600" draw:type="rectangle" draw:enhanced-path="M 0 0 L 21600 0 21600 21600 0 21600 0 0 Z N"/></draw:custom-shape><text:span text:style-name="_5f_Caractères"><draw:g text:anchor-type="as-char" draw:z-index="2" draw:name="Forme4" draw:style-name="gr21"><draw:rect draw:style-name="gr22" draw:text-style-name="P128" svg:width="0.798cm" svg:height="3.894cm" svg:x="0cm" svg:y="0cm"><text:p/></draw:rect><draw:g draw:style-name="gr23"><draw:line draw:style-name="gr24" draw:text-style-name="P129" svg:x1="0.797cm" svg:y1="0cm" svg:x2="0.797cm" svg:y2="3.892cm"><text:p/></draw:line><draw:line draw:style-name="gr24" draw:text-style-name="P129" svg:x1="0.68cm" svg:y1="3.892cm" svg:x2="0.797cm" svg:y2="3.892cm"><text:p/></draw:line><draw:line draw:style-name="gr24" draw:text-style-name="P129" svg:x1="0.68cm" svg:y1="3.503cm" svg:x2="0.797cm" svg:y2="3.503cm"><text:p/></draw:line><draw:line draw:style-name="gr24" draw:text-style-name="P129" svg:x1="0.68cm" svg:y1="3.114cm" svg:x2="0.797cm" svg:y2="3.114cm"><text:p/></draw:line><draw:line draw:style-name="gr24" draw:text-style-name="P129" svg:x1="0.68cm" svg:y1="2.724cm" svg:x2="0.797cm" svg:y2="2.724cm"><text:p/></draw:line><draw:line draw:style-name="gr24" draw:text-style-name="P129" svg:x1="0.68cm" svg:y1="2.336cm" svg:x2="0.797cm" svg:y2="2.336cm"><text:p/></draw:line><draw:line draw:style-name="gr24" draw:text-style-name="P129" svg:x1="0.68cm" svg:y1="1.947cm" svg:x2="0.797cm" svg:y2="1.947cm"><text:p/></draw:line><draw:line draw:style-name="gr24" draw:text-style-name="P129" svg:x1="0.68cm" svg:y1="1.559cm" svg:x2="0.797cm" svg:y2="1.559cm"><text:p/></draw:line><draw:line draw:style-name="gr24" draw:text-style-name="P129" svg:x1="0.68cm" svg:y1="1.169cm" svg:x2="0.797cm" svg:y2="1.169cm"><text:p/></draw:line><draw:line draw:style-name="gr24" draw:text-style-name="P129" svg:x1="0.68cm" svg:y1="0.778cm" svg:x2="0.797cm" svg:y2="0.778cm"><text:p/></draw:line><draw:line draw:style-name="gr24" draw:text-style-name="P129" svg:x1="0.68cm" svg:y1="0.393cm" svg:x2="0.797cm" svg:y2="0.393cm"><text:p/></draw:line><draw:line draw:style-name="gr24" draw:text-style-name="P129" svg:x1="0.68cm" svg:y1="0cm" svg:x2="0.797cm" svg:y2="0cm"><text:p/></draw:line></draw:g></draw:g></text:span></text:h>
                </table:table-cell>
                <table:table-cell table:style-name="Tableau1.D2" office:value-type="string">
                  <text:h text:style-name="_5f_Tableau_5f_Centré" text:outline-level="1"><draw:custom-shape text:anchor-type="paragraph" draw:z-index="11" draw:name="Forme10" draw:style-name="gr19" draw:text-style-name="P127" svg:width="0.768cm" svg:height="3.343cm" svg:x="0.607cm" svg:y="0.686cm"><text:p/><draw:enhanced-geometry svg:viewBox="0 0 21600 21600" draw:type="rectangle" draw:enhanced-path="M 0 0 L 21600 0 21600 21600 0 21600 0 0 Z N"/></draw:custom-shape><text:span text:style-name="_5f_Caractères"><draw:g text:anchor-type="as-char" draw:z-index="5" draw:name="Forme5" draw:style-name="gr25"><draw:rect draw:style-name="gr22" draw:text-style-name="P128" svg:width="0.768cm" svg:height="3.904cm" svg:x="0cm" svg:y="0cm"><text:p/></draw:rect><draw:g draw:style-name="gr23"><draw:line draw:style-name="gr24" draw:text-style-name="P129" svg:x1="0.768cm" svg:y1="0cm" svg:x2="0.768cm" svg:y2="3.904cm"><text:p/></draw:line><draw:line draw:style-name="gr24" draw:text-style-name="P129" svg:x1="0.503cm" svg:y1="3.902cm" svg:x2="0.766cm" svg:y2="3.902cm"><text:p/></draw:line><draw:line draw:style-name="gr24" draw:text-style-name="P129" svg:x1="0.593cm" svg:y1="3.708cm" svg:x2="0.768cm" svg:y2="3.708cm"><text:p/></draw:line><draw:line draw:style-name="gr24" draw:text-style-name="P129" svg:x1="0.681cm" svg:y1="3.67cm" svg:x2="0.769cm" svg:y2="3.67cm"><text:p/></draw:line><draw:line draw:style-name="gr24" draw:text-style-name="P129" svg:x1="0.681cm" svg:y1="3.627cm" svg:x2="0.769cm" svg:y2="3.627cm"><text:p/></draw:line><draw:line draw:style-name="gr24" draw:text-style-name="P129" svg:x1="0.681cm" svg:y1="3.59cm" svg:x2="0.769cm" svg:y2="3.59cm"><text:p/></draw:line><draw:line draw:style-name="gr24" draw:text-style-name="P129" svg:x1="0.681cm" svg:y1="3.551cm" svg:x2="0.769cm" svg:y2="3.551cm"><text:p/></draw:line><draw:line draw:style-name="gr24" draw:text-style-name="P129" svg:x1="0.681cm" svg:y1="3.747cm" svg:x2="0.769cm" svg:y2="3.747cm"><text:p/></draw:line><draw:line draw:style-name="gr24" draw:text-style-name="P129" svg:x1="0.681cm" svg:y1="3.784cm" svg:x2="0.769cm" svg:y2="3.784cm"><text:p/></draw:line><draw:line draw:style-name="gr24" draw:text-style-name="P129" svg:x1="0.681cm" svg:y1="3.826cm" svg:x2="0.769cm" svg:y2="3.826cm"><text:p/></draw:line><draw:line draw:style-name="gr24" draw:text-style-name="P129" svg:x1="0.681cm" svg:y1="3.865cm" svg:x2="0.769cm" svg:y2="3.865cm"><text:p/></draw:line><draw:line draw:style-name="gr24" draw:text-style-name="P129" svg:x1="0.503cm" svg:y1="3.513cm" svg:x2="0.766cm" svg:y2="3.513cm"><text:p/></draw:line><draw:line draw:style-name="gr24" draw:text-style-name="P129" svg:x1="0.593cm" svg:y1="3.318cm" svg:x2="0.768cm" svg:y2="3.318cm"><text:p/></draw:line><draw:line draw:style-name="gr24" draw:text-style-name="P129" svg:x1="0.681cm" svg:y1="3.276cm" svg:x2="0.769cm" svg:y2="3.276cm"><text:p/></draw:line><draw:line draw:style-name="gr24" draw:text-style-name="P129" svg:x1="0.681cm" svg:y1="3.239cm" svg:x2="0.769cm" svg:y2="3.239cm"><text:p/></draw:line><draw:line draw:style-name="gr24" draw:text-style-name="P129" svg:x1="0.681cm" svg:y1="3.2cm" svg:x2="0.769cm" svg:y2="3.2cm"><text:p/></draw:line><draw:line draw:style-name="gr24" draw:text-style-name="P129" svg:x1="0.681cm" svg:y1="3.162cm" svg:x2="0.769cm" svg:y2="3.162cm"><text:p/></draw:line><draw:line draw:style-name="gr24" draw:text-style-name="P129" svg:x1="0.681cm" svg:y1="3.357cm" svg:x2="0.769cm" svg:y2="3.357cm"><text:p/></draw:line><draw:line draw:style-name="gr24" draw:text-style-name="P129" svg:x1="0.681cm" svg:y1="3.394cm" svg:x2="0.769cm" svg:y2="3.394cm"><text:p/></draw:line><draw:line draw:style-name="gr24" draw:text-style-name="P129" svg:x1="0.681cm" svg:y1="3.433cm" svg:x2="0.769cm" svg:y2="3.433cm"><text:p/></draw:line><draw:line draw:style-name="gr24" draw:text-style-name="P129" svg:x1="0.681cm" svg:y1="3.475cm" svg:x2="0.769cm" svg:y2="3.475cm"><text:p/></draw:line><draw:line draw:style-name="gr24" draw:text-style-name="P129" svg:x1="0.503cm" svg:y1="3.124cm" svg:x2="0.766cm" svg:y2="3.124cm"><text:p/></draw:line><draw:line draw:style-name="gr24" draw:text-style-name="P129" svg:x1="0.593cm" svg:y1="2.925cm" svg:x2="0.768cm" svg:y2="2.925cm"><text:p/></draw:line><draw:line draw:style-name="gr24" draw:text-style-name="P129" svg:x1="0.681cm" svg:y1="2.886cm" svg:x2="0.769cm" svg:y2="2.886cm"><text:p/></draw:line><draw:line draw:style-name="gr24" draw:text-style-name="P129" svg:x1="0.681cm" svg:y1="2.849cm" svg:x2="0.769cm" svg:y2="2.849cm"><text:p/></draw:line><draw:line draw:style-name="gr24" draw:text-style-name="P129" svg:x1="0.681cm" svg:y1="2.811cm" svg:x2="0.769cm" svg:y2="2.811cm"><text:p/></draw:line><draw:line draw:style-name="gr24" draw:text-style-name="P129" svg:x1="0.681cm" svg:y1="2.771cm" svg:x2="0.769cm" svg:y2="2.771cm"><text:p/></draw:line><draw:line draw:style-name="gr24" draw:text-style-name="P129" svg:x1="0.681cm" svg:y1="2.967cm" svg:x2="0.769cm" svg:y2="2.967cm"><text:p/></draw:line><draw:line draw:style-name="gr24" draw:text-style-name="P129" svg:x1="0.681cm" svg:y1="3.006cm" svg:x2="0.769cm" svg:y2="3.006cm"><text:p/></draw:line><draw:line draw:style-name="gr24" draw:text-style-name="P129" svg:x1="0.681cm" svg:y1="3.043cm" svg:x2="0.769cm" svg:y2="3.043cm"><text:p/></draw:line><draw:line draw:style-name="gr24" draw:text-style-name="P129" svg:x1="0.681cm" svg:y1="3.082cm" svg:x2="0.769cm" svg:y2="3.082cm"><text:p/></draw:line><draw:line draw:style-name="gr24" draw:text-style-name="P129" svg:x1="0.503cm" svg:y1="2.731cm" svg:x2="0.766cm" svg:y2="2.731cm"><text:p/></draw:line><draw:line draw:style-name="gr24" draw:text-style-name="P129" svg:x1="0.593cm" svg:y1="2.535cm" svg:x2="0.768cm" svg:y2="2.535cm"><text:p/></draw:line><draw:line draw:style-name="gr24" draw:text-style-name="P129" svg:x1="0.681cm" svg:y1="2.498cm" svg:x2="0.769cm" svg:y2="2.498cm"><text:p/></draw:line><draw:line draw:style-name="gr24" draw:text-style-name="P129" svg:x1="0.681cm" svg:y1="2.46cm" svg:x2="0.769cm" svg:y2="2.46cm"><text:p/></draw:line><draw:line draw:style-name="gr24" draw:text-style-name="P129" svg:x1="0.681cm" svg:y1="2.417cm" svg:x2="0.769cm" svg:y2="2.417cm"><text:p/></draw:line><draw:line draw:style-name="gr24" draw:text-style-name="P129" svg:x1="0.681cm" svg:y1="2.378cm" svg:x2="0.769cm" svg:y2="2.378cm"><text:p/></draw:line><draw:line draw:style-name="gr24" draw:text-style-name="P129" svg:x1="0.681cm" svg:y1="2.574cm" svg:x2="0.769cm" svg:y2="2.574cm"><text:p/></draw:line><draw:line draw:style-name="gr24" draw:text-style-name="P129" svg:x1="0.681cm" svg:y1="2.616cm" svg:x2="0.769cm" svg:y2="2.616cm"><text:p/></draw:line><draw:line draw:style-name="gr24" draw:text-style-name="P129" svg:x1="0.681cm" svg:y1="2.655cm" svg:x2="0.769cm" svg:y2="2.655cm"><text:p/></draw:line><draw:line draw:style-name="gr24" draw:text-style-name="P129" svg:x1="0.681cm" svg:y1="2.692cm" svg:x2="0.769cm" svg:y2="2.692cm"><text:p/></draw:line><draw:line draw:style-name="gr24" draw:text-style-name="P129" svg:x1="0.503cm" svg:y1="2.341cm" svg:x2="0.766cm" svg:y2="2.341cm"><text:p/></draw:line><draw:line draw:style-name="gr24" draw:text-style-name="P129" svg:x1="0.593cm" svg:y1="2.147cm" svg:x2="0.768cm" svg:y2="2.147cm"><text:p/></draw:line><draw:line draw:style-name="gr24" draw:text-style-name="P129" svg:x1="0.681cm" svg:y1="2.108cm" svg:x2="0.769cm" svg:y2="2.108cm"><text:p/></draw:line><draw:line draw:style-name="gr24" draw:text-style-name="P129" svg:x1="0.681cm" svg:y1="2.069cm" svg:x2="0.769cm" svg:y2="2.069cm"><text:p/></draw:line><draw:line draw:style-name="gr24" draw:text-style-name="P129" svg:x1="0.681cm" svg:y1="2.027cm" svg:x2="0.769cm" svg:y2="2.027cm"><text:p/></draw:line><draw:line draw:style-name="gr24" draw:text-style-name="P129" svg:x1="0.681cm" svg:y1="1.99cm" svg:x2="0.769cm" svg:y2="1.99cm"><text:p/></draw:line><draw:line draw:style-name="gr24" draw:text-style-name="P129" svg:x1="0.681cm" svg:y1="2.184cm" svg:x2="0.769cm" svg:y2="2.184cm"><text:p/></draw:line><draw:line draw:style-name="gr24" draw:text-style-name="P129" svg:x1="0.681cm" svg:y1="2.223cm" svg:x2="0.769cm" svg:y2="2.223cm"><text:p/></draw:line><draw:line draw:style-name="gr24" draw:text-style-name="P129" svg:x1="0.681cm" svg:y1="2.263cm" svg:x2="0.769cm" svg:y2="2.263cm"><text:p/></draw:line><draw:line draw:style-name="gr24" draw:text-style-name="P129" svg:x1="0.681cm" svg:y1="2.304cm" svg:x2="0.769cm" svg:y2="2.304cm"><text:p/></draw:line><draw:line draw:style-name="gr24" draw:text-style-name="P129" svg:x1="0.503cm" svg:y1="1.952cm" svg:x2="0.766cm" svg:y2="1.952cm"><text:p/></draw:line><draw:line draw:style-name="gr24" draw:text-style-name="P129" svg:x1="0.593cm" svg:y1="1.757cm" svg:x2="0.768cm" svg:y2="1.757cm"><text:p/></draw:line><draw:line draw:style-name="gr24" draw:text-style-name="P129" svg:x1="0.681cm" svg:y1="1.718cm" svg:x2="0.769cm" svg:y2="1.718cm"><text:p/></draw:line><draw:line draw:style-name="gr24" draw:text-style-name="P129" svg:x1="0.681cm" svg:y1="1.676cm" svg:x2="0.769cm" svg:y2="1.676cm"><text:p/></draw:line><draw:line draw:style-name="gr24" draw:text-style-name="P129" svg:x1="0.681cm" svg:y1="1.639cm" svg:x2="0.769cm" svg:y2="1.639cm"><text:p/></draw:line><draw:line draw:style-name="gr24" draw:text-style-name="P129" svg:x1="0.681cm" svg:y1="1.601cm" svg:x2="0.769cm" svg:y2="1.601cm"><text:p/></draw:line><draw:line draw:style-name="gr24" draw:text-style-name="P129" svg:x1="0.681cm" svg:y1="1.796cm" svg:x2="0.769cm" svg:y2="1.796cm"><text:p/></draw:line><draw:line draw:style-name="gr24" draw:text-style-name="P129" svg:x1="0.681cm" svg:y1="1.833cm" svg:x2="0.769cm" svg:y2="1.833cm"><text:p/></draw:line><draw:line draw:style-name="gr24" draw:text-style-name="P129" svg:x1="0.681cm" svg:y1="1.87cm" svg:x2="0.769cm" svg:y2="1.87cm"><text:p/></draw:line><draw:line draw:style-name="gr24" draw:text-style-name="P129" svg:x1="0.681cm" svg:y1="1.912cm" svg:x2="0.769cm" svg:y2="1.912cm"><text:p/></draw:line><draw:line draw:style-name="gr24" draw:text-style-name="P129" svg:x1="0.503cm" svg:y1="1.562cm" svg:x2="0.766cm" svg:y2="1.562cm"><text:p/></draw:line><draw:line draw:style-name="gr24" draw:text-style-name="P129" svg:x1="0.593cm" svg:y1="1.367cm" svg:x2="0.768cm" svg:y2="1.367cm"><text:p/></draw:line><draw:line draw:style-name="gr24" draw:text-style-name="P129" svg:x1="0.681cm" svg:y1="1.325cm" svg:x2="0.769cm" svg:y2="1.325cm"><text:p/></draw:line><draw:line draw:style-name="gr24" draw:text-style-name="P129" svg:x1="0.681cm" svg:y1="1.288cm" svg:x2="0.769cm" svg:y2="1.288cm"><text:p/></draw:line><draw:line draw:style-name="gr24" draw:text-style-name="P129" svg:x1="0.681cm" svg:y1="1.249cm" svg:x2="0.769cm" svg:y2="1.249cm"><text:p/></draw:line><draw:line draw:style-name="gr24" draw:text-style-name="P129" svg:x1="0.681cm" svg:y1="1.21cm" svg:x2="0.769cm" svg:y2="1.21cm"><text:p/></draw:line><draw:line draw:style-name="gr24" draw:text-style-name="P129" svg:x1="0.681cm" svg:y1="1.406cm" svg:x2="0.769cm" svg:y2="1.406cm"><text:p/></draw:line><draw:line draw:style-name="gr24" draw:text-style-name="P129" svg:x1="0.681cm" svg:y1="1.444cm" svg:x2="0.769cm" svg:y2="1.444cm"><text:p/></draw:line><draw:line draw:style-name="gr24" draw:text-style-name="P129" svg:x1="0.681cm" svg:y1="1.482cm" svg:x2="0.769cm" svg:y2="1.482cm"><text:p/></draw:line><draw:line draw:style-name="gr24" draw:text-style-name="P129" svg:x1="0.681cm" svg:y1="1.519cm" svg:x2="0.769cm" svg:y2="1.519cm"><text:p/></draw:line><draw:line draw:style-name="gr24" draw:text-style-name="P129" svg:x1="0.503cm" svg:y1="1.168cm" svg:x2="0.766cm" svg:y2="1.168cm"><text:p/></draw:line><draw:line draw:style-name="gr24" draw:text-style-name="P129" svg:x1="0.593cm" svg:y1="0.974cm" svg:x2="0.768cm" svg:y2="0.974cm"><text:p/></draw:line><draw:line draw:style-name="gr24" draw:text-style-name="P129" svg:x1="0.681cm" svg:y1="0.937cm" svg:x2="0.769cm" svg:y2="0.937cm"><text:p/></draw:line><draw:line draw:style-name="gr24" draw:text-style-name="P129" svg:x1="0.681cm" svg:y1="0.899cm" svg:x2="0.769cm" svg:y2="0.899cm"><text:p/></draw:line><draw:line draw:style-name="gr24" draw:text-style-name="P129" svg:x1="0.681cm" svg:y1="0.859cm" svg:x2="0.769cm" svg:y2="0.859cm"><text:p/></draw:line><draw:line draw:style-name="gr24" draw:text-style-name="P129" svg:x1="0.681cm" svg:y1="0.817cm" svg:x2="0.769cm" svg:y2="0.817cm"><text:p/></draw:line><draw:line draw:style-name="gr24" draw:text-style-name="P129" svg:x1="0.681cm" svg:y1="1.011cm" svg:x2="0.769cm" svg:y2="1.011cm"><text:p/></draw:line><draw:line draw:style-name="gr24" draw:text-style-name="P129" svg:x1="0.681cm" svg:y1="1.055cm" svg:x2="0.769cm" svg:y2="1.055cm"><text:p/></draw:line><draw:line draw:style-name="gr24" draw:text-style-name="P129" svg:x1="0.681cm" svg:y1="1.093cm" svg:x2="0.769cm" svg:y2="1.093cm"><text:p/></draw:line><draw:line draw:style-name="gr24" draw:text-style-name="P129" svg:x1="0.681cm" svg:y1="1.131cm" svg:x2="0.769cm" svg:y2="1.131cm"><text:p/></draw:line><draw:line draw:style-name="gr24" draw:text-style-name="P129" svg:x1="0.503cm" svg:y1="0.78cm" svg:x2="0.766cm" svg:y2="0.78cm"><text:p/></draw:line><draw:line draw:style-name="gr24" draw:text-style-name="P129" svg:x1="0.593cm" svg:y1="0.586cm" svg:x2="0.768cm" svg:y2="0.586cm"><text:p/></draw:line><draw:line draw:style-name="gr24" draw:text-style-name="P129" svg:x1="0.681cm" svg:y1="0.547cm" svg:x2="0.769cm" svg:y2="0.547cm"><text:p/></draw:line><draw:line draw:style-name="gr24" draw:text-style-name="P129" svg:x1="0.681cm" svg:y1="0.503cm" svg:x2="0.769cm" svg:y2="0.503cm"><text:p/></draw:line><draw:line draw:style-name="gr24" draw:text-style-name="P129" svg:x1="0.681cm" svg:y1="0.466cm" svg:x2="0.769cm" svg:y2="0.466cm"><text:p/></draw:line><draw:line draw:style-name="gr24" draw:text-style-name="P129" svg:x1="0.681cm" svg:y1="0.429cm" svg:x2="0.769cm" svg:y2="0.429cm"><text:p/></draw:line><draw:line draw:style-name="gr24" draw:text-style-name="P129" svg:x1="0.681cm" svg:y1="0.623cm" svg:x2="0.769cm" svg:y2="0.623cm"><text:p/></draw:line><draw:line draw:style-name="gr24" draw:text-style-name="P129" svg:x1="0.681cm" svg:y1="0.66cm" svg:x2="0.769cm" svg:y2="0.66cm"><text:p/></draw:line><draw:line draw:style-name="gr24" draw:text-style-name="P129" svg:x1="0.681cm" svg:y1="0.703cm" svg:x2="0.769cm" svg:y2="0.703cm"><text:p/></draw:line><draw:line draw:style-name="gr24" draw:text-style-name="P129" svg:x1="0.681cm" svg:y1="0.742cm" svg:x2="0.769cm" svg:y2="0.742cm"><text:p/></draw:line><draw:line draw:style-name="gr24" draw:text-style-name="P129" svg:x1="0.503cm" svg:y1="0.39cm" svg:x2="0.766cm" svg:y2="0.39cm"><text:p/></draw:line><draw:line draw:style-name="gr24" draw:text-style-name="P129" svg:x1="0.593cm" svg:y1="0.196cm" svg:x2="0.768cm" svg:y2="0.196cm"><text:p/></draw:line><draw:line draw:style-name="gr24" draw:text-style-name="P129" svg:x1="0.681cm" svg:y1="0.152cm" svg:x2="0.769cm" svg:y2="0.152cm"><text:p/></draw:line><draw:line draw:style-name="gr24" draw:text-style-name="P129" svg:x1="0.681cm" svg:y1="0.115cm" svg:x2="0.769cm" svg:y2="0.115cm"><text:p/></draw:line><draw:line draw:style-name="gr24" draw:text-style-name="P129" svg:x1="0.681cm" svg:y1="0.078cm" svg:x2="0.769cm" svg:y2="0.078cm"><text:p/></draw:line><draw:line draw:style-name="gr24" draw:text-style-name="P129" svg:x1="0.681cm" svg:y1="0.039cm" svg:x2="0.769cm" svg:y2="0.039cm"><text:p/></draw:line><draw:line draw:style-name="gr24" draw:text-style-name="P129" svg:x1="0.681cm" svg:y1="0.234cm" svg:x2="0.769cm" svg:y2="0.234cm"><text:p/></draw:line><draw:line draw:style-name="gr24" draw:text-style-name="P129" svg:x1="0.681cm" svg:y1="0.272cm" svg:x2="0.769cm" svg:y2="0.272cm"><text:p/></draw:line><draw:line draw:style-name="gr24" draw:text-style-name="P129" svg:x1="0.681cm" svg:y1="0.309cm" svg:x2="0.769cm" svg:y2="0.309cm"><text:p/></draw:line><draw:line draw:style-name="gr24" draw:text-style-name="P129" svg:x1="0.681cm" svg:y1="0.351cm" svg:x2="0.769cm" svg:y2="0.351cm"><text:p/></draw:line><draw:line draw:style-name="gr24" draw:text-style-name="P129" svg:x1="0.503cm" svg:y1="0cm" svg:x2="0.766cm" svg:y2="0cm"><text:p/></draw:line></draw:g></draw:g></text:span></text:h>
                </table:table-cell>
              </table:table-row>
              <table:table-row table:style-name="Tableau1.3">
                <table:table-cell table:style-name="Tableau1.A2" office:value-type="string">
                  <text:h text:style-name="P103" text:outline-level="1"><text:span text:style-name="_5f_Caractères"><text:s/>2,5 L</text:span></text:h>
                </table:table-cell>
                <table:table-cell table:style-name="Tableau1.A2" office:value-type="string">
                  <text:h text:style-name="P103" text:outline-level="1"><text:span text:style-name="_5f_Caractères">70 L</text:span></text:h>
                </table:table-cell>
                <table:table-cell table:style-name="Tableau1.C3" office:value-type="string">
                  <text:h text:style-name="_5f_Tableau_5f_Centré" text:outline-level="1"><text:span text:style-name="_5f_Caractères">0,7 L</text:span></text:h>
                </table:table-cell>
                <table:table-cell table:style-name="Tableau1.D3" office:value-type="string">
                  <text:h text:style-name="_5f_Tableau_5f_Centré" text:outline-level="1"><text:span text:style-name="_5f_Caractères">85 mL</text:span></text:h>
                </table:table-cell>
              </table:table-row>
            </table:table>
            <text:list xml:id="list123609329013439" text:continue-numbering="true" text:style-name="_5f_Numérotation_20_des_20_exercices">
              <text:list-item>
                <text:h text:style-name="_5f_Titre_5f_Exercices_5f_sans_5f_Titre" text:outline-level="1"><text:span text:style-name="_5f_Caractères">On a indiqué la capacité de chaque récipient. Précise sous chacun d'eux et dans la même unité dans quelle mesure ils ont été remplis ou remplis-les selon la contenance indiquée. Attention à l’uni­té indiquée dans la seconde ligne du tableau.</text:span></text:h>
              </text:list-item>
            </text:list>
            <table:table table:name="Tableau9" table:style-name="Tableau9">
              <table:table-column table:style-name="Tableau9.A" table:number-columns-repeated="3"/>
              <table:table-column table:style-name="Tableau9.D"/>
              <table:table-row table:style-name="TableLine181778400">
                <table:table-cell table:style-name="Tableau9.A1" office:value-type="string">
                  <text:h text:style-name="_5f_Tableau_5f_Centré_5f_Gras" text:outline-level="1"><text:span text:style-name="_5f_Caractères"><text:span text:style-name="T182">1 daL</text:span></text:span></text:h>
                </table:table-cell>
                <table:table-cell table:style-name="Tableau9.A1" office:value-type="string">
                  <text:h text:style-name="_5f_Tableau_5f_Centré_5f_Gras" text:outline-level="1"><text:span text:style-name="_5f_Caractères"><text:span text:style-name="T182">750 mL</text:span></text:span></text:h>
                </table:table-cell>
                <table:table-cell table:style-name="Tableau9.A1" office:value-type="string">
                  <text:h text:style-name="_5f_Tableau_5f_Centré_5f_Gras" text:outline-level="1"><text:span text:style-name="_5f_Caractères"><text:span text:style-name="T182">50 L</text:span></text:span></text:h>
                </table:table-cell>
                <table:table-cell table:style-name="Tableau9.D1" office:value-type="string">
                  <text:h text:style-name="_5f_Tableau_5f_Centré_5f_Gras" text:outline-level="1"><text:span text:style-name="_5f_Caractères"><text:span text:style-name="T182">1 L</text:span></text:span></text:h>
                </table:table-cell>
              </table:table-row>
              <table:table-row table:style-name="TableLine125060736">
                <table:table-cell table:style-name="Tableau9.A2" office:value-type="string">
                  <text:h text:style-name="_5f_Tableau_5f_Centré_5f_Gras" text:outline-level="1"><text:span text:style-name="_5f_Caractères"><draw:g text:anchor-type="as-char" draw:z-index="6" draw:name="Forme6" draw:style-name="gr31"><draw:custom-shape draw:style-name="gr32" draw:text-style-name="P130" svg:width="0.929cm" svg:height="2.14cm" svg:x="0cm" svg:y="1.219cm"><text:p/><draw:enhanced-geometry svg:viewBox="0 0 88 21600" draw:mirror-horizontal="false" draw:mirror-vertical="false" draw:glue-points="44 ?f6 44 0 0 10800 44 21600 88 10800" draw:text-areas="0 ?f6 88 ?f3" draw:type="can" draw:modifiers="3253.46977934122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style-name="gr33" draw:text-style-name="P131" svg:width="0.692cm" svg:height="0.782cm" draw:transform="rotate (1.5707963267949) translate (0.0652638888888889cm 1.20473611111111cm)"><draw:text-box><text:p/></draw:text-box></draw:frame><draw:g draw:style-name="gr23"><draw:line draw:style-name="gr24" draw:text-style-name="P129" svg:x1="0.489cm" svg:y1="0.347cm" svg:x2="0.489cm" svg:y2="3.359cm"><text:p/></draw:line><draw:line draw:style-name="gr24" draw:text-style-name="P129" svg:x1="0.44cm" svg:y1="3.358cm" svg:x2="0.533cm" svg:y2="3.358cm"><text:p/></draw:line><draw:line draw:style-name="gr24" draw:text-style-name="P129" svg:x1="0.44cm" svg:y1="3.059cm" svg:x2="0.533cm" svg:y2="3.059cm"><text:p/></draw:line><draw:line draw:style-name="gr24" draw:text-style-name="P129" svg:x1="0.44cm" svg:y1="2.755cm" svg:x2="0.533cm" svg:y2="2.755cm"><text:p/></draw:line><draw:line draw:style-name="gr24" draw:text-style-name="P129" svg:x1="0.44cm" svg:y1="2.454cm" svg:x2="0.533cm" svg:y2="2.454cm"><text:p/></draw:line><draw:line draw:style-name="gr24" draw:text-style-name="P129" svg:x1="0.44cm" svg:y1="2.155cm" svg:x2="0.533cm" svg:y2="2.155cm"><text:p/></draw:line><draw:line draw:style-name="gr24" draw:text-style-name="P129" svg:x1="0.44cm" svg:y1="1.852cm" svg:x2="0.533cm" svg:y2="1.852cm"><text:p/></draw:line><draw:line draw:style-name="gr24" draw:text-style-name="P129" svg:x1="0.44cm" svg:y1="1.55cm" svg:x2="0.533cm" svg:y2="1.55cm"><text:p/></draw:line><draw:line draw:style-name="gr24" draw:text-style-name="P129" svg:x1="0.44cm" svg:y1="1.251cm" svg:x2="0.533cm" svg:y2="1.251cm"><text:p/></draw:line><draw:line draw:style-name="gr24" draw:text-style-name="P129" svg:x1="0.44cm" svg:y1="0.952cm" svg:x2="0.533cm" svg:y2="0.952cm"><text:p/></draw:line><draw:line draw:style-name="gr24" draw:text-style-name="P129" svg:x1="0.44cm" svg:y1="0.646cm" svg:x2="0.533cm" svg:y2="0.646cm"><text:p/></draw:line><draw:line draw:style-name="gr24" draw:text-style-name="P129" svg:x1="0.44cm" svg:y1="0.347cm" svg:x2="0.533cm" svg:y2="0.347cm"><text:p/></draw:line></draw:g><draw:g draw:style-name="gr23"><draw:ellipse draw:name="trait1_8" draw:style-name="gr34" draw:text-style-name="P132" svg:width="0.929cm" svg:height="0.322cm" svg:x="0cm" svg:y="3.039cm" draw:kind="arc" draw:start-angle="0" draw:end-angle="180"><text:p/></draw:ellipse><draw:ellipse draw:name="trait1_9" draw:style-name="gr35" draw:text-style-name="P132" svg:width="0.929cm" svg:height="0.32cm" svg:x="0cm" svg:y="3.041cm" draw:kind="arc" draw:start-angle="180" draw:end-angle="0"><text:p/></draw:ellipse><draw:ellipse draw:name="trait1_10" draw:style-name="gr35" draw:text-style-name="P132" svg:width="0.929cm" svg:height="0.32cm" svg:x="0cm" svg:y="0cm" draw:kind="arc" draw:start-angle="0" draw:end-angle="180"><text:p/></draw:ellipse><draw:ellipse draw:name="trait1_11" draw:style-name="gr35" draw:text-style-name="P132" svg:width="0.929cm" svg:height="0.32cm" svg:x="0cm" svg:y="0.002cm" draw:kind="arc" draw:start-angle="180" draw:end-angle="0"><text:p/></draw:ellipse><draw:line draw:name="trait0_2" draw:style-name="gr35" draw:text-style-name="P132" svg:x1="0cm" svg:y1="0.161cm" svg:x2="0cm" svg:y2="3.199cm"><text:p/></draw:line><draw:line draw:name="trait0_3" draw:style-name="gr35" draw:text-style-name="P132" svg:x1="0.931cm" svg:y1="0.161cm" svg:x2="0.931cm" svg:y2="3.199cm"><text:p/></draw:line></draw:g></draw:g></text:span></text:h>
                </table:table-cell>
                <table:table-cell table:style-name="Tableau9.A2" office:value-type="string">
                  <text:h text:style-name="_5f_Tableau_5f_Centré" text:outline-level="1"><text:span text:style-name="_5f_Caractères"><draw:g text:anchor-type="as-char" draw:z-index="7" draw:name="Forme7" draw:style-name="gr25"><draw:custom-shape draw:style-name="gr26" draw:text-style-name="P130" svg:width="1.638cm" svg:height="1.502cm" svg:x="0cm" svg:y="0.494cm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409.05209222886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g draw:style-name="gr23"><draw:line draw:name="trait1_0" draw:style-name="gr27" draw:text-style-name="P117" svg:x1="0cm" svg:y1="1.995cm" svg:x2="1.149cm" svg:y2="1.995cm"><text:p/></draw:line><draw:line draw:name="trait1_1" draw:style-name="gr27" draw:text-style-name="P117" svg:x1="0cm" svg:y1="0.521cm" svg:x2="0cm" svg:y2="1.995cm"><text:p/></draw:line><draw:line draw:name="trait1_2" draw:style-name="gr27" draw:text-style-name="P117" svg:x1="1.147cm" svg:y1="0.521cm" svg:x2="1.147cm" svg:y2="1.995cm"><text:p/></draw:line><draw:line draw:name="trait1_3" draw:style-name="gr27" draw:text-style-name="P117" svg:x1="0cm" svg:y1="0.521cm" svg:x2="1.149cm" svg:y2="0.521cm"><text:p/></draw:line><draw:line draw:name="trait2_6" draw:style-name="gr27" draw:text-style-name="P117" svg:x1="0cm" svg:y1="0.521cm" svg:x2="0.487cm" svg:y2="0cm"><text:p/></draw:line><draw:line draw:name="trait2_7" draw:style-name="gr27" draw:text-style-name="P117" svg:x1="1.147cm" svg:y1="0.521cm" svg:x2="1.634cm" svg:y2="0cm"><text:p/></draw:line><draw:line draw:name="trait2_8" draw:style-name="gr27" draw:text-style-name="P117" svg:x1="0.487cm" svg:y1="0cm" svg:x2="1.636cm" svg:y2="0cm"><text:p/></draw:line><draw:line draw:name="trait3_10" draw:style-name="gr28" draw:text-style-name="P117" svg:x1="0cm" svg:y1="1.997cm" svg:x2="0.487cm" svg:y2="1.476cm"><text:p/></draw:line><draw:line draw:name="trait3_11" draw:style-name="gr27" draw:text-style-name="P117" svg:x1="1.147cm" svg:y1="1.997cm" svg:x2="1.634cm" svg:y2="1.476cm"><text:p/></draw:line><draw:line draw:name="trait3_12" draw:style-name="gr29" draw:text-style-name="P117" svg:x1="0.487cm" svg:y1="1.476cm" svg:x2="1.636cm" svg:y2="1.476cm"><text:p/></draw:line><draw:line draw:name="trait3_13" draw:style-name="gr30" draw:text-style-name="P117" svg:x1="0.487cm" svg:y1="0cm" svg:x2="0.487cm" svg:y2="1.474cm"><text:p/></draw:line><draw:line draw:name="trait3_14" draw:style-name="gr27" draw:text-style-name="P117" svg:x1="1.637cm" svg:y1="0cm" svg:x2="1.637cm" svg:y2="1.474cm"><text:p/></draw:line></draw:g><draw:g draw:style-name="gr23"><draw:line draw:style-name="gr24" draw:text-style-name="P129" svg:x1="1.15cm" svg:y1="0.521cm" svg:x2="1.15cm" svg:y2="1.994cm"><text:p/></draw:line><draw:line draw:style-name="gr24" draw:text-style-name="P129" svg:x1="1.026cm" svg:y1="1.995cm" svg:x2="1.15cm" svg:y2="1.995cm"><text:p/></draw:line><draw:line draw:style-name="gr24" draw:text-style-name="P129" svg:x1="1.026cm" svg:y1="1.506cm" svg:x2="1.15cm" svg:y2="1.506cm"><text:p/></draw:line><draw:line draw:style-name="gr24" draw:text-style-name="P129" svg:x1="1.026cm" svg:y1="1.013cm" svg:x2="1.15cm" svg:y2="1.013cm"><text:p/></draw:line><draw:line draw:style-name="gr24" draw:text-style-name="P129" svg:x1="1.026cm" svg:y1="0.521cm" svg:x2="1.15cm" svg:y2="0.521cm"><text:p/></draw:line></draw:g></draw:g></text:span></text:h>
                </table:table-cell>
                <table:table-cell table:style-name="Tableau9.C2" office:value-type="string">
                  <text:h text:style-name="_5f_Tableau_5f_Centré" text:outline-level="1"><draw:custom-shape text:anchor-type="paragraph" draw:z-index="12" draw:name="Forme11" draw:style-name="gr18" draw:text-style-name="P127" svg:width="0.701cm" svg:height="0.394cm" svg:x="0.646cm" svg:y="3.614cm"><text:p/><draw:enhanced-geometry svg:viewBox="0 0 21600 21600" draw:type="rectangle" draw:enhanced-path="M 0 0 L 21600 0 21600 21600 0 21600 0 0 Z N"/></draw:custom-shape><text:span text:style-name="_5f_Caractères"><draw:g text:anchor-type="as-char" draw:z-index="8" draw:name="Forme8" draw:style-name="gr25"><draw:g draw:style-name="gr23"><draw:line draw:style-name="gr24" draw:text-style-name="P129" svg:x1="0.707cm" svg:y1="-0.001cm" svg:x2="0.707cm" svg:y2="3.907cm"><text:p/></draw:line><draw:line draw:style-name="gr24" draw:text-style-name="P129" svg:x1="0.463cm" svg:y1="3.912cm" svg:x2="0.703cm" svg:y2="3.912cm"><text:p/></draw:line><draw:line draw:style-name="gr24" draw:text-style-name="P129" svg:x1="0.544cm" svg:y1="3.517cm" svg:x2="0.704cm" svg:y2="3.517cm"><text:p/></draw:line><draw:line draw:style-name="gr24" draw:text-style-name="P129" svg:x1="0.624cm" svg:y1="3.441cm" svg:x2="0.704cm" svg:y2="3.441cm"><text:p/></draw:line><draw:line draw:style-name="gr24" draw:text-style-name="P129" svg:x1="0.624cm" svg:y1="3.361cm" svg:x2="0.704cm" svg:y2="3.361cm"><text:p/></draw:line><draw:line draw:style-name="gr24" draw:text-style-name="P129" svg:x1="0.624cm" svg:y1="3.284cm" svg:x2="0.704cm" svg:y2="3.284cm"><text:p/></draw:line><draw:line draw:style-name="gr24" draw:text-style-name="P129" svg:x1="0.624cm" svg:y1="3.205cm" svg:x2="0.704cm" svg:y2="3.205cm"><text:p/></draw:line><draw:line draw:style-name="gr24" draw:text-style-name="P129" svg:x1="0.624cm" svg:y1="3.598cm" svg:x2="0.704cm" svg:y2="3.598cm"><text:p/></draw:line><draw:line draw:style-name="gr24" draw:text-style-name="P129" svg:x1="0.624cm" svg:y1="3.674cm" svg:x2="0.704cm" svg:y2="3.674cm"><text:p/></draw:line><draw:line draw:style-name="gr24" draw:text-style-name="P129" svg:x1="0.624cm" svg:y1="3.755cm" svg:x2="0.704cm" svg:y2="3.755cm"><text:p/></draw:line><draw:line draw:style-name="gr24" draw:text-style-name="P129" svg:x1="0.624cm" svg:y1="3.83cm" svg:x2="0.704cm" svg:y2="3.83cm"><text:p/></draw:line><draw:line draw:style-name="gr24" draw:text-style-name="P129" svg:x1="0.463cm" svg:y1="3.127cm" svg:x2="0.703cm" svg:y2="3.127cm"><text:p/></draw:line><draw:line draw:style-name="gr24" draw:text-style-name="P129" svg:x1="0.544cm" svg:y1="2.739cm" svg:x2="0.704cm" svg:y2="2.739cm"><text:p/></draw:line><draw:line draw:style-name="gr24" draw:text-style-name="P129" svg:x1="0.624cm" svg:y1="2.657cm" svg:x2="0.704cm" svg:y2="2.657cm"><text:p/></draw:line><draw:line draw:style-name="gr24" draw:text-style-name="P129" svg:x1="0.624cm" svg:y1="2.582cm" svg:x2="0.704cm" svg:y2="2.582cm"><text:p/></draw:line><draw:line draw:style-name="gr24" draw:text-style-name="P129" svg:x1="0.624cm" svg:y1="2.501cm" svg:x2="0.704cm" svg:y2="2.501cm"><text:p/></draw:line><draw:line draw:style-name="gr24" draw:text-style-name="P129" svg:x1="0.624cm" svg:y1="2.425cm" svg:x2="0.704cm" svg:y2="2.425cm"><text:p/></draw:line><draw:line draw:style-name="gr24" draw:text-style-name="P129" svg:x1="0.624cm" svg:y1="2.814cm" svg:x2="0.704cm" svg:y2="2.814cm"><text:p/></draw:line><draw:line draw:style-name="gr24" draw:text-style-name="P129" svg:x1="0.624cm" svg:y1="2.891cm" svg:x2="0.704cm" svg:y2="2.891cm"><text:p/></draw:line><draw:line draw:style-name="gr24" draw:text-style-name="P129" svg:x1="0.624cm" svg:y1="2.97cm" svg:x2="0.704cm" svg:y2="2.97cm"><text:p/></draw:line><draw:line draw:style-name="gr24" draw:text-style-name="P129" svg:x1="0.624cm" svg:y1="3.053cm" svg:x2="0.704cm" svg:y2="3.053cm"><text:p/></draw:line><draw:line draw:style-name="gr24" draw:text-style-name="P129" svg:x1="0.463cm" svg:y1="2.344cm" svg:x2="0.703cm" svg:y2="2.344cm"><text:p/></draw:line><draw:line draw:style-name="gr24" draw:text-style-name="P129" svg:x1="0.544cm" svg:y1="1.954cm" svg:x2="0.704cm" svg:y2="1.954cm"><text:p/></draw:line><draw:line draw:style-name="gr24" draw:text-style-name="P129" svg:x1="0.624cm" svg:y1="1.875cm" svg:x2="0.704cm" svg:y2="1.875cm"><text:p/></draw:line><draw:line draw:style-name="gr24" draw:text-style-name="P129" svg:x1="0.624cm" svg:y1="1.798cm" svg:x2="0.704cm" svg:y2="1.798cm"><text:p/></draw:line><draw:line draw:style-name="gr24" draw:text-style-name="P129" svg:x1="0.624cm" svg:y1="1.723cm" svg:x2="0.704cm" svg:y2="1.723cm"><text:p/></draw:line><draw:line draw:style-name="gr24" draw:text-style-name="P129" svg:x1="0.624cm" svg:y1="1.641cm" svg:x2="0.704cm" svg:y2="1.641cm"><text:p/></draw:line><draw:line draw:style-name="gr24" draw:text-style-name="P129" svg:x1="0.624cm" svg:y1="2.032cm" svg:x2="0.704cm" svg:y2="2.032cm"><text:p/></draw:line><draw:line draw:style-name="gr24" draw:text-style-name="P129" svg:x1="0.624cm" svg:y1="2.111cm" svg:x2="0.704cm" svg:y2="2.111cm"><text:p/></draw:line><draw:line draw:style-name="gr24" draw:text-style-name="P129" svg:x1="0.624cm" svg:y1="2.189cm" svg:x2="0.704cm" svg:y2="2.189cm"><text:p/></draw:line><draw:line draw:style-name="gr24" draw:text-style-name="P129" svg:x1="0.624cm" svg:y1="2.268cm" svg:x2="0.704cm" svg:y2="2.268cm"><text:p/></draw:line><draw:line draw:style-name="gr24" draw:text-style-name="P129" svg:x1="0.463cm" svg:y1="1.566cm" svg:x2="0.703cm" svg:y2="1.566cm"><text:p/></draw:line><draw:line draw:style-name="gr24" draw:text-style-name="P129" svg:x1="0.544cm" svg:y1="1.172cm" svg:x2="0.704cm" svg:y2="1.172cm"><text:p/></draw:line><draw:line draw:style-name="gr24" draw:text-style-name="P129" svg:x1="0.624cm" svg:y1="1.095cm" svg:x2="0.704cm" svg:y2="1.095cm"><text:p/></draw:line><draw:line draw:style-name="gr24" draw:text-style-name="P129" svg:x1="0.624cm" svg:y1="1.016cm" svg:x2="0.704cm" svg:y2="1.016cm"><text:p/></draw:line><draw:line draw:style-name="gr24" draw:text-style-name="P129" svg:x1="0.624cm" svg:y1="0.938cm" svg:x2="0.704cm" svg:y2="0.938cm"><text:p/></draw:line><draw:line draw:style-name="gr24" draw:text-style-name="P129" svg:x1="0.624cm" svg:y1="0.864cm" svg:x2="0.704cm" svg:y2="0.864cm"><text:p/></draw:line><draw:line draw:style-name="gr24" draw:text-style-name="P129" svg:x1="0.624cm" svg:y1="1.252cm" svg:x2="0.704cm" svg:y2="1.252cm"><text:p/></draw:line><draw:line draw:style-name="gr24" draw:text-style-name="P129" svg:x1="0.624cm" svg:y1="1.329cm" svg:x2="0.704cm" svg:y2="1.329cm"><text:p/></draw:line><draw:line draw:style-name="gr24" draw:text-style-name="P129" svg:x1="0.624cm" svg:y1="1.409cm" svg:x2="0.704cm" svg:y2="1.409cm"><text:p/></draw:line><draw:line draw:style-name="gr24" draw:text-style-name="P129" svg:x1="0.624cm" svg:y1="1.485cm" svg:x2="0.704cm" svg:y2="1.485cm"><text:p/></draw:line><draw:line draw:style-name="gr24" draw:text-style-name="P129" svg:x1="0.463cm" svg:y1="0.781cm" svg:x2="0.703cm" svg:y2="0.781cm"><text:p/></draw:line><draw:line draw:style-name="gr24" draw:text-style-name="P129" svg:x1="0.544cm" svg:y1="0.393cm" svg:x2="0.704cm" svg:y2="0.393cm"><text:p/></draw:line><draw:line draw:style-name="gr24" draw:text-style-name="P129" svg:x1="0.624cm" svg:y1="0.312cm" svg:x2="0.704cm" svg:y2="0.312cm"><text:p/></draw:line><draw:line draw:style-name="gr24" draw:text-style-name="P129" svg:x1="0.624cm" svg:y1="0.236cm" svg:x2="0.704cm" svg:y2="0.236cm"><text:p/></draw:line><draw:line draw:style-name="gr24" draw:text-style-name="P129" svg:x1="0.624cm" svg:y1="0.156cm" svg:x2="0.704cm" svg:y2="0.156cm"><text:p/></draw:line><draw:line draw:style-name="gr24" draw:text-style-name="P129" svg:x1="0.624cm" svg:y1="0.079cm" svg:x2="0.704cm" svg:y2="0.079cm"><text:p/></draw:line><draw:line draw:style-name="gr24" draw:text-style-name="P129" svg:x1="0.624cm" svg:y1="0.47cm" svg:x2="0.704cm" svg:y2="0.47cm"><text:p/></draw:line><draw:line draw:style-name="gr24" draw:text-style-name="P129" svg:x1="0.624cm" svg:y1="0.55cm" svg:x2="0.704cm" svg:y2="0.55cm"><text:p/></draw:line><draw:line draw:style-name="gr24" draw:text-style-name="P129" svg:x1="0.624cm" svg:y1="0.625cm" svg:x2="0.704cm" svg:y2="0.625cm"><text:p/></draw:line><draw:line draw:style-name="gr24" draw:text-style-name="P129" svg:x1="0.624cm" svg:y1="0.707cm" svg:x2="0.704cm" svg:y2="0.707cm"><text:p/></draw:line><draw:line draw:style-name="gr24" draw:text-style-name="P129" svg:x1="0.463cm" svg:y1="-0.001cm" svg:x2="0.703cm" svg:y2="-0.001cm"><text:p/></draw:line></draw:g><draw:rect draw:style-name="gr22" draw:text-style-name="P128" svg:width="0.701cm" svg:height="3.91cm" svg:x="0cm" svg:y="0cm"><text:p/></draw:rect></draw:g></text:span></text:h>
                </table:table-cell>
                <table:table-cell table:style-name="Tableau9.D2" office:value-type="string">
                  <text:h text:style-name="_5f_Tableau_5f_Centré" text:outline-level="1"><draw:custom-shape text:anchor-type="paragraph" draw:z-index="13" draw:name="Forme12" draw:style-name="gr17" draw:text-style-name="P127" svg:width="0.798cm" svg:height="3.111cm" svg:x="0.594cm" svg:y="0.884cm"><text:p/><draw:enhanced-geometry svg:viewBox="0 0 21600 21600" draw:type="rectangle" draw:enhanced-path="M 0 0 L 21600 0 21600 21600 0 21600 0 0 Z N"/></draw:custom-shape><text:span text:style-name="_5f_Caractères"><draw:g text:anchor-type="as-char" draw:z-index="9" draw:name="Forme9" draw:style-name="gr21"><draw:rect draw:style-name="gr22" draw:text-style-name="P128" svg:width="0.798cm" svg:height="3.894cm" svg:x="0cm" svg:y="0cm"><text:p/></draw:rect><draw:g draw:style-name="gr23"><draw:line draw:style-name="gr24" draw:text-style-name="P129" svg:x1="0.797cm" svg:y1="0cm" svg:x2="0.797cm" svg:y2="3.892cm"><text:p/></draw:line><draw:line draw:style-name="gr24" draw:text-style-name="P129" svg:x1="0.68cm" svg:y1="3.892cm" svg:x2="0.797cm" svg:y2="3.892cm"><text:p/></draw:line><draw:line draw:style-name="gr24" draw:text-style-name="P129" svg:x1="0.68cm" svg:y1="3.503cm" svg:x2="0.797cm" svg:y2="3.503cm"><text:p/></draw:line><draw:line draw:style-name="gr24" draw:text-style-name="P129" svg:x1="0.68cm" svg:y1="3.114cm" svg:x2="0.797cm" svg:y2="3.114cm"><text:p/></draw:line><draw:line draw:style-name="gr24" draw:text-style-name="P129" svg:x1="0.68cm" svg:y1="2.724cm" svg:x2="0.797cm" svg:y2="2.724cm"><text:p/></draw:line><draw:line draw:style-name="gr24" draw:text-style-name="P129" svg:x1="0.68cm" svg:y1="2.336cm" svg:x2="0.797cm" svg:y2="2.336cm"><text:p/></draw:line><draw:line draw:style-name="gr24" draw:text-style-name="P129" svg:x1="0.68cm" svg:y1="1.947cm" svg:x2="0.797cm" svg:y2="1.947cm"><text:p/></draw:line><draw:line draw:style-name="gr24" draw:text-style-name="P129" svg:x1="0.68cm" svg:y1="1.559cm" svg:x2="0.797cm" svg:y2="1.559cm"><text:p/></draw:line><draw:line draw:style-name="gr24" draw:text-style-name="P129" svg:x1="0.68cm" svg:y1="1.169cm" svg:x2="0.797cm" svg:y2="1.169cm"><text:p/></draw:line><draw:line draw:style-name="gr24" draw:text-style-name="P129" svg:x1="0.68cm" svg:y1="0.778cm" svg:x2="0.797cm" svg:y2="0.778cm"><text:p/></draw:line><draw:line draw:style-name="gr24" draw:text-style-name="P129" svg:x1="0.68cm" svg:y1="0.393cm" svg:x2="0.797cm" svg:y2="0.393cm"><text:p/></draw:line><draw:line draw:style-name="gr24" draw:text-style-name="P129" svg:x1="0.68cm" svg:y1="0cm" svg:x2="0.797cm" svg:y2="0cm"><text:p/></draw:line></draw:g></draw:g></text:span></text:h>
                </table:table-cell>
              </table:table-row>
              <table:table-row table:style-name="Tableau9.3">
                <table:table-cell table:style-name="Tableau9.A2" office:value-type="string">
                  <text:h text:style-name="P103" text:outline-level="1"><text:span text:style-name="_5f_Caractères">60 dL</text:span></text:h>
                </table:table-cell>
                <table:table-cell table:style-name="Tableau9.A2" office:value-type="string">
                  <text:h text:style-name="P103" text:outline-level="1"><text:span text:style-name="_5f_Caractères">0,5 L</text:span></text:h>
                </table:table-cell>
                <table:table-cell table:style-name="Tableau9.C3" office:value-type="string">
                  <text:h text:style-name="_5f_Tableau_5f_Centré" text:outline-level="1"><text:span text:style-name="_5f_Caractères">0,5 daL</text:span></text:h>
                </table:table-cell>
                <table:table-cell table:style-name="Tableau9.D3" office:value-type="string">
                  <text:h text:style-name="_5f_Tableau_5f_Centré" text:outline-level="1"><text:span text:style-name="_5f_Caractères">800 mL</text:span></text:h>
                </table:table-cell>
              </table:table-row>
            </table:table>
            <text:section text:style-name="Sect2" text:name="Section1">
              <text:list xml:id="list123608308127130" text:continue-numbering="true" text:style-name="_5f_Numérotation_20_des_20_exercices">
                <text:list-item>
                  <text:h text:style-name="_5f_Titre_5f_Exercices_5f_sans_5f_Titre" text:outline-level="1"><text:span text:style-name="_5f_Caractères"><text:s/>Convertis chaque mesure dans une unité plus adaptée.</text:span></text:h>
                </text:list-item>
              </text:list>
              <table:table table:name="Tableau3" table:style-name="Tableau3">
                <table:table-column table:style-name="Tableau3.A"/>
                <table:table-column table:style-name="Tableau3.B" table:number-columns-repeated="2"/>
                <table:table-row table:style-name="Tableau3.1">
                  <table:table-cell table:style-name="Tableau3.A1" office:value-type="string">
                    <text:h text:style-name="_5f_Tableau_5f_Centré_5f_Gras" text:outline-level="1"><text:span text:style-name="_5f_Caractères"><text:span text:style-name="T182"/></text:span></text:h>
                  </table:table-cell>
                  <table:table-cell table:style-name="Tableau3.B1" office:value-type="string">
                    <text:h text:style-name="_5f_Tableau_5f_Centré_5f_Gras" text:outline-level="1"><text:span text:style-name="_5f_Caractères"><text:span text:style-name="T182">55 000 mL </text:span></text:span></text:h>
                  </table:table-cell>
                  <table:table-cell table:style-name="Tableau3.C1" office:value-type="string">
                    <text:h text:style-name="_5f_Tableau_5f_Centré_5f_Gras" text:outline-level="1"><text:span text:style-name="_5f_Caractères"><text:span text:style-name="T182">55 L</text:span></text:span></text:h>
                  </table:table-cell>
                </table:table-row>
                <table:table-row table:style-name="Tableau3.1">
                  <table:table-cell table:style-name="Tableau3.A1" office:value-type="string">
                    <text:list xml:id="list123608448427550" text:continue-numbering="true" text:style-name="_5f_Numérotation_20_des_20_exercices">
                      <text:list-item>
                        <text:list>
                          <text:list-item>
                            <text:h text:style-name="P114" text:outline-level="1"><text:span text:style-name="_5f_Caractères"><text:span text:style-name="T182"/></text:span></text:h>
                          </text:list-item>
                        </text:list>
                      </text:list-item>
                    </text:list>
                  </table:table-cell>
                  <table:table-cell table:style-name="Tableau3.B2" office:value-type="string">
                    <text:h text:style-name="_5f_Tableau_5f_Centré" text:outline-level="1"><text:span text:style-name="_5f_Caractères">120 000 cL</text:span></text:h>
                  </table:table-cell>
                  <table:table-cell table:style-name="Tableau3.C2" office:value-type="string">
                    <text:h text:style-name="P103" text:outline-level="1"><text:span text:style-name="_5f_Caractères">12 hL</text:span></text:h>
                  </table:table-cell>
                </table:table-row>
                <table:table-row table:style-name="Tableau3.1">
                  <table:table-cell table:style-name="Tableau3.A1" office:value-type="string">
                    <text:list xml:id="list123607853673229" text:continue-numbering="true" text:style-name="_5f_Numérotation_20_des_20_exercices">
                      <text:list-item>
                        <text:list>
                          <text:list-item>
                            <text:h text:style-name="P114" text:outline-level="1"><text:span text:style-name="_5f_Caractères"><text:span text:style-name="T182"/></text:span></text:h>
                          </text:list-item>
                        </text:list>
                      </text:list-item>
                    </text:list>
                  </table:table-cell>
                  <table:table-cell table:style-name="Tableau3.B2" office:value-type="string">
                    <text:h text:style-name="_5f_Tableau_5f_Centré" text:outline-level="1"><text:span text:style-name="_5f_Caractères">0,0015 hL</text:span></text:h>
                  </table:table-cell>
                  <table:table-cell table:style-name="Tableau3.C2" office:value-type="string">
                    <text:h text:style-name="P103" text:outline-level="1"><text:span text:style-name="_5f_Caractères">15 cL</text:span></text:h>
                  </table:table-cell>
                </table:table-row>
                <table:table-row table:style-name="Tableau3.1">
                  <table:table-cell table:style-name="Tableau3.A1" office:value-type="string">
                    <text:list xml:id="list123609322923673" text:continue-numbering="true" text:style-name="_5f_Numérotation_20_des_20_exercices">
                      <text:list-item>
                        <text:list>
                          <text:list-item>
                            <text:h text:style-name="P114" text:outline-level="1"><text:span text:style-name="_5f_Caractères"><text:span text:style-name="T182"/></text:span></text:h>
                          </text:list-item>
                        </text:list>
                      </text:list-item>
                    </text:list>
                  </table:table-cell>
                  <table:table-cell table:style-name="Tableau3.B2" office:value-type="string">
                    <text:h text:style-name="_5f_Tableau_5f_Centré" text:outline-level="1"><text:span text:style-name="_5f_Caractères">0,0332 daL</text:span></text:h>
                  </table:table-cell>
                  <table:table-cell table:style-name="Tableau3.C2" office:value-type="string">
                    <text:h text:style-name="P103" text:outline-level="1"><text:span text:style-name="_5f_Caractères">332 mL</text:span></text:h>
                  </table:table-cell>
                </table:table-row>
                <table:table-row table:style-name="Tableau3.1">
                  <table:table-cell table:style-name="Tableau3.A1" office:value-type="string">
                    <text:list xml:id="list123609125932193" text:continue-numbering="true" text:style-name="_5f_Numérotation_20_des_20_exercices">
                      <text:list-item>
                        <text:list>
                          <text:list-item>
                            <text:h text:style-name="P114" text:outline-level="1"><text:span text:style-name="_5f_Caractères"><text:span text:style-name="T182"/></text:span></text:h>
                          </text:list-item>
                        </text:list>
                      </text:list-item>
                    </text:list>
                  </table:table-cell>
                  <table:table-cell table:style-name="Tableau3.B2" office:value-type="string">
                    <text:h text:style-name="_5f_Tableau_5f_Centré" text:outline-level="1"><text:span text:style-name="_5f_Caractères">4 500 L</text:span></text:h>
                  </table:table-cell>
                  <table:table-cell table:style-name="Tableau3.C2" office:value-type="string">
                    <text:h text:style-name="P103" text:outline-level="1"><text:span text:style-name="_5f_Caractères">45 hL</text:span></text:h>
                  </table:table-cell>
                </table:table-row>
                <table:table-row table:style-name="Tableau3.1">
                  <table:table-cell table:style-name="Tableau3.A1" office:value-type="string">
                    <text:list xml:id="list123609564935921" text:continue-numbering="true" text:style-name="_5f_Numérotation_20_des_20_exercices">
                      <text:list-item>
                        <text:list>
                          <text:list-item>
                            <text:h text:style-name="P114" text:outline-level="1"><text:span text:style-name="_5f_Caractères"><text:span text:style-name="T182"/></text:span></text:h>
                          </text:list-item>
                        </text:list>
                      </text:list-item>
                    </text:list>
                  </table:table-cell>
                  <table:table-cell table:style-name="Tableau3.B6" office:value-type="string">
                    <text:h text:style-name="_5f_Tableau_5f_Centré" text:outline-level="1"><text:span text:style-name="_5f_Caractères">1 300 000 mL</text:span></text:h>
                  </table:table-cell>
                  <table:table-cell table:style-name="Tableau3.C2" office:value-type="string">
                    <text:h text:style-name="P103" text:outline-level="1"><text:span text:style-name="_5f_Caractères">13 hL</text:span></text:h>
                  </table:table-cell>
                </table:table-row>
              </table:table>
            </text:section>
            <text:h text:style-name="_5f_Paragraphe" text:outline-level="1"><text:span text:style-name="_5f_Caractères"/></text:h>
            <text:list xml:id="list123608710759808" text:continue-numbering="true" text:style-name="_5f_Numérotation_20_des_20_exercices">
              <text:list-item>
                <text:h text:style-name="_5f_Titre_5f_Exercices_5f_sans_5f_Titre" text:outline-level="1"><text:span text:style-name="_5f_Caractères">Après avoir converti, ajoute :</text:span></text:h>
                <text:list>
                  <text:list-item>
                    <text:p text:style-name="_5f_Paragraphe_5f_avec_5f_Num_5f_Question"><text:span text:style-name="_5f_Caractères">34 L + 2 hL = </text:span><text:span text:style-name="_5f_Caractères_5f_correction">34 L + 200 L</text:span><text:span text:style-name="_5f_Caractères"> = </text:span><text:span text:style-name="_5f_Caractères_5f_correction">234 </text:span><text:span text:style-name="_5f_Caractères">L</text:span></text:p>
                  </text:list-item>
                  <text:list-item>
                    <text:p text:style-name="_5f_Paragraphe_5f_avec_5f_Num_5f_Question"><text:span text:style-name="_5f_Caractères">4,56 cL + 5 dL = </text:span><text:span text:style-name="_5f_Caractères_5f_correction">4,56 cL + 50 cL</text:span><text:span text:style-name="_5f_Caractères"> = </text:span><text:span text:style-name="_5f_Caractères_5f_correction">54,56 </text:span><text:span text:style-name="_5f_Caractères">cL</text:span></text:p>
                  </text:list-item>
                  <text:list-item>
                    <text:p text:style-name="_5f_Paragraphe_5f_avec_5f_Num_5f_Question"><text:span text:style-name="_5f_Caractères">73 mL + 0,45 dL = </text:span><text:span text:style-name="_5f_Caractères_5f_correction">7,3 cL + 4,5 <text:s/>cL </text:span><text:span text:style-name="_5f_Caractères">= </text:span><text:span text:style-name="_5f_Caractères_5f_correction">11,8 </text:span><text:span text:style-name="_5f_Caractères">cL</text:span></text:p>
                  </text:list-item>
                  <text:list-item>
                    <text:p text:style-name="_5f_Paragraphe_5f_avec_5f_Num_5f_Question"><text:span text:style-name="_5f_Caractères">0,78 dL + 45 mL = </text:span><text:span text:style-name="_5f_Caractères_5f_correction">7,8 cL + 4,5 cL </text:span><text:span text:style-name="_5f_Caractères">= </text:span><text:span text:style-name="_5f_Caractères_5f_correction">12,3 </text:span><text:span text:style-name="_5f_Caractères">cL</text:span></text:p>
                  </text:list-item>
                </text:list>
              </text:list-item>
              <text:list-item>
                <text:h text:style-name="_5f_Titre_5f_Exercices_5f_sans_5f_Titre" text:outline-level="1"><text:span text:style-name="_5f_Caractères">Une baignoire contenant <text:s/>2,4 hL d'eau sert de réservoir d'eau potable. Combien de bouteilles de 1,5 L peut-on remplir avec son contenu ? </text:span></text:h>
              </text:list-item>
            </text:list>
            <text:h text:style-name="P104" text:outline-level="1"><text:span text:style-name="_5f_Caractères_5f_correction">Capacité de la baignoire en L : 2,4 hL = 240 L</text:span></text:h>
            <text:h text:style-name="P105" text:outline-level="1"><text:span text:style-name="_5f_Caractères_5f_correction">240 </text:span><text:span text:style-name="_5f_Caractères_5f_correction"><text:span text:style-name="T184">÷</text:span></text:span><text:span text:style-name="_5f_Caractères_5f_correction"> <text:s/>1,5 = 2 400 </text:span><text:span text:style-name="_5f_Caractères_5f_correction"><text:span text:style-name="T184">÷</text:span></text:span><text:span text:style-name="_5f_Caractères_5f_correction"> 15 = 160</text:span></text:h>
            <text:h text:style-name="_5f_Paragraphe_5f_Correction" text:outline-level="1"><text:span text:style-name="_5f_Caractères_5f_correction">On peut remplir 160 bouteilles de 1,5 L avec le contenu de la baignoire</text:span><text:span text:style-name="_5f_Caractères">.</text:span></text:h>
            <text:list xml:id="list123608577304766" text:continue-numbering="true" text:style-name="_5f_Numérotation_20_des_20_exercices">
              <text:list-item>
                <text:h text:style-name="_5f_Titre_5f_Exercices_5f_sans_5f_Titre" text:outline-level="1"><text:span text:style-name="_5f_Caractères">Un verre contient 24 cL. Pour faire de la menthe à l'eau, il faut en proportion un huitième de menthe pour sept huitièmes d'eau. Combien de verres de menthe à l'eau pourra-t-on remplir avec une bouteille de sirop de menthe de 0,75 L ? </text:span></text:h>
              </text:list-item>
            </text:list>
            <text:h text:style-name="P105" text:outline-level="1"><text:span text:style-name="_5f_Caractères_5f_correction">24 cL </text:span><text:span text:style-name="_5f_Caractères_5f_correction"><text:span text:style-name="T184">÷</text:span></text:span><text:span text:style-name="_5f_Caractères_5f_correction"> 8 = 3 cL : </text:span><text:span text:style-name="_5f_Caractères_5f_correction"><text:span text:style-name="T183">p</text:span></text:span><text:span text:style-name="_5f_Caractères_5f_correction">our un verre d’eau, il faut 3 cL de sirop de menthe</text:span><text:span text:style-name="_5f_Caractères">.</text:span></text:h>
            <text:h text:style-name="P105" text:outline-level="1"><text:span text:style-name="_5f_Caractères">0,75 L = 75 cL<text:tab/>e</text:span><text:span text:style-name="_5f_Caractères"><text:span text:style-name="T183">t<text:tab/></text:span></text:span><text:span text:style-name="_5f_Caractères">75 cL </text:span><text:span text:style-name="_5f_Caractères_5f_correction"><text:span text:style-name="T184">÷</text:span></text:span><text:span text:style-name="_5f_Caractères"> 3 cL = 25 :</text:span></text:h>
            <text:h text:style-name="_5f_Paragraphe_5f_Correction" text:outline-level="1"><text:span text:style-name="_5f_Caractères_5f_correction">Avec une bouteille de sirop de menthe, on peut remplir 25 verres</text:span><text:span text:style-name="_5f_Caractères">.</text:span></text:h>
            <text:list xml:id="list123607915083785" text:continue-numbering="true" text:style-name="_5f_Numérotation_20_des_20_exercices">
              <text:list-item>
                <text:h text:style-name="_5f_Titre_5f_Exercices_5f_sans_5f_Titre" text:outline-level="1"><text:span text:style-name="_5f_Caractères">Avant la Révolution française, les unités n’étaient pas uniques. Voici quelques exemples de capacités avant la détermination du litre comme unité « universelle » :</text:span></text:h>
              </text:list-item>
            </text:list>
            <text:section text:style-name="Sect3" text:name="Section3">
              <text:h text:style-name="_5f_Paragraphe" text:outline-level="1"><text:span text:style-name="_5f_Caractères"><text:s/>Le Velte (7,62 L)</text:span></text:h>
              <text:h text:style-name="_5f_Paragraphe" text:outline-level="1"><text:span text:style-name="_5f_Caractères"><text:s/>Le Litron (0,79 L)</text:span></text:h>
              <text:h text:style-name="_5f_Paragraphe" text:outline-level="1"><text:span text:style-name="_5f_Caractères"><text:s/>Le Sétier de Gap (48 L)</text:span></text:h>
              <text:h text:style-name="_5f_Paragraphe" text:outline-level="1"><text:span text:style-name="_5f_Caractères"><text:s/>La Feuillette (137 L)</text:span></text:h>
              <text:h text:style-name="_5f_Paragraphe" text:outline-level="1"><text:span text:style-name="_5f_Caractères"><text:s/>Le Civeyre (4 L)</text:span></text:h>
              <text:h text:style-name="_5f_Paragraphe" text:outline-level="1"><text:span text:style-name="_5f_Caractères"><text:s/>La Chopine (0,33 L)</text:span></text:h>
            </text:section>
            <text:list xml:id="list123609870278202" text:continue-numbering="true" text:style-name="_5f_Numérotation_20_des_20_exercices">
              <text:list-item>
                <text:list>
                  <text:list-item>
                    <text:p text:style-name="_5f_Paragraphe_5f_avec_5f_Num_5f_Question"><text:span text:style-name="_5f_Caractères">Range ces différentes unités dans l’ordre crois­sant de leur capacité.</text:span></text:p>
                  </text:list-item>
                </text:list>
              </text:list-item>
            </text:list>
            <text:h text:style-name="P104" text:outline-level="1"><text:span text:style-name="_5f_Caractères_5f_correction">La Chopine &lt; Le Litron &lt; Le Civeyre &lt; <text:line-break/>Le Velte &lt; <text:s/>Le Sétier de Gap &lt; La Feuillette</text:span></text:h>
            <text:list xml:id="list123608101546149" text:continue-numbering="true" text:style-name="_5f_Numérotation_20_des_20_exercices">
              <text:list-item>
                <text:list>
                  <text:list-item>
                    <text:p text:style-name="_5f_Paragraphe_5f_avec_5f_Num_5f_Question"><text:span text:style-name="_5f_Caractères">Aux États-Unis, une autre unité de capacité a été adoptée pour certaines mesures (en particulier pour l’essence) : c’est le galon, qui vaut <text:line-break/>3,785 411 784 L. Parmi les capacités précédentes, entre les­quelles placerais-tu le galon ?</text:span></text:p>
                  </text:list-item>
                </text:list>
              </text:list-item>
            </text:list>
            <text:h text:style-name="P104" text:outline-level="1"><text:span text:style-name="_5f_Caractères_5f_correction">Le Litron &lt; Le galon &lt; Le Civeyre</text:span></text:h>
            <text:list xml:id="list123608224585873" text:continue-numbering="true" text:style-name="_5f_Numérotation_20_des_20_exercices">
              <text:list-item>
                <text:h text:style-name="_5f_Titre_5f_Exercices_5f_sans_5f_Titre" text:outline-level="1"><text:span text:style-name="_5f_Caractères">Pour faire un gâteau, Héloïse doit utiliser trois quarts de litre de lait. Malheureusement, pour ajou­ter cette quantité, elle utilise un verre de 10 cL. Combien de fois doit-elle utiliser ce verre ?</text:span></text:h>
              </text:list-item>
            </text:list>
            <text:h text:style-name="_5f_Paragraphe_5f_Correction" text:outline-level="1"><text:span text:style-name="_5f_Caractères">0,75 L = 75 cL <text:s text:c="5"/>et <text:s text:c="5"/>75 cL </text:span><text:span text:style-name="_5f_Caractères_5f_correction"><text:span text:style-name="T184">÷</text:span></text:span><text:span text:style-name="_5f_Caractères"> 10 cL = 7,5</text:span></text:h>
            <text:p text:style-name="Standard"><text:span text:style-name="_5f_Caractères_5f_correction">Héloïse doit utiliser 8 fois son verre de 10 cL.</text:span></text:p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84D992FE4BA6D708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462000000589ACB62EABBDEC345.png" xlink:type="simple" xlink:show="embed" xlink:actuate="onLoad"/>
    <draw:fill-image draw:name="Bitmape_20_3" draw:display-name="Bitmape 3" xlink:href="Pictures/1000020100000A26000000ECB5CB7417BB67109D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2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2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4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2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2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2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2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2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Police_20_par_20_défaut" style:display-name="Police par défaut" style:family="text">
      <style:text-properties style:font-name="Bitstream Vera Sans2" fo:font-family="'Bitstream Vera Sans'" style:font-style-name="Roman" style:font-family-generic="swiss" style:font-pitch="variable" fo:font-size="11pt" style:font-size-asian="10.5pt"/>
    </style:style>
    <style:style style:name="MATH" style:family="text" style:parent-style-name="Police_20_par_20_défaut">
      <style:text-properties style:font-name="Times New Roman" fo:font-family="'Times New Roman'" style:font-family-generic="roman" style:font-pitch="variable" fo:font-size="109%" fo:font-style="italic" officeooo:rsid="000f3f68" fo:background-color="transparent" style:font-size-asian="10.5pt" style:font-style-asian="italic" style:font-style-complex="italic" loext:shadow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2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2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2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2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2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2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2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2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2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2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2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2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2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2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2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2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2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fo:text-transform="uppercase" fo:color="#808080" loext:opacity="100%" style:font-name="Bitstream Vera Sans2" fo:font-size="9pt" officeooo:rsid="02584b4c" officeooo:paragraph-rsid="02584b4c" fo:background-color="transparent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Footer">
      <style:text-properties officeooo:paragraph-rsid="008d016c"/>
    </style:style>
    <style:style style:name="MP60" style:family="paragraph" style:parent-style-name="_5f_Header_20_N_20_page_20_impaire_20__28_D_29_">
      <style:text-properties officeooo:rsid="027aa87d" officeooo:paragraph-rsid="027aa87d"/>
    </style:style>
    <style:style style:name="MP61" style:family="paragraph" style:parent-style-name="_5f_Header_20_N_20_page_20_impaire_20__28_D_29_">
      <style:text-properties officeooo:rsid="0277791e" officeooo:paragraph-rsid="0277791e"/>
    </style:style>
    <style:style style:name="MP6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2" fo:font-size="9pt" officeooo:rsid="0211dd7e" officeooo:paragraph-rsid="02112a83" fo:background-color="transparent"/>
    </style:style>
    <style:style style:name="MP6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2" fo:font-size="9pt" officeooo:rsid="0211dd7e" officeooo:paragraph-rsid="0211dd7e" fo:background-color="transparent"/>
    </style:style>
    <style:style style:name="MP64" style:family="paragraph" style:parent-style-name="Footer">
      <style:text-properties officeooo:rsid="0242edd8" officeooo:paragraph-rsid="0242edd8"/>
    </style:style>
    <style:style style:name="MP65" style:family="paragraph" style:parent-style-name="Foot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text-align="start" style:justify-single-word="false"/>
      <style:text-properties officeooo:paragraph-rsid="0211dd7e"/>
    </style:style>
    <style:style style:name="MP6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8" style:family="paragraph" style:parent-style-name="Footer">
      <style:text-properties fo:text-transform="uppercase" fo:color="#808080" loext:opacity="100%" style:font-name="Bitstream Vera Sans2" fo:font-size="9pt" officeooo:rsid="0202bcc5" officeooo:paragraph-rsid="008d016c" fo:background-color="transparent"/>
    </style:style>
    <style:style style:name="MP69" style:family="paragraph" style:parent-style-name="Footer">
      <style:text-properties officeooo:paragraph-rsid="00a59a60"/>
    </style:style>
    <style:style style:name="MP70" style:family="paragraph" style:parent-style-name="Footer">
      <style:text-properties officeooo:paragraph-rsid="004274bc"/>
    </style:style>
    <style:style style:name="MP71" style:family="paragraph" style:parent-style-name="Header">
      <style:paragraph-properties fo:text-align="center" style:justify-single-word="false"/>
      <style:text-properties officeooo:paragraph-rsid="00c10aa6"/>
    </style:style>
    <style:style style:name="MP72" style:family="paragraph" style:parent-style-name="Footer">
      <style:text-properties fo:text-transform="uppercase" fo:color="#808080" loext:opacity="100%" style:font-name="Bitstream Vera Sans2" fo:font-size="9pt" officeooo:rsid="0054f64f" officeooo:paragraph-rsid="00c384cf" fo:background-color="transparent"/>
    </style:style>
    <style:style style:name="MP73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4" style:family="paragraph" style:parent-style-name="Footer">
      <style:text-properties fo:text-transform="uppercase" fo:color="#808080" loext:opacity="100%" style:font-name="Bitstream Vera Sans2" fo:font-size="9pt" officeooo:rsid="0054f64f" officeooo:paragraph-rsid="0054f64f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2" fo:font-size="9pt" officeooo:rsid="009a8a6b" officeooo:paragraph-rsid="004274bc" fo:background-color="transparent"/>
    </style:style>
    <style:style style:name="MP76" style:family="paragraph" style:parent-style-name="Footer">
      <style:text-properties fo:text-transform="uppercase" fo:color="#808080" loext:opacity="100%" style:font-name="Bitstream Vera Sans2" fo:font-size="9pt" officeooo:rsid="009e3fdd" officeooo:paragraph-rsid="004274bc" fo:background-color="transparent"/>
    </style:style>
    <style:style style:name="MP77" style:family="paragraph" style:parent-style-name="Footer">
      <style:text-properties officeooo:paragraph-rsid="00d8520c"/>
    </style:style>
    <style:style style:name="MP78" style:family="paragraph" style:parent-style-name="Footer">
      <style:text-properties fo:text-transform="uppercase" fo:color="#808080" loext:opacity="100%" style:font-name="Bitstream Vera Sans2" fo:font-size="9pt" officeooo:rsid="00d8520c" officeooo:paragraph-rsid="00c384cf" fo:background-color="transparent"/>
    </style:style>
    <style:style style:name="MP79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0" style:family="paragraph" style:parent-style-name="Footer">
      <style:text-properties officeooo:paragraph-rsid="002aa84d"/>
    </style:style>
    <style:style style:name="MP81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2" style:family="paragraph">
      <loext:graphic-properties draw:fill="solid" draw:fill-color="#7fb241"/>
    </style:style>
    <style:style style:name="MP8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5" style:family="paragraph" style:parent-style-name="Footer">
      <style:text-properties fo:text-transform="uppercase" fo:color="#808080" loext:opacity="100%" style:font-name="Bitstream Vera Sans2" fo:font-size="9pt" officeooo:rsid="020e4367" officeooo:paragraph-rsid="020e436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7" style:family="paragraph" style:parent-style-name="Footer">
      <style:text-properties fo:text-transform="uppercase" fo:color="#808080" loext:opacity="100%" style:font-name="Bitstream Vera Sans2" fo:font-size="9pt" officeooo:rsid="020eb4a7" officeooo:paragraph-rsid="020eb4a7" fo:background-color="transparent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9" style:family="paragraph" style:parent-style-name="Footer">
      <style:text-properties fo:text-transform="uppercase" fo:color="#808080" loext:opacity="100%" style:font-name="Bitstream Vera Sans2" fo:font-size="9pt" officeooo:rsid="0205a7d8" officeooo:paragraph-rsid="0205a7d8" fo:background-color="transparent"/>
    </style:style>
    <style:style style:name="MP9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1" style:family="paragraph" style:parent-style-name="_5f_Header_20_G_20_page_20_impaire_20__28_D_29_">
      <style:text-properties officeooo:paragraph-rsid="00c87b35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5" style:family="paragraph" style:parent-style-name="Footer">
      <style:text-properties fo:text-transform="uppercase" fo:color="#808080" loext:opacity="100%" style:font-name="Bitstream Vera Sans2" fo:font-size="9pt" officeooo:rsid="0208825c" officeooo:paragraph-rsid="0208825c" fo:background-color="transparent"/>
    </style:style>
    <style:style style:name="MP96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01f8a2d" officeooo:paragraph-rsid="00bd36bc"/>
    </style:style>
    <style:style style:name="MP98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00" style:family="paragraph" style:parent-style-name="Footer">
      <style:text-properties officeooo:rsid="011350d1" officeooo:paragraph-rsid="011350d1"/>
    </style:style>
    <style:style style:name="MP101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2" style:family="paragraph">
      <loext:graphic-properties draw:fill="solid" draw:fill-color="#1ca2b8"/>
    </style:style>
    <style:style style:name="MP103" style:family="paragraph" style:parent-style-name="Footer">
      <style:text-properties officeooo:rsid="001f8a2d" officeooo:paragraph-rsid="002b33ed"/>
    </style:style>
    <style:style style:name="MP104" style:family="paragraph" style:parent-style-name="Footer">
      <style:text-properties officeooo:rsid="0096b4e2" officeooo:paragraph-rsid="0096b4e2"/>
    </style:style>
    <style:style style:name="MP105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096b4e2"/>
    </style:style>
    <style:style style:name="MP107" style:family="paragraph" style:parent-style-name="Footer">
      <style:text-properties fo:text-transform="uppercase" fo:color="#808080" loext:opacity="100%" style:font-name="Bitstream Vera Sans2" fo:font-size="9pt" officeooo:rsid="0054f64f" officeooo:paragraph-rsid="004274bc" fo:background-color="transparent"/>
    </style:style>
    <style:style style:name="MP10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9" style:family="paragraph" style:parent-style-name="Footer">
      <style:text-properties officeooo:paragraph-rsid="02a682f9"/>
    </style:style>
    <style:style style:name="MP110" style:family="paragraph" style:parent-style-name="Footer">
      <style:text-properties fo:text-transform="uppercase" fo:color="#808080" loext:opacity="100%" style:font-name="Bitstream Vera Sans2" fo:font-size="9pt" officeooo:rsid="02a9fd5d" officeooo:paragraph-rsid="02a9fd5d" fo:background-color="transparent"/>
    </style:style>
    <style:style style:name="MP111" style:family="paragraph" style:parent-style-name="_5f_Footer_20_page_20_impaire_20__28_D_29_">
      <style:text-properties fo:text-transform="uppercase" fo:color="#808080" loext:opacity="100%" style:font-name="Bitstream Vera Sans2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2" style:family="paragraph" style:parent-style-name="Header">
      <style:paragraph-properties fo:text-align="start" style:justify-single-word="false"/>
      <style:text-properties officeooo:paragraph-rsid="02a56131"/>
    </style:style>
    <style:style style:name="MP113" style:family="paragraph" style:parent-style-name="Footer">
      <style:text-properties fo:text-transform="uppercase" fo:color="#808080" loext:opacity="100%" style:font-name="Bitstream Vera Sans2" fo:font-size="9pt" officeooo:rsid="02a56131" officeooo:paragraph-rsid="02a56131" fo:background-color="transparent"/>
    </style:style>
    <style:style style:name="MP114" style:family="paragraph" style:parent-style-name="Footer">
      <style:text-properties fo:text-transform="uppercase" fo:color="#808080" loext:opacity="100%" style:font-name="Bitstream Vera Sans2" fo:font-size="9pt" officeooo:rsid="02aa6e56" officeooo:paragraph-rsid="02aa6e56" fo:background-color="transparent"/>
    </style:style>
    <style:style style:name="MP115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6" style:family="paragraph" style:parent-style-name="Footer">
      <style:text-properties fo:text-transform="uppercase" fo:color="#808080" loext:opacity="100%" style:font-name="Bitstream Vera Sans2" fo:font-size="9pt" officeooo:rsid="02b34792" officeooo:paragraph-rsid="02b34792" fo:background-color="transparent"/>
    </style:style>
    <style:style style:name="MP117" style:family="paragraph">
      <loext:graphic-properties draw:fill="solid" draw:fill-color="#d62e4e"/>
    </style:style>
    <style:style style:name="MP11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9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2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2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2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2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2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2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2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2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2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2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2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2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2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2" fo:font-size="9pt" officeooo:rsid="009206bf" fo:background-color="transparent" loext:char-shading-value="0"/>
    </style:style>
    <style:style style:name="MT26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2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2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2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2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2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2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2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2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2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2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2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2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2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2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2" fo:font-weight="bold" officeooo:rsid="0246ec76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2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2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2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2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2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2584b4c"/>
    </style:style>
    <style:style style:name="MT84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5" style:family="text">
      <style:text-properties officeooo:rsid="0177e18a"/>
    </style:style>
    <style:style style:name="MT86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7" style:family="text">
      <style:text-properties fo:text-transform="uppercase" fo:color="#808080" loext:opacity="100%" style:font-name="Bitstream Vera Sans2" fo:font-size="9pt" officeooo:rsid="01827f40" fo:background-color="transparent" loext:char-shading-value="0"/>
    </style:style>
    <style:style style:name="MT88" style:family="text">
      <style:text-properties fo:text-transform="uppercase" fo:color="#808080" loext:opacity="100%" style:font-name="Bitstream Vera Sans2" fo:font-size="9pt" officeooo:rsid="0181574a" fo:background-color="transparent" loext:char-shading-value="0"/>
    </style:style>
    <style:style style:name="MT89" style:family="text">
      <style:text-properties fo:text-transform="uppercase" fo:color="#808080" loext:opacity="100%" style:font-name="Bitstream Vera Sans2" fo:font-size="9pt" officeooo:rsid="0215abe1" fo:background-color="transparent" loext:char-shading-value="0"/>
    </style:style>
    <style:style style:name="MT90" style:family="text">
      <style:text-properties fo:text-transform="uppercase" fo:color="#808080" loext:opacity="100%" style:font-name="Bitstream Vera Sans2" fo:font-size="9pt" officeooo:rsid="027e70e3" fo:background-color="transparent" loext:char-shading-value="0"/>
    </style:style>
    <style:style style:name="MT91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2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3" style:family="text">
      <style:text-properties fo:text-transform="uppercase" fo:color="#808080" loext:opacity="100%" style:font-name="Bitstream Vera Sans2" fo:font-size="9pt" officeooo:rsid="022816fd" fo:background-color="transparent" loext:char-shading-value="0"/>
    </style:style>
    <style:style style:name="MT94" style:family="text">
      <style:text-properties fo:text-transform="uppercase" fo:color="#808080" loext:opacity="100%" style:font-name="Bitstream Vera Sans2" fo:font-size="9pt" officeooo:rsid="0242edd8" fo:background-color="transparent" loext:char-shading-value="0"/>
    </style:style>
    <style:style style:name="MT95" style:family="text">
      <style:text-properties fo:text-transform="uppercase" fo:color="#808080" loext:opacity="100%" style:font-name="Bitstream Vera Sans2" fo:font-size="9pt" officeooo:rsid="0211dd7e" fo:background-color="transparent" loext:char-shading-value="0"/>
    </style:style>
    <style:style style:name="MT96" style:family="text">
      <style:text-properties fo:text-transform="uppercase" fo:color="#808080" loext:opacity="100%" style:font-name="Bitstream Vera Sans2" fo:font-size="9pt" officeooo:rsid="02366921" fo:background-color="transparent" loext:char-shading-value="0"/>
    </style:style>
    <style:style style:name="MT97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8" style:family="text">
      <style:text-properties fo:text-transform="uppercase" fo:color="#808080" loext:opacity="100%" style:font-name="Bitstream Vera Sans2" fo:font-size="9pt" officeooo:rsid="02392280" fo:background-color="transparent" loext:char-shading-value="0"/>
    </style:style>
    <style:style style:name="MT99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2" fo:font-size="9pt" officeooo:rsid="0250d176" fo:background-color="transparent" loext:char-shading-value="0"/>
    </style:style>
    <style:style style:name="MT101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2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2" fo:font-size="9pt" officeooo:rsid="025b341c" fo:background-color="transparent" loext:char-shading-value="0"/>
    </style:style>
    <style:style style:name="MT104" style:family="text">
      <style:text-properties fo:text-transform="uppercase" fo:color="#808080" loext:opacity="100%" style:font-name="Bitstream Vera Sans2" fo:font-size="9pt" officeooo:rsid="024b67fe" fo:background-color="transparent" loext:char-shading-value="0"/>
    </style:style>
    <style:style style:name="MT105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2" fo:font-size="9pt" officeooo:rsid="02722f5d" fo:background-color="transparent" loext:char-shading-value="0"/>
    </style:style>
    <style:style style:name="MT107" style:family="text">
      <style:text-properties fo:text-transform="uppercase" fo:color="#808080" loext:opacity="100%" style:font-name="Bitstream Vera Sans2" fo:font-size="9pt" officeooo:rsid="026f2aea" fo:background-color="transparent" loext:char-shading-value="0"/>
    </style:style>
    <style:style style:name="MT108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9" style:family="text">
      <style:text-properties fo:text-transform="uppercase" fo:color="#808080" loext:opacity="100%" style:font-name="Bitstream Vera Sans2" fo:font-size="9pt" officeooo:rsid="0264196d" fo:background-color="transparent" loext:char-shading-value="0"/>
    </style:style>
    <style:style style:name="MT110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1" style:family="text">
      <style:text-properties fo:text-transform="uppercase" fo:color="#808080" loext:opacity="100%" style:font-name="Bitstream Vera Sans2" fo:font-size="9pt" officeooo:rsid="026324db" fo:background-color="transparent" loext:char-shading-value="0"/>
    </style:style>
    <style:style style:name="MT112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3" style:family="text">
      <style:text-properties fo:text-transform="uppercase" fo:color="#808080" loext:opacity="100%" style:font-name="Bitstream Vera Sans2" fo:font-size="9pt" officeooo:rsid="0271cf95" fo:background-color="transparent" loext:char-shading-value="0"/>
    </style:style>
    <style:style style:name="MT114" style:family="text">
      <style:text-properties fo:text-transform="uppercase" fo:color="#808080" loext:opacity="100%" style:font-name="Bitstream Vera Sans2" fo:font-size="9pt" officeooo:rsid="02767796" fo:background-color="transparent" loext:char-shading-value="0"/>
    </style:style>
    <style:style style:name="MT115" style:family="text">
      <style:text-properties officeooo:rsid="008d016c"/>
    </style:style>
    <style:style style:name="MT116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7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8" style:family="text">
      <style:text-properties fo:text-transform="uppercase" fo:color="#808080" loext:opacity="100%" style:font-name="Bitstream Vera Sans2" fo:font-size="9pt" officeooo:rsid="009a8a6b" fo:background-color="transparent" loext:char-shading-value="0"/>
    </style:style>
    <style:style style:name="MT119" style:family="text">
      <style:text-properties fo:text-transform="uppercase" fo:color="#808080" loext:opacity="100%" style:font-name="Bitstream Vera Sans2" fo:font-size="9pt" officeooo:rsid="00fb4f81" fo:background-color="transparent" loext:char-shading-value="0"/>
    </style:style>
    <style:style style:name="MT120" style:family="text">
      <style:text-properties fo:text-transform="uppercase" fo:color="#808080" loext:opacity="100%" style:font-name="Bitstream Vera Sans2" fo:font-size="9pt" officeooo:rsid="0113c9a8" fo:background-color="transparent" loext:char-shading-value="0"/>
    </style:style>
    <style:style style:name="MT12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4" style:family="text">
      <style:text-properties fo:text-transform="uppercase" fo:color="#808080" loext:opacity="100%" style:font-name="Bitstream Vera Sans2" fo:font-size="9pt" officeooo:rsid="00d44bd3" fo:background-color="transparent" loext:char-shading-value="0"/>
    </style:style>
    <style:style style:name="MT125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6" style:family="text">
      <style:text-properties fo:text-transform="uppercase" fo:color="#808080" loext:opacity="100%" style:font-name="Bitstream Vera Sans2" fo:font-size="9pt" officeooo:rsid="00fda0e9" fo:background-color="transparent" loext:char-shading-value="0"/>
    </style:style>
    <style:style style:name="MT127" style:family="text">
      <style:text-properties officeooo:rsid="009e3fdd"/>
    </style:style>
    <style:style style:name="MT128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9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0" style:family="text">
      <style:text-properties fo:text-transform="uppercase" fo:color="#808080" loext:opacity="100%" style:font-name="Bitstream Vera Sans2" fo:font-size="9pt" officeooo:rsid="00ab054e" fo:background-color="transparent" loext:char-shading-value="0"/>
    </style:style>
    <style:style style:name="MT131" style:family="text">
      <style:text-properties fo:text-transform="uppercase" fo:color="#808080" loext:opacity="100%" style:font-name="Bitstream Vera Sans2" fo:font-size="9pt" officeooo:rsid="00b0f0c1" fo:background-color="transparent" loext:char-shading-value="0"/>
    </style:style>
    <style:style style:name="MT132" style:family="text">
      <style:text-properties fo:font-variant="small-caps" officeooo:rsid="0054f64f"/>
    </style:style>
    <style:style style:name="MT133" style:family="text">
      <style:text-properties fo:font-variant="small-caps"/>
    </style:style>
    <style:style style:name="MT134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5" style:family="text">
      <style:text-properties officeooo:rsid="00a4cf55"/>
    </style:style>
    <style:style style:name="MT13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9" style:family="text">
      <style:text-properties fo:text-transform="uppercase" fo:color="#808080" loext:opacity="100%" style:font-name="Bitstream Vera Sans2" fo:font-size="9pt" officeooo:rsid="00f252bf" fo:background-color="transparent" loext:char-shading-value="0"/>
    </style:style>
    <style:style style:name="MT140" style:family="text">
      <style:text-properties officeooo:rsid="005a3fa8"/>
    </style:style>
    <style:style style:name="MT141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142" style:family="text">
      <style:text-properties officeooo:rsid="00415f3a"/>
    </style:style>
    <style:style style:name="MT143" style:family="text">
      <style:text-properties officeooo:rsid="00386ebd"/>
    </style:style>
    <style:style style:name="MT144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5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6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7" style:family="text">
      <style:text-properties fo:text-transform="uppercase" fo:color="#808080" loext:opacity="100%" style:font-name="Bitstream Vera Sans2" fo:font-size="9pt" officeooo:rsid="005cb084" fo:background-color="transparent" loext:char-shading-value="0"/>
    </style:style>
    <style:style style:name="MT148" style:family="text">
      <style:text-properties officeooo:rsid="00a59a60"/>
    </style:style>
    <style:style style:name="MT149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0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1" style:family="text">
      <style:text-properties fo:text-transform="uppercase" fo:color="#808080" loext:opacity="100%" style:font-name="Bitstream Vera Sans2" fo:font-size="9pt" officeooo:rsid="00a59a60" fo:background-color="transparent" loext:char-shading-value="0"/>
    </style:style>
    <style:style style:name="MT152" style:family="text">
      <style:text-properties fo:text-transform="uppercase" fo:color="#808080" loext:opacity="100%" style:font-name="Bitstream Vera Sans2" fo:font-size="9pt" officeooo:rsid="01fbd77d" fo:background-color="transparent" loext:char-shading-value="0"/>
    </style:style>
    <style:style style:name="MT153" style:family="text">
      <style:text-properties officeooo:rsid="01fe03f2"/>
    </style:style>
    <style:style style:name="MT154" style:family="text">
      <style:text-properties fo:font-variant="small-caps" officeooo:rsid="0096b4e2"/>
    </style:style>
    <style:style style:name="MT155" style:family="text">
      <style:text-properties fo:font-variant="small-caps" officeooo:rsid="00a847d5"/>
    </style:style>
    <style:style style:name="MT156" style:family="text">
      <style:text-properties officeooo:rsid="0096b4e2"/>
    </style:style>
    <style:style style:name="MT157" style:family="text">
      <style:text-properties fo:text-transform="uppercase" fo:color="#808080" loext:opacity="100%" style:font-name="Bitstream Vera Sans2" fo:font-size="9pt" officeooo:rsid="00b3f5fc" fo:background-color="transparent" loext:char-shading-value="0"/>
    </style:style>
    <style:style style:name="MT158" style:family="text">
      <style:text-properties fo:text-transform="uppercase" fo:color="#808080" loext:opacity="100%" style:font-name="Bitstream Vera Sans2" fo:font-size="9pt" fo:background-color="transparent" loext:char-shading-value="0"/>
    </style:style>
    <style:style style:name="MT159" style:family="text">
      <style:text-properties fo:text-transform="uppercase" fo:color="#808080" loext:opacity="100%" style:font-name="Bitstream Vera Sans2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0" style:family="text">
      <style:text-properties fo:text-transform="uppercase" fo:color="#808080" loext:opacity="100%" style:font-name="Bitstream Vera Sans2" fo:font-size="9pt" officeooo:rsid="013d813f" fo:background-color="transparent" loext:char-shading-value="0"/>
    </style:style>
    <style:style style:name="MT161" style:family="text">
      <style:text-properties officeooo:rsid="0032e83a"/>
    </style:style>
    <style:style style:name="MT162" style:family="text">
      <style:text-properties officeooo:rsid="002b33ed"/>
    </style:style>
    <style:style style:name="MT16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2" fo:font-size="9pt" officeooo:rsid="0108f339" fo:background-color="transparent" loext:char-shading-value="0"/>
    </style:style>
    <style:style style:name="MT167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8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9" style:family="text">
      <style:text-properties fo:text-transform="uppercase" fo:color="#808080" loext:opacity="100%" style:font-name="Bitstream Vera Sans2" fo:font-size="9pt" officeooo:rsid="0054f64f" fo:background-color="transparent" loext:char-shading-value="0"/>
    </style:style>
    <style:style style:name="MT170" style:family="text">
      <style:text-properties fo:text-transform="uppercase" fo:color="#808080" loext:opacity="100%" style:font-name="Bitstream Vera Sans2" fo:font-size="9pt" officeooo:rsid="007ae147" fo:background-color="transparent" loext:char-shading-value="0"/>
    </style:style>
    <style:style style:name="MT171" style:family="text">
      <style:text-properties fo:font-variant="small-caps" officeooo:rsid="007d7a6f"/>
    </style:style>
    <style:style style:name="MT172" style:family="text">
      <style:text-properties officeooo:rsid="00a59037"/>
    </style:style>
    <style:style style:name="MT173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4" style:family="text">
      <style:text-properties fo:text-transform="uppercase" fo:color="#808080" loext:opacity="100%" style:font-name="Bitstream Vera Sans2" fo:font-size="9pt" officeooo:rsid="007d7a6f" fo:background-color="transparent" loext:char-shading-value="0"/>
    </style:style>
    <style:style style:name="MT175" style:family="text">
      <style:text-properties fo:font-variant="small-caps" officeooo:rsid="00990660"/>
    </style:style>
    <style:style style:name="MT176" style:family="text">
      <style:text-properties fo:font-variant="small-caps" officeooo:rsid="00b5d2d1"/>
    </style:style>
    <style:style style:name="MT177" style:family="text">
      <style:text-properties fo:font-variant="small-caps" officeooo:rsid="00b6801f"/>
    </style:style>
    <style:style style:name="MT178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9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0" style:family="text">
      <style:text-properties fo:text-transform="uppercase" fo:color="#808080" loext:opacity="100%" style:font-name="Bitstream Vera Sans2" fo:font-size="9pt" officeooo:rsid="02a682f9" fo:background-color="transparent" loext:char-shading-value="0"/>
    </style:style>
    <style:style style:name="MT181" style:family="text">
      <style:text-properties fo:text-transform="uppercase" fo:color="#808080" loext:opacity="100%" style:font-name="Bitstream Vera Sans2" fo:font-size="9pt" officeooo:rsid="029013f4" fo:background-color="transparent" loext:char-shading-value="0"/>
    </style:style>
    <style:style style:name="MT182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3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15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3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4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52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50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51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49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8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46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7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3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4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5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41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42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37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39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38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40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4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5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6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1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2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3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29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30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6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7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8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22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24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25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23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9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0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1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16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18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17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3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4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5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09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10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11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12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6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7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8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301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2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304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5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303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8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9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0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295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297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96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2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3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94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89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291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90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6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7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8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281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82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284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85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83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8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9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0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75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76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77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70" draw:name="Shape3_12" draw:style-name="Mgr5" draw:text-style-name="MP1" svg:x1="10.308cm" svg:y1="0.388cm" svg:x2="20.496cm" svg:y2="0.36cm"><text:p/></draw:line><draw:path text:anchor-type="paragraph" draw:z-index="271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73" draw:name="Shape3_27" draw:style-name="Mgr5" draw:text-style-name="MP1" svg:x1="10.308cm" svg:y1="0.388cm" svg:x2="20.496cm" svg:y2="0.36cm"><text:p/></draw:line><draw:path text:anchor-type="paragraph" draw:z-index="274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72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7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8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9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66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3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4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5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61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62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8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9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0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56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57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54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55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52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53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9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0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1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48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5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6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7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43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44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0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1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2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7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8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9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35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36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32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33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4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30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31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27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28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29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25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26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16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224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" text:anchor-type="paragraph" svg:y="-0.06cm" draw:z-index="0"><draw:text-box fo:min-height="0.499cm" fo:min-width="7.096cm"><draw:frame draw:style-name="Mfr2" draw:name="Frame8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17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18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1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2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23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19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20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17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18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15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16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13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214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0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1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2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07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08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09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4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5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6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02" draw:name="Shape3_1" draw:style-name="Mgr9" draw:text-style-name="MP1" svg:x1="13.136cm" svg:y1="0.36cm" svg:x2="20.497cm" svg:y2="0.36cm"><text:p/></draw:line><text:span text:style-name="MT83">Conversions d’unités</text:span> : <text:span text:style-name="MT83">capacités</text:span></text:p>
      </style:header>
      <style:header-left>
        <text:p text:style-name="_5f_Header_20_M_20_page_20_impaire_20__28_D_29_"><draw:line text:anchor-type="paragraph" draw:z-index="203" draw:name="Shape3_20" draw:style-name="Mgr9" draw:text-style-name="MP1" svg:x1="12.45cm" svg:y1="0.362cm" svg:x2="20.497cm" svg:y2="0.36cm"><text:p/></draw:line><text:span text:style-name="MT72">Périmètre</text:span> : <text:span text:style-name="MT84">Mesurer, reporter</text:span></text:p>
      </style:header-left>
      <style:footer>
        <text:p text:style-name="MP2"><draw:frame draw:style-name="Mfr1" draw:name="Frame1591" text:anchor-type="paragraph" svg:y="-0.06cm" draw:z-index="92"><draw:text-box fo:min-height="0.499cm" fo:min-width="7.096cm"><draw:frame draw:style-name="Mfr2" draw:name="Frame1601" text:anchor-type="frame" svg:x="0.45cm" svg:y="0.079cm" svg:width="0.817cm" draw:z-index="93"><draw:text-box fo:min-height="0.355cm"><text:p text:style-name="MP3"><text:page-number text:select-page="current">1</text:page-number></text:p></draw:text-box></draw:frame><text:p text:style-name="MP56"><text:span text:style-name="MT85">C</text:span>onversions d’unités : Capacités</text:p></draw:text-box></draw:frame><draw:g text:anchor-type="paragraph" draw:z-index="355" draw:name="Shape4_15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9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0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1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96" draw:name="Shape3_16" draw:style-name="Mgr9" draw:text-style-name="MP1" svg:x1="12.726cm" svg:y1="0.399cm" svg:x2="20.496cm" svg:y2="0.36cm"><text:p/></draw:line><text:span text:style-name="MT72">Périmètre</text:span> : <text:span text:style-name="MT86">Périmètres et unités</text:span></text:p>
      </style:header>
      <style:header-left>
        <text:p text:style-name="MP57"><draw:line text:anchor-type="paragraph" draw:z-index="198" draw:name="Shape3_17" draw:style-name="Mgr9" draw:text-style-name="MP1" svg:x1="16.083cm" svg:y1="0.383cm" svg:x2="20.496cm" svg:y2="0.36cm"><text:p/></draw:line><text:span text:style-name="MT72">Périmètre</text:span> : <text:span text:style-name="MT86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97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7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3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4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5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91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75">Périmètre : </text:span><text:span text:style-name="MT88">Problèmes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9"><text:span text:style-name="MT75">Périmètre : </text:span><text:span text:style-name="MT88">Problèmes</text:span></text:p></draw:text-box></draw:frame><draw:g text:anchor-type="paragraph" draw:z-index="192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60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90">Volume</text:span><text:span text:style-name="MT4"> </text:span></text:p></draw:text-box></draw:frame><draw:g text:anchor-type="paragraph" draw:z-index="190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1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2">Conversions d’unités : longueurs</text:p></draw:text-box></draw:frame><draw:g text:anchor-type="paragraph" draw:z-index="187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88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Conversions d’unités : longueurs</text:p></draw:text-box></draw:frame><draw:g text:anchor-type="paragraph" draw:z-index="189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1">Conversions d’unités : longueurs</text:span></text:p>
      </style:header>
      <style:header-left>
        <text:p text:style-name="_5f_Header_20_N_20_page_20_impaire_20__28_D_29_"><text:s/><text:span text:style-name="MT91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longueurs</text:span><text:span text:style-name="MT4"> </text:span></text:p></draw:text-box></draw:frame><draw:g text:anchor-type="paragraph" draw:z-index="184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5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6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1">Conversions d’unités : </text:span><text:span text:style-name="MT92">masses</text:span></text:p>
      </style:header>
      <style:header-left>
        <text:p text:style-name="_5f_Header_20_N_20_page_20_impaire_20__28_D_29_"><text:s/><text:span text:style-name="MT91">Conversions d’unités : </text:span><text:span text:style-name="MT92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93">masses</text:span><text:span text:style-name="MT4"> </text:span></text:p></draw:text-box></draw:frame><draw:g text:anchor-type="paragraph" draw:z-index="181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2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3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2"><text:s/></text:span><text:span text:style-name="MT91">Conversions d’unités : </text:span><text:span text:style-name="MT92">masses</text:span></text:p>
      </style:header>
      <style:header-left>
        <text:p text:style-name="_5f_Header_20_N_20_page_20_impaire_20__28_D_29_"><text:span text:style-name="MT92"><text:s/></text:span><text:span text:style-name="MT91">Conversions d’unités : </text:span><text:span text:style-name="MT92">masses</text:span></text:p>
      </style:header-left>
      <style:footer>
        <text:p text:style-name="MP64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94">Masses</text:span><text:span text:style-name="MT4"> </text:span></text:p></draw:text-box></draw:frame><draw:g text:anchor-type="paragraph" draw:z-index="178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79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80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95">Conversions d’unités : </text:span><text:span text:style-name="MT96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1">Conversions d’unités : </text:span><text:span text:style-name="MT97">Capacités</text:span></text:p>
      </style:header>
      <style:header-left>
        <text:p text:style-name="Header"><text:s/><text:span text:style-name="MT91">Conversions d’unités : </text:span><text:span text:style-name="MT97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98">capacités</text:span><text:span text:style-name="MT4"> </text:span></text:p></draw:text-box></draw:frame><draw:g text:anchor-type="paragraph" draw:z-index="175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6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7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9">Conversions d’unités : </text:span><text:span text:style-name="MT97">Capacités</text:span></text:p>
      </style:header>
      <style:header-left>
        <text:p text:style-name="_5f_Header_20_N_20_page_20_impaire_20__28_D_29_"><text:span text:style-name="MT99">Conversions d’unités : </text:span><text:span text:style-name="MT97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00">Capacités</text:span><text:span text:style-name="MT4"> </text:span></text:p></draw:text-box></draw:frame><draw:g text:anchor-type="paragraph" draw:z-index="174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1">Conversions d’unités : </text:span><text:span text:style-name="MT101">Temps et d</text:span><text:span text:style-name="MT102">urées</text:span></text:p>
      </style:header>
      <style:header-left>
        <text:p text:style-name="Header"><text:s/><text:span text:style-name="MT91">Conversions d’unités : </text:span><text:span text:style-name="MT101">Temps et d</text:span><text:span text:style-name="MT102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03">temps et </text:span><text:span text:style-name="MT104">durées</text:span><text:span text:style-name="MT4"> </text:span></text:p></draw:text-box></draw:frame><draw:g text:anchor-type="paragraph" draw:z-index="171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2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3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9">Conversions d’unités : </text:span><text:span text:style-name="MT101">Temps et d</text:span><text:span text:style-name="MT102">urées</text:span></text:p>
      </style:header>
      <style:header-left>
        <text:p text:style-name="_5f_Header_20_N_20_page_20_impaire_20__28_D_29_"><text:span text:style-name="MT99">Conversions d’unités : </text:span><text:span text:style-name="MT101">Temps et d</text:span><text:span text:style-name="MT102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03">temps et </text:span><text:span text:style-name="MT104">durées</text:span><text:span text:style-name="MT4"> </text:span></text:p></draw:text-box></draw:frame><draw:g text:anchor-type="paragraph" draw:z-index="169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70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95">Conversions d’unités : </text:span><text:span text:style-name="MT103">temps et </text:span><text:span text:style-name="MT104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1">Conversions d’unités : </text:span><text:span text:style-name="MT105">Temps et durées</text:span></text:p>
      </style:header>
      <style:header-left>
        <text:p text:style-name="_5f_Header_20_N_20_page_20_impaire_20__28_D_29_"><text:s/><text:span text:style-name="MT91">Conversions d’unités : </text:span><text:span text:style-name="MT105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06">Temps et </text:span><text:span text:style-name="MT107">Durée</text:span><text:span text:style-name="MT4"> </text:span></text:p></draw:text-box></draw:frame><draw:g text:anchor-type="paragraph" draw:z-index="166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7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8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9">Conversions d’unités : </text:span><text:span text:style-name="MT108">Vitesse</text:span></text:p>
      </style:header>
      <style:header-left>
        <text:p text:style-name="_5f_Header_20_N_20_page_20_impaire_20__28_D_29_"><text:span text:style-name="MT99">Conversions d’unités : </text:span><text:span text:style-name="MT108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09">vitesse</text:span><text:span text:style-name="MT4"> </text:span></text:p></draw:text-box></draw:frame><draw:g text:anchor-type="paragraph" draw:z-index="164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65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95">Conversions d’unités : </text:span><text:span text:style-name="MT109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1">Conversions d’unités : </text:span><text:span text:style-name="MT110">Aires</text:span></text:p>
      </style:header>
      <style:header-left>
        <text:p text:style-name="Header"><text:s/><text:span text:style-name="MT91">Conversions d’unités : </text:span><text:span text:style-name="MT110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11">aires</text:span></text:p></draw:text-box></draw:frame><draw:g text:anchor-type="paragraph" draw:z-index="161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2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3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9">Conversions d’unités : </text:span><text:span text:style-name="MT110">Aires</text:span></text:p>
      </style:header>
      <style:header-left>
        <text:p text:style-name="_5f_Header_20_N_20_page_20_paire_20__28_G_29_"><text:span text:style-name="MT99">Conversions d’unités : </text:span><text:span text:style-name="MT110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9">Conversions d’unités : </text:span><text:span text:style-name="MT111">Aires</text:span></text:h></draw:text-box></draw:frame><draw:g text:anchor-type="paragraph" draw:z-index="160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1">Conversions d’unités : </text:span><text:span text:style-name="MT112">Problèmes</text:span></text:p>
      </style:header>
      <style:header-left>
        <text:p text:style-name="_5f_Header_20_N_20_page_20_paire_20__28_G_29_"><text:s/><text:span text:style-name="MT91">Conversions d’unités : </text:span><text:span text:style-name="MT112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13">problèmes</text:span></text:p></draw:text-box></draw:frame><draw:g text:anchor-type="paragraph" draw:z-index="158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4">Conversions d’unités </text:span><text:span text:style-name="MT4">: </text:span><text:span text:style-name="MT114">problèmes</text:span></text:p></draw:text-box></draw:frame><draw:g text:anchor-type="paragraph" draw:z-index="159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6"><text:span text:style-name="MT99">Conversions d’unités : </text:span><text:span text:style-name="MT112">Problèmes</text:span></text:p>
      </style:header>
      <style:header-left>
        <text:p text:style-name="MP66"><text:span text:style-name="MT99">Conversions d’unités : </text:span><text:span text:style-name="MT112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9">Conversions d’unités : </text:span><text:span text:style-name="MT113">problèmes</text:span></text:p></draw:text-box></draw:frame><draw:g text:anchor-type="paragraph" draw:z-index="156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5"><text:span text:style-name="MT95">Conversions d’unités : </text:span><text:span text:style-name="MT113">problèmes</text:span></text:p></draw:text-box></draw:frame><draw:g text:anchor-type="paragraph" draw:z-index="157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3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4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5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7"><text:span text:style-name="MT115"><text:s text:c="15"/>A</text:span>ires : Aire et unité</text:p>
      </style:header>
      <style:header-left>
        <text:p text:style-name="MP67"><text:span text:style-name="MT115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52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6">partie 1</text:span> : <text:span text:style-name="MT117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8">Géométrie plane, </text:span><text:span text:style-name="MT119">partie 1</text:span><text:span text:style-name="MT118"> : </text:span><text:span text:style-name="MT120">assembler et décomposer</text:span></text:p></draw:text-box></draw:frame><draw:g text:anchor-type="paragraph" draw:z-index="150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51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, </text:span><text:span text:style-name="MT119">partie 1</text:span><text:span text:style-name="MT48"> : </text:span><text:span text:style-name="MT120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1"><text:span text:style-name="MT121">Géométrie plane</text:span><text:span text:style-name="MT122"> : </text:span><text:span text:style-name="MT123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4">vocabulaire</text:span></text:p></draw:text-box></draw:frame><draw:g text:anchor-type="paragraph" draw:z-index="148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4">vocabulaire</text:span></text:p></draw:text-box></draw:frame><draw:g text:anchor-type="paragraph" draw:z-index="149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6">partie 1</text:span> : <text:span text:style-name="MT125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8">Géométrie plane, </text:span><text:span text:style-name="MT119">partie 1</text:span><text:span text:style-name="MT118"> : </text:span><text:span text:style-name="MT126">coder</text:span></text:p></draw:text-box></draw:frame><draw:g text:anchor-type="paragraph" draw:z-index="146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48">Géométrie plane, </text:span><text:span text:style-name="MT119">partie 1</text:span><text:span text:style-name="MT48"> : </text:span><text:span text:style-name="MT126">coder</text:span></text:p></draw:text-box></draw:frame><draw:g text:anchor-type="paragraph" draw:z-index="147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1"><text:span text:style-name="MT121">Géométrie plane</text:span><text:span text:style-name="MT122"> : </text:span><text:span text:style-name="MT123">Vocabulaire</text:span></text:p>
      </style:header>
      <style:header-left>
        <text:p text:style-name="MP71"><text:span text:style-name="MT121">Géométrie plane</text:span><text:span text:style-name="MT122"> : </text:span><text:span text:style-name="MT123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4">vocabulaire</text:span></text:p></draw:text-box></draw:frame><draw:g text:anchor-type="paragraph" draw:z-index="144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4">vocabulaire</text:span></text:p></draw:text-box></draw:frame><draw:g text:anchor-type="paragraph" draw:z-index="145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42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8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43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140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141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8">Milieu, alignement, </text:span><text:span text:style-name="MT129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38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18">Géométrie plane : </text:span><text:span text:style-name="MT130">milieu, Alignement, </text:span><text:span text:style-name="MT131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39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</text:span><text:span text:style-name="MT130">milieu, alignement, </text:span><text:span text:style-name="MT131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3"><text:span text:style-name="MT132">S</text:span><text:span text:style-name="MT133">olides</text:span> : <text:span text:style-name="MT132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136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137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4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34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5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35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Géométrie plane : points, droites <text:span text:style-name="MT135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3"><text:span text:style-name="MT132">S</text:span><text:span text:style-name="MT133">olides</text:span> : <text:span text:style-name="MT132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132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133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30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31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6">R</text:span><text:span text:style-name="MT137">epères du plan : Se </text:span><text:span text:style-name="MT138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39">déplacer</text:span></text:p></draw:text-box></draw:frame><draw:g text:anchor-type="paragraph" draw:z-index="128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pan text:style-name="MT4">Repères du plan : se </text:span><text:span text:style-name="MT139">déplacer</text:span></text:p></draw:text-box></draw:frame><draw:g text:anchor-type="paragraph" draw:z-index="129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26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27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Repères du plan : Se repérer</text:p></draw:text-box></draw:frame><draw:g text:anchor-type="paragraph" draw:z-index="124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25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9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23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/><text:span text:style-name="MT140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1"><draw:line text:anchor-type="paragraph" draw:z-index="116" draw:name="Shape7_8" draw:style-name="Mgr9" draw:text-style-name="MP1" svg:x1="9.042cm" svg:y1="0.36cm" svg:x2="20.461cm" svg:y2="0.36cm"><text:p/></draw:line><draw:path text:anchor-type="paragraph" draw:z-index="117" draw:name="Shape5_1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118" draw:name="Shape6_2" draw:style-name="Mgr12" draw:text-style-name="MP83" svg:width="2.703cm" svg:height="0.715cm" draw:transform="rotate (0.0872664625997165) translate (-0.172861111111111cm 0.218722222222222cm)"><draw:text-box><text:p text:style-name="MP1"><text:span text:style-name="MT141">S</text:span><text:span text:style-name="MT141">é</text:span><text:span text:style-name="MT141">r</text:span><text:span text:style-name="MT141">i</text:span><text:span text:style-name="MT141">e</text:span><text:span text:style-name="MT141"> </text:span><text:span text:style-name="MT141">1</text:span></text:p></draw:text-box></draw:frame>T<text:span text:style-name="MT142">itre de la série</text:span></text:p>
      </style:header>
      <style:header-left>
        <text:p text:style-name="MP81"><draw:line text:anchor-type="paragraph" draw:z-index="120" draw:name="Shape7_9" draw:style-name="Mgr9" draw:text-style-name="MP1" svg:x1="9.042cm" svg:y1="0.36cm" svg:x2="20.461cm" svg:y2="0.36cm"><text:p/></draw:line><draw:path text:anchor-type="paragraph" draw:z-index="121" draw:name="Shape5_2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122" draw:name="Shape6_5" draw:style-name="Mgr12" draw:text-style-name="MP83" svg:width="2.703cm" svg:height="0.715cm" draw:transform="rotate (0.0872664625997165) translate (-0.172861111111111cm 0.218722222222222cm)"><draw:text-box><text:p text:style-name="MP1"><text:span text:style-name="MT141">S</text:span><text:span text:style-name="MT141">é</text:span><text:span text:style-name="MT141">r</text:span><text:span text:style-name="MT141">i</text:span><text:span text:style-name="MT141">e</text:span><text:span text:style-name="MT141"> </text:span><text:span text:style-name="MT141">1</text:span></text:p></draw:text-box></draw:frame>T<text:span text:style-name="MT142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19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143">Angles</text:span> • <text:span text:style-name="MT143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4"><text:span text:style-name="MT115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15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2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3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14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6"><text:span text:style-name="MT72"><text:s text:c="15"/>A</text:span><text:span text:style-name="MT144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11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8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9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10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5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6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07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8"><text:span text:style-name="MT115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104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1"><draw:path text:anchor-type="paragraph" draw:z-index="97" draw:name="Shape5_3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98" draw:name="Shape6_3" draw:style-name="Mgr12" draw:text-style-name="MP83" svg:width="2.703cm" svg:height="0.715cm" draw:transform="rotate (0.0872664625997165) translate (-0.172861111111111cm 0.218722222222222cm)"><draw:text-box><text:p text:style-name="MP1"><text:span text:style-name="MT141">S</text:span><text:span text:style-name="MT141">é</text:span><text:span text:style-name="MT141">r</text:span><text:span text:style-name="MT141">i</text:span><text:span text:style-name="MT141">e</text:span><text:span text:style-name="MT141"> </text:span><text:span text:style-name="MT141">1</text:span></text:p></draw:text-box></draw:frame><draw:line text:anchor-type="paragraph" draw:z-index="99" draw:name="Shape7_6" draw:style-name="Mgr9" draw:text-style-name="MP1" svg:x1="9.042cm" svg:y1="0.36cm" svg:x2="20.461cm" svg:y2="0.36cm"><text:p/></draw:line>T<text:span text:style-name="MT142">itre de la série</text:span></text:p>
      </style:header>
      <style:header-left>
        <text:p text:style-name="MP81"><draw:path text:anchor-type="paragraph" draw:z-index="101" draw:name="Shape5_4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102" draw:name="Shape6_4" draw:style-name="Mgr12" draw:text-style-name="MP83" svg:width="2.703cm" svg:height="0.715cm" draw:transform="rotate (0.0872664625997165) translate (-0.172861111111111cm 0.218722222222222cm)"><draw:text-box><text:p text:style-name="MP1"><text:span text:style-name="MT141">S</text:span><text:span text:style-name="MT141">é</text:span><text:span text:style-name="MT141">r</text:span><text:span text:style-name="MT141">i</text:span><text:span text:style-name="MT141">e</text:span><text:span text:style-name="MT141"> </text:span><text:span text:style-name="MT141">1</text:span></text:p></draw:text-box></draw:frame><draw:line text:anchor-type="paragraph" draw:z-index="103" draw:name="Shape7_3" draw:style-name="Mgr9" draw:text-style-name="MP1" svg:x1="9.042cm" svg:y1="0.36cm" svg:x2="20.461cm" svg:y2="0.36cm"><text:p/></draw:line>T<text:span text:style-name="MT142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100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143">Angles</text:span> • <text:span text:style-name="MT143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5">Volumes : </text:span><text:span text:style-name="MT146">Calculs et conversions</text:span></text:p>
      </style:header>
      <style:header-left>
        <text:p text:style-name="_5f_Header_20_M_20_page_20_paire_20__28_G_29_"><text:span text:style-name="MT145">Volumes : </text:span><text:span text:style-name="MT146">Calculs et conversions</text:span></text:p>
      </style:header-left>
      <style:footer>
        <text:list xml:id="list3420216309" text:style-name="_5f_Numérotation_20_des_20_exercices">
          <text:list-item>
            <text:list>
              <text:list-item>
                <text:p text:style-name="MP90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0"><text:s/><text:span text:style-name="MT140">Volumes : </text:span><text:span text:style-name="MT147">Calculs et conversions</text:span> </text:p></draw:text-box></draw:frame><draw:g text:anchor-type="paragraph" draw:z-index="95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23608798955218" text:continue-numbering="true" text:style-name="_5f_Numérotation_20_des_20_exercices">
          <text:list-item>
            <text:list>
              <text:list-item>
                <text:p text:style-name="MP90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0"><text:s/><text:span text:style-name="MT140">Volumes : </text:span><text:span text:style-name="MT147">Calculs et conversions</text:span> </text:p></draw:text-box></draw:frame><draw:g text:anchor-type="paragraph" draw:z-index="96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3"><text:span text:style-name="MT132">S</text:span><text:span text:style-name="MT133">olides</text:span> : <text:span text:style-name="MT132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91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94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1"><text:span text:style-name="MT44">Géométrie plane</text:span> : <text:span text:style-name="MT148">D</text:span><text:span text:style-name="MT44">roites, </text:span><text:span text:style-name="MT149">demi-droites </text:span><text:span text:style-name="MT150">&amp; </text:span><text:span text:style-name="MT149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89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18">Géométrie plane : </text:span><text:span text:style-name="MT48">droites, </text:span><text:span text:style-name="MT151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90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droites, </text:span><text:span text:style-name="MT151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2"><text:span text:style-name="MT115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88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152">Aires</text:span><text:span text:style-name="MT75"> <text:s/>: </text:span><text:span text:style-name="MT152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5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6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7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3">Aires </text:span>: <text:span text:style-name="MT153">problèmes <text:s text:c="4"/></text:span></text:h>
      </style:footer>
      <style:footer-left>
        <text:p text:style-name="MP93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2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3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4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4"><text:span text:style-name="MT115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81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6"><text:span text:style-name="MT154">Constructions géométriques : </text:span><text:span text:style-name="MT155">Reproduire</text:span></text:p>
      </style:header>
      <style:header-left>
        <text:p text:style-name="MP96"><text:span text:style-name="MT154">Constructions géométriques : </text:span><text:span text:style-name="MT155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79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6">CONSTRUCTIONS Géométriques : <text:s/></text:span><text:span text:style-name="MT157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80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6">CONSTRUCTIONS Géométriques : <text:s/></text:span><text:span text:style-name="MT157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8">Géométrie de base, partie 1: nommer, mesurer</text:p>
      </style:header>
      <style:header-left>
        <text:p text:style-name="_5f_Header_20_G_20_page_20_impaire_20__28_D_29_">Géométrie plane : Vocabulaire</text:p>
        <text:p text:style-name="MP99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77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7">G</text:span><text:span text:style-name="MT158">éométrie </text:span><text:span text:style-name="MT159">plane </text:span><text:span text:style-name="MT158">: </text:span><text:span text:style-name="MT159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78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57">G</text:span><text:span text:style-name="MT158">éométrie </text:span><text:span text:style-name="MT160">plane</text:span><text:span text:style-name="MT158"> : </text:span><text:span text:style-name="MT160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1"><draw:line text:anchor-type="paragraph" draw:z-index="73" draw:name="Shape9" draw:style-name="Mgr1" draw:text-style-name="MP1" svg:x1="11.559cm" svg:y1="0.36cm" svg:x2="20.5cm" svg:y2="0.36cm"><text:p/></draw:line><draw:frame text:anchor-type="paragraph" draw:z-index="74" draw:name="Shape8" draw:style-name="Mgr12" draw:text-style-name="MP83" svg:width="2.703cm" svg:height="0.715cm" draw:transform="rotate (0.0872664625997165) translate (-0.172861111111111cm 0.218722222222222cm)"><draw:text-box><text:p text:style-name="MP1"><text:span text:style-name="MT141">S</text:span><text:span text:style-name="MT141">é</text:span><text:span text:style-name="MT141">r</text:span><text:span text:style-name="MT141">i</text:span><text:span text:style-name="MT141">e</text:span><text:span text:style-name="MT141"> </text:span><text:span text:style-name="MT141">1</text:span></text:p></draw:text-box></draw:frame><draw:path text:anchor-type="paragraph" draw:z-index="75" draw:name="Shape7" draw:style-name="Mgr13" draw:text-style-name="MP102" svg:width="4.329cm" svg:height="2.24cm" svg:x="-1.499cm" svg:y="-1cm" svg:viewBox="0 0 4330 2241" svg:d="M0 2241l3984-288c209-15 363-168 345-342l-170-1611h-4159z"><text:p/></draw:path>T<text:span text:style-name="MT161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76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62">Éléments de géométrie</text:span> • <text:span text:style-name="MT162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72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4">Constructions géométriques : </text:span><text:span text:style-name="MT155">Reproduire</text:span></text:p>
      </style:header>
      <style:header-left>
        <text:p text:style-name="MP105"><text:span text:style-name="MT154">Constructions géométriques : </text:span><text:span text:style-name="MT155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71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7"><text:span text:style-name="MT156">CONSTRUCTIONS Géométriques : <text:s/></text:span><text:span text:style-name="MT157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3">Constructions géométriques : </text:span><text:span text:style-name="MT164">Reproduire</text:span></text:p>
      </style:header>
      <style:header-left>
        <text:p text:style-name="_5f_Header_20_G_20_page_20_paire_20__28_G_29_"><text:span text:style-name="MT163">Constructions géométriques : </text:span><text:span text:style-name="MT164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69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6">CONSTRUCTIONS Géométriques : </text:span><text:span text:style-name="MT157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70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6">CONSTRUCTIONS Géométriques : <text:s/></text:span><text:span text:style-name="MT157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6"><text:span text:style-name="MT154">Constructions géométriques : </text:span><text:span text:style-name="MT155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67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6">CONSTRUCTIONS Géométriques : <text:s/></text:span><text:span text:style-name="MT157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68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6">CONSTRUCTIONS Géométriques : <text:s/></text:span><text:span text:style-name="MT157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3">Constructions géométriques : </text:span><text:span text:style-name="MT165">Rédiger</text:span></text:p>
      </style:header>
      <style:header-left>
        <text:p text:style-name="_5f_Header_20_G_20_page_20_paire_20__28_G_29_"><text:span text:style-name="MT163">Constructions géométriques : </text:span><text:span text:style-name="MT165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66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6">CONSTRUCTIONS Géométriques : </text:span><text:span text:style-name="MT166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7">S</text:span>olides : <text:span text:style-name="MT167">Vocabulaire, nature</text:span></text:p>
      </style:header>
      <style:header-left>
        <text:p text:style-name="_5f_Header_20_G_20_page_20_impaire_20__28_D_29_"><text:span text:style-name="MT167">S</text:span>olides : <text:span text:style-name="MT167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64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solides : Vocabulaire, NatuRE</text:p></draw:text-box></draw:frame><draw:g text:anchor-type="paragraph" draw:z-index="65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3"><text:span text:style-name="MT132">S</text:span><text:span text:style-name="MT133">olides</text:span> : <text:span text:style-name="MT132">Vocabulaire, nature</text:span></text:p>
      </style:header>
      <style:header-left>
        <text:p text:style-name="MP73"><text:span text:style-name="MT132">S</text:span><text:span text:style-name="MT133">olides</text:span> : <text:span text:style-name="MT132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62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63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7">S</text:span>olides : <text:span text:style-name="MT168">Perspective cavalière</text:span></text:p>
      </style:header>
      <style:header-left>
        <text:p text:style-name="_5f_Header_20_G_20_page_20_impaire_20__28_D_29_"><text:span text:style-name="MT167">S</text:span>olides : <text:span text:style-name="MT168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60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9">solides : </text:span><text:span text:style-name="MT170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61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69">solides : </text:span><text:span text:style-name="MT170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2">Solides : </text:span><text:span text:style-name="MT171">Patrons</text:span></text:p>
      </style:header>
      <style:header-left>
        <text:p text:style-name="_5f_Header_20_G_20_page_20_paire_20__28_G_29_"><text:span text:style-name="MT132">Solides : </text:span><text:span text:style-name="MT171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<text:span text:style-name="MT172">patrons</text:span></text:p></draw:text-box></draw:frame><draw:g text:anchor-type="paragraph" draw:z-index="58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2">patrons</text:span></text:h></draw:text-box></draw:frame><draw:g text:anchor-type="paragraph" draw:z-index="59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7">S</text:span>olides : <text:span text:style-name="MT173">Patrons</text:span></text:p>
      </style:header>
      <style:header-left>
        <text:p text:style-name="_5f_Header_20_G_20_page_20_impaire_20__28_D_29_"><text:span text:style-name="MT167">S</text:span>olides : <text:span text:style-name="MT173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56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9">solides : </text:span><text:span text:style-name="MT174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57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69">solides : </text:span><text:span text:style-name="MT174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2">S</text:span><text:span text:style-name="MT133">olides</text:span> : <text:span text:style-name="MT132">Vocabulaire, nature</text:span></text:p>
      </style:header>
      <style:header-left>
        <text:p text:style-name="_5f_Header_20_G_20_page_20_impaire_20__28_D_29_"><text:span text:style-name="MT132">S</text:span><text:span text:style-name="MT133">olides</text:span> : <text:span text:style-name="MT132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54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55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8"><text:span text:style-name="MT175">Géométrie plane</text:span><text:span text:style-name="MT132"> : </text:span><text:span text:style-name="MT176">Parallèles, perpendiculaires,<text:line-break/> </text:span><text:span text:style-name="MT177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52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53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8">Symétrie axiale</text:span><text:span text:style-name="MT47"> : </text:span><text:span text:style-name="MT179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50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51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8"><text:span text:style-name="MT175">Géométrie plane</text:span><text:span text:style-name="MT132"> : </text:span><text:span text:style-name="MT176">Parallèles, perpendiculaires,<text:line-break/> </text:span><text:span text:style-name="MT177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48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49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8">Symétrie axiale</text:span><text:span text:style-name="MT47"> : </text:span><text:span text:style-name="MT178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46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8">S</text:span><text:span text:style-name="MT180">ymétrie axiale : </text:span><text:span text:style-name="MT181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47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9"><text:span text:style-name="MT118">S</text:span><text:span text:style-name="MT180">ymétrie axiale : </text:span><text:span text:style-name="MT181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44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0">Symétrie axiale : constructions</text:p></draw:text-box></draw:frame><draw:g text:anchor-type="paragraph" draw:z-index="45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42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1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43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8"><text:span text:style-name="MT175">Géométrie plane</text:span><text:span text:style-name="MT132"> : </text:span><text:span text:style-name="MT176">Parallèles, perpendiculaires,<text:line-break/> </text:span><text:span text:style-name="MT177">distances</text:span></text:p>
      </style:header>
      <style:header-left>
        <text:p text:style-name="MP108"><text:span text:style-name="MT175">Géométrie plane</text:span><text:span text:style-name="MT132"> : </text:span><text:span text:style-name="MT176">Parallèles, perpendiculaires,<text:line-break/> </text:span><text:span text:style-name="MT177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40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41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2">Symétrie axiale</text:span><text:span text:style-name="MT47"> : </text:span><text:span text:style-name="MT183">Axes de symétrie de figures</text:span></text:p>
      </style:header>
      <style:header-left>
        <text:p text:style-name="MP112"><text:span text:style-name="MT182">Symétrie axiale</text:span><text:span text:style-name="MT47"> : </text:span><text:span text:style-name="MT183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38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39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8"><text:span text:style-name="MT175">Géométrie plane</text:span><text:span text:style-name="MT132"> : </text:span><text:span text:style-name="MT176">Parallèles, perpendiculaires,<text:line-break/> </text:span><text:span text:style-name="MT177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36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37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34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35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8"><text:span text:style-name="MT175">Géométrie plane</text:span><text:span text:style-name="MT132"> : </text:span><text:span text:style-name="MT176">Parallèles, perpendiculaires,<text:line-break/> </text:span><text:span text:style-name="MT177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32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7">Géométrie plane : </text:span><text:span text:style-name="MT45">parallèles, perpendiculaires, </text:span><text:span text:style-name="MT68">distances</text:span></text:p></draw:text-box></draw:frame><draw:g text:anchor-type="paragraph" draw:z-index="33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5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30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6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31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24" draw:name="Shape3_0" draw:style-name="Mgr14" draw:text-style-name="MP1" svg:x1="10.893cm" svg:y1="0.403cm" svg:x2="20.503cm" svg:y2="0.327cm"><text:p/></draw:line><draw:path text:anchor-type="char" draw:z-index="25" draw:name="Shape1_3" draw:style-name="Mgr15" draw:text-style-name="MP117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8" draw:name="Shape1_9" draw:style-name="Mgr15" draw:text-style-name="MP117" svg:width="4.329cm" svg:height="2.24cm" svg:x="-1.499cm" svg:y="-0.991cm" svg:viewBox="0 0 4330 2241" svg:d="M0 2241l3984-288c209-15 363-168 345-342l-170-1611h-4159z"><text:p/></draw:path>Résoudre des problèmes<draw:line text:anchor-type="char" draw:z-index="27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26" draw:name="Shape4_130" draw:style-name="Mgr2"><draw:path draw:style-name="Mgr16" draw:text-style-name="MP1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9" draw:name="Shape4_264" draw:style-name="Mgr2"><draw:path draw:style-name="Mgr16" draw:text-style-name="MP118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9"><draw:line text:anchor-type="paragraph" draw:z-index="22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23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M. KHARROUBI</meta:initial-creator>
    <meta:creation-date>2021-04-24T09:44:13.461000000</meta:creation-date>
    <meta:editing-duration>PT22M31S</meta:editing-duration>
    <meta:editing-cycles>10</meta:editing-cycles>
    <meta:generator>LibreOffice/7.1.4.2$Linux_X86_64 LibreOffice_project/a529a4fab45b75fefc5b6226684193eb000654f6</meta:generator>
    <dc:description>Fiche 8 - série 3</dc:description>
    <dc:title>Conversions d’unités : Capacités - Corrigé</dc:title>
    <dc:date>2021-09-05T12:36:04.222280263</dc:date>
    <meta:document-statistic meta:table-count="3" meta:image-count="0" meta:object-count="0" meta:page-count="1" meta:paragraph-count="812" meta:word-count="3181" meta:character-count="20067" meta:non-whitespace-character-count="17284"/>
  </office:meta>
</office:document-meta>
</file>